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1df50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 loext:padding="0.0193in" loext:border="0.06pt solid #e3e3e3"/>
    </style:style>
    <style:style style:name="P6" style:family="paragraph" style:parent-style-name="Standard">
      <style:text-properties fo:font-size="15pt" fo:font-weight="bold" officeooo:paragraph-rsid="0063ebd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6f9ab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paragraph-rsid="0071b76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7872b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paragraph-rsid="007fd3e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paragraph-rsid="0084fd8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paragraph-rsid="0091fd1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paragraph-rsid="00a02d9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paragraph-rsid="00aaa407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paragraph-rsid="005f7047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paragraph-rsid="00aeea12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paragraph-rsid="0092b926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paragraph-rsid="00baee73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normal" officeooo:paragraph-rsid="00a02d98" style:font-size-asian="15pt" style:font-weight-asian="normal" style:font-size-complex="15pt" style:font-weight-complex="normal"/>
    </style:style>
    <style:style style:name="P20" style:family="paragraph" style:parent-style-name="Standard">
      <style:text-properties officeooo:paragraph-rsid="0018dfcf"/>
    </style:style>
    <style:style style:name="P21" style:family="paragraph" style:parent-style-name="Standard">
      <style:paragraph-properties fo:text-align="center" style:justify-single-word="false"/>
      <style:text-properties officeooo:paragraph-rsid="0018dfcf"/>
    </style:style>
    <style:style style:name="P22" style:family="paragraph" style:parent-style-name="Standard">
      <style:paragraph-properties fo:text-align="center" style:justify-single-word="false"/>
      <style:text-properties officeooo:paragraph-rsid="005d9911"/>
    </style:style>
    <style:style style:name="P23" style:family="paragraph" style:parent-style-name="Standard">
      <style:paragraph-properties fo:text-align="center" style:justify-single-word="false"/>
      <style:text-properties officeooo:paragraph-rsid="00aaa407"/>
    </style:style>
    <style:style style:name="P24" style:family="paragraph" style:parent-style-name="Standard">
      <style:text-properties officeooo:paragraph-rsid="005d9911"/>
    </style:style>
    <style:style style:name="P25" style:family="paragraph" style:parent-style-name="Standard">
      <style:text-properties officeooo:paragraph-rsid="005f7047"/>
    </style:style>
    <style:style style:name="P26" style:family="paragraph" style:parent-style-name="Standard">
      <style:text-properties officeooo:paragraph-rsid="0063ebdf"/>
    </style:style>
    <style:style style:name="P27" style:family="paragraph" style:parent-style-name="Standard">
      <style:text-properties officeooo:paragraph-rsid="00699c93"/>
    </style:style>
    <style:style style:name="P28" style:family="paragraph" style:parent-style-name="Standard">
      <style:text-properties officeooo:paragraph-rsid="006f9ab3"/>
    </style:style>
    <style:style style:name="P29" style:family="paragraph" style:parent-style-name="Standard">
      <style:text-properties officeooo:paragraph-rsid="00717323"/>
    </style:style>
    <style:style style:name="P30" style:family="paragraph" style:parent-style-name="Standard">
      <style:text-properties officeooo:paragraph-rsid="0071b761"/>
    </style:style>
    <style:style style:name="P31" style:family="paragraph" style:parent-style-name="Standard">
      <style:text-properties officeooo:paragraph-rsid="007872b4"/>
    </style:style>
    <style:style style:name="P32" style:family="paragraph" style:parent-style-name="Standard">
      <style:text-properties officeooo:paragraph-rsid="008289ad"/>
    </style:style>
    <style:style style:name="P33" style:family="paragraph" style:parent-style-name="Standard">
      <style:text-properties officeooo:paragraph-rsid="0084fd85"/>
    </style:style>
    <style:style style:name="P34" style:family="paragraph" style:parent-style-name="Standard">
      <style:paragraph-properties fo:text-align="start" style:justify-single-word="false"/>
      <style:text-properties officeooo:paragraph-rsid="005d9911"/>
    </style:style>
    <style:style style:name="P35" style:family="paragraph" style:parent-style-name="Standard">
      <style:paragraph-properties fo:text-align="start" style:justify-single-word="false"/>
      <style:text-properties officeooo:paragraph-rsid="0084fd85"/>
    </style:style>
    <style:style style:name="P36" style:family="paragraph" style:parent-style-name="Standard">
      <style:text-properties officeooo:paragraph-rsid="0091fd10"/>
    </style:style>
    <style:style style:name="P37" style:family="paragraph" style:parent-style-name="Standard">
      <style:text-properties officeooo:paragraph-rsid="0092b926"/>
    </style:style>
    <style:style style:name="P38" style:family="paragraph" style:parent-style-name="Standard">
      <style:text-properties officeooo:paragraph-rsid="0099f60b"/>
    </style:style>
    <style:style style:name="P39" style:family="paragraph" style:parent-style-name="Standard">
      <style:text-properties officeooo:paragraph-rsid="009b1e02"/>
    </style:style>
    <style:style style:name="P40" style:family="paragraph" style:parent-style-name="Standard">
      <style:text-properties officeooo:paragraph-rsid="00a02d98"/>
    </style:style>
    <style:style style:name="P41" style:family="paragraph" style:parent-style-name="Standard">
      <style:text-properties officeooo:paragraph-rsid="00a11f95"/>
    </style:style>
    <style:style style:name="P42" style:family="paragraph" style:parent-style-name="Standard">
      <style:text-properties officeooo:paragraph-rsid="00a2866e"/>
    </style:style>
    <style:style style:name="P43" style:family="paragraph" style:parent-style-name="Standard">
      <style:text-properties officeooo:paragraph-rsid="006339d1"/>
    </style:style>
    <style:style style:name="P44" style:family="paragraph" style:parent-style-name="Standard">
      <style:text-properties officeooo:paragraph-rsid="00a2cf59"/>
    </style:style>
    <style:style style:name="P45" style:family="paragraph" style:parent-style-name="Standard">
      <style:text-properties officeooo:paragraph-rsid="00aaa407"/>
    </style:style>
    <style:style style:name="P46" style:family="paragraph" style:parent-style-name="Standard">
      <style:text-properties officeooo:paragraph-rsid="00ac88fb"/>
    </style:style>
    <style:style style:name="P47" style:family="paragraph" style:parent-style-name="Standard">
      <style:text-properties officeooo:paragraph-rsid="00ad2ab0"/>
    </style:style>
    <style:style style:name="P48" style:family="paragraph" style:parent-style-name="Standard">
      <style:text-properties officeooo:paragraph-rsid="00ade057"/>
    </style:style>
    <style:style style:name="P49" style:family="paragraph" style:parent-style-name="Standard">
      <style:text-properties officeooo:paragraph-rsid="00aeea12"/>
    </style:style>
    <style:style style:name="P50" style:family="paragraph" style:parent-style-name="Standard">
      <style:text-properties fo:font-size="12pt" fo:font-weight="normal" officeooo:paragraph-rsid="00a02d98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paragraph-rsid="00a2866e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paragraph-rsid="00aaa40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paragraph-rsid="00ad2ab0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paragraph-rsid="00ade05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paragraph-rsid="00aeea12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paragraph-rsid="00baee73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paragraph-rsid="00c4190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paragraph-rsid="005d9911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paragraph-rsid="00bfdc4e" style:font-size-asian="10.5pt" style:font-weight-asian="normal" style:font-size-complex="12pt" style:font-weight-complex="normal"/>
    </style:style>
    <style:style style:name="P60" style:family="paragraph" style:parent-style-name="Standard">
      <style:text-properties officeooo:paragraph-rsid="00b53675"/>
    </style:style>
    <style:style style:name="P61" style:family="paragraph" style:parent-style-name="Standard">
      <style:text-properties officeooo:paragraph-rsid="00baee73"/>
    </style:style>
    <style:style style:name="P62" style:family="paragraph" style:parent-style-name="Standard">
      <style:text-properties officeooo:paragraph-rsid="00bb689e"/>
    </style:style>
    <style:style style:name="P63" style:family="paragraph" style:parent-style-name="Standard">
      <style:text-properties officeooo:paragraph-rsid="00bc6fc1"/>
    </style:style>
    <style:style style:name="P64" style:family="paragraph" style:parent-style-name="Standard">
      <style:text-properties officeooo:paragraph-rsid="00bfa4c3"/>
    </style:style>
    <style:style style:name="P65" style:family="paragraph" style:parent-style-name="Standard">
      <style:text-properties officeooo:paragraph-rsid="00c12452"/>
    </style:style>
    <style:style style:name="P66" style:family="paragraph" style:parent-style-name="Standard">
      <style:text-properties officeooo:paragraph-rsid="00c301fd"/>
    </style:style>
    <style:style style:name="P67" style:family="paragraph" style:parent-style-name="Standard">
      <style:text-properties officeooo:paragraph-rsid="00c4190d"/>
    </style:style>
    <style:style style:name="P68" style:family="paragraph" style:parent-style-name="Standard">
      <style:text-properties officeooo:paragraph-rsid="00c563ec"/>
    </style:style>
    <style:style style:name="P69" style:family="paragraph" style:parent-style-name="Standard">
      <style:text-properties officeooo:paragraph-rsid="00c6a99a"/>
    </style:style>
    <style:style style:name="P70" style:family="paragraph" style:parent-style-name="Standard">
      <style:text-properties officeooo:paragraph-rsid="00c8999c"/>
    </style:style>
    <style:style style:name="P71" style:family="paragraph" style:parent-style-name="Standard">
      <style:text-properties officeooo:paragraph-rsid="00c97931"/>
    </style:style>
    <style:style style:name="P72" style:family="paragraph" style:parent-style-name="Standard">
      <style:text-properties officeooo:paragraph-rsid="00c31c24"/>
    </style:style>
    <style:style style:name="P73" style:family="paragraph" style:parent-style-name="Standard">
      <style:text-properties officeooo:paragraph-rsid="00cdfe48"/>
    </style:style>
    <style:style style:name="P74" style:family="paragraph" style:parent-style-name="Text_20_body">
      <style:paragraph-properties fo:padding="0.0193in" fo:border="0.06pt solid #e3e3e3"/>
      <style:text-properties officeooo:paragraph-rsid="0018dfcf"/>
    </style:style>
    <style:style style:name="P75" style:family="paragraph" style:parent-style-name="Text_20_body">
      <style:paragraph-properties fo:padding="0.0193in" fo:border="0.06pt solid #e3e3e3"/>
      <style:text-properties officeooo:paragraph-rsid="005d9911"/>
    </style:style>
    <style:style style:name="P76" style:family="paragraph" style:parent-style-name="Text_20_body">
      <style:paragraph-properties fo:padding="0.0193in" fo:border="0.06pt solid #e3e3e3"/>
      <style:text-properties officeooo:paragraph-rsid="005f7047"/>
    </style:style>
    <style:style style:name="P77" style:family="paragraph" style:parent-style-name="Standard">
      <style:paragraph-properties fo:text-align="center" style:justify-single-word="false" fo:break-before="page"/>
      <style:text-properties officeooo:paragraph-rsid="005d9911"/>
    </style:style>
    <style:style style:name="P78" style:family="paragraph" style:parent-style-name="Standard">
      <style:paragraph-properties fo:text-align="center" style:justify-single-word="false" fo:break-before="page"/>
      <style:text-properties officeooo:paragraph-rsid="005f7047"/>
    </style:style>
    <style:style style:name="P79" style:family="paragraph" style:parent-style-name="Text_20_body">
      <style:text-properties officeooo:paragraph-rsid="005d9911"/>
    </style:style>
    <style:style style:name="P80" style:family="paragraph" style:parent-style-name="Standard" style:list-style-name="L1">
      <style:text-properties officeooo:paragraph-rsid="0099f60b"/>
    </style:style>
    <style:style style:name="P81" style:family="paragraph" style:parent-style-name="Standard" style:list-style-name="L1">
      <style:text-properties officeooo:paragraph-rsid="009b1e02"/>
    </style:style>
    <style:style style:name="P82" style:family="paragraph" style:parent-style-name="Standard" style:list-style-name="L1">
      <style:text-properties officeooo:paragraph-rsid="00a02d98"/>
    </style:style>
    <style:style style:name="P83" style:family="paragraph" style:parent-style-name="Standard" style:list-style-name="L1">
      <style:text-properties officeooo:paragraph-rsid="00a11f95"/>
    </style:style>
    <style:style style:name="P84" style:family="paragraph" style:parent-style-name="Standard" style:list-style-name="L1">
      <style:text-properties officeooo:paragraph-rsid="00a2866e"/>
    </style:style>
    <style:style style:name="P85" style:family="paragraph" style:parent-style-name="Standard" style:list-style-name="L1">
      <style:text-properties officeooo:paragraph-rsid="00aaa407"/>
    </style:style>
    <style:style style:name="P86" style:family="paragraph" style:parent-style-name="Standard" style:list-style-name="L1">
      <style:text-properties officeooo:paragraph-rsid="00ac88fb"/>
    </style:style>
    <style:style style:name="P87" style:family="paragraph" style:parent-style-name="Standard" style:list-style-name="L1">
      <style:text-properties officeooo:paragraph-rsid="00ad2ab0"/>
    </style:style>
    <style:style style:name="P88" style:family="paragraph" style:parent-style-name="Standard" style:list-style-name="L1">
      <style:text-properties officeooo:paragraph-rsid="00adce18"/>
    </style:style>
    <style:style style:name="P89" style:family="paragraph" style:parent-style-name="Standard" style:list-style-name="L1">
      <style:text-properties officeooo:paragraph-rsid="00ade057"/>
    </style:style>
    <style:style style:name="P90" style:family="paragraph" style:parent-style-name="Standard" style:list-style-name="L1">
      <style:text-properties officeooo:paragraph-rsid="00b3767a"/>
    </style:style>
    <style:style style:name="P91" style:family="paragraph" style:parent-style-name="Standard" style:list-style-name="L1">
      <style:text-properties officeooo:paragraph-rsid="00b6180f"/>
    </style:style>
    <style:style style:name="P92" style:family="paragraph" style:parent-style-name="Standard" style:list-style-name="L1">
      <style:text-properties officeooo:paragraph-rsid="00aeea12"/>
    </style:style>
    <style:style style:name="P93" style:family="paragraph" style:parent-style-name="Standard" style:list-style-name="L1">
      <style:text-properties officeooo:paragraph-rsid="00b0a8a6"/>
    </style:style>
    <style:style style:name="P94" style:family="paragraph" style:parent-style-name="Standard" style:list-style-name="L1">
      <style:text-properties officeooo:paragraph-rsid="00baee73"/>
    </style:style>
    <style:style style:name="P95" style:family="paragraph" style:parent-style-name="Standard" style:list-style-name="L1">
      <style:text-properties officeooo:paragraph-rsid="00bb689e"/>
    </style:style>
    <style:style style:name="P96" style:family="paragraph" style:parent-style-name="Standard" style:list-style-name="L1">
      <style:text-properties officeooo:paragraph-rsid="00bc6fc1"/>
    </style:style>
    <style:style style:name="P97" style:family="paragraph" style:parent-style-name="Standard" style:list-style-name="L1">
      <style:text-properties officeooo:paragraph-rsid="00bfa4c3"/>
    </style:style>
    <style:style style:name="P98" style:family="paragraph" style:parent-style-name="Standard" style:list-style-name="L1">
      <style:text-properties officeooo:paragraph-rsid="00c12452"/>
    </style:style>
    <style:style style:name="P99" style:family="paragraph" style:parent-style-name="Standard" style:list-style-name="L1">
      <style:text-properties officeooo:paragraph-rsid="00c301fd"/>
    </style:style>
    <style:style style:name="P100" style:family="paragraph" style:parent-style-name="Standard" style:list-style-name="L1">
      <style:text-properties officeooo:paragraph-rsid="00bfdc4e"/>
    </style:style>
    <style:style style:name="P101" style:family="paragraph" style:parent-style-name="Standard" style:list-style-name="L1">
      <style:text-properties officeooo:paragraph-rsid="00c4190d"/>
    </style:style>
    <style:style style:name="P102" style:family="paragraph" style:parent-style-name="Standard" style:list-style-name="L1">
      <style:text-properties officeooo:paragraph-rsid="00c563ec"/>
    </style:style>
    <style:style style:name="P103" style:family="paragraph" style:parent-style-name="Standard" style:list-style-name="L1">
      <style:text-properties officeooo:paragraph-rsid="00c97931"/>
    </style:style>
    <style:style style:name="P104" style:family="paragraph" style:parent-style-name="Standard" style:list-style-name="L1">
      <style:text-properties officeooo:paragraph-rsid="00c8999c"/>
    </style:style>
    <style:style style:name="P105" style:family="paragraph" style:parent-style-name="Standard" style:list-style-name="L1">
      <style:text-properties officeooo:paragraph-rsid="00d0b423"/>
    </style:style>
    <style:style style:name="P106" style:family="paragraph" style:parent-style-name="Standard" style:list-style-name="L1">
      <style:text-properties officeooo:paragraph-rsid="00d16d3d"/>
    </style:style>
    <style:style style:name="P107" style:family="paragraph" style:parent-style-name="Standard" style:list-style-name="L1">
      <style:text-properties officeooo:paragraph-rsid="00d1f06f"/>
    </style:style>
    <style:style style:name="P108" style:family="paragraph" style:parent-style-name="Standard" style:list-style-name="L1">
      <style:text-properties officeooo:paragraph-rsid="00d3d23f"/>
    </style:style>
    <style:style style:name="P109" style:family="paragraph" style:parent-style-name="Standard" style:list-style-name="L1">
      <style:text-properties officeooo:paragraph-rsid="00d63fac"/>
    </style:style>
    <style:style style:name="P110" style:family="paragraph" style:parent-style-name="Standard" style:list-style-name="L1">
      <style:text-properties officeooo:paragraph-rsid="00d7e684"/>
    </style:style>
    <style:style style:name="P111" style:family="paragraph" style:parent-style-name="Standard" style:list-style-name="L1">
      <style:text-properties officeooo:paragraph-rsid="00db3faf"/>
    </style:style>
    <style:style style:name="P112" style:family="paragraph" style:parent-style-name="Standard" style:list-style-name="L1">
      <style:text-properties officeooo:paragraph-rsid="00dc4467"/>
    </style:style>
    <style:style style:name="P113" style:family="paragraph" style:parent-style-name="Standard" style:list-style-name="L1">
      <style:text-properties officeooo:paragraph-rsid="00dd4f94"/>
    </style:style>
    <style:style style:name="P114" style:family="paragraph" style:parent-style-name="Standard" style:list-style-name="L1">
      <style:text-properties officeooo:paragraph-rsid="00dd7db1"/>
    </style:style>
    <style:style style:name="P115" style:family="paragraph" style:parent-style-name="Standard" style:list-style-name="L1">
      <style:text-properties officeooo:paragraph-rsid="00df7720"/>
    </style:style>
    <style:style style:name="P116" style:family="paragraph" style:parent-style-name="Standard" style:list-style-name="L1">
      <style:text-properties officeooo:paragraph-rsid="00e0878e"/>
    </style:style>
    <style:style style:name="P117" style:family="paragraph" style:parent-style-name="Standard" style:list-style-name="L1">
      <style:text-properties officeooo:paragraph-rsid="00e21b9c"/>
    </style:style>
    <style:style style:name="P118" style:family="paragraph" style:parent-style-name="Standard" style:list-style-name="L1">
      <style:text-properties officeooo:paragraph-rsid="00e24a60"/>
    </style:style>
    <style:style style:name="P119" style:family="paragraph" style:parent-style-name="Standard" style:list-style-name="L1">
      <style:text-properties officeooo:paragraph-rsid="00e2582a"/>
    </style:style>
    <style:style style:name="P120" style:family="paragraph" style:parent-style-name="Standard" style:list-style-name="L1">
      <style:text-properties fo:font-style="italic" officeooo:rsid="009b1e02" officeooo:paragraph-rsid="00cdfe48" style:font-style-asian="italic" style:font-style-complex="italic"/>
    </style:style>
    <style:style style:name="P121" style:family="paragraph" style:parent-style-name="Standard" style:list-style-name="L1">
      <style:text-properties fo:font-style="italic" officeooo:rsid="009b1e02" officeooo:paragraph-rsid="009b1e02" style:font-style-asian="italic" style:font-style-complex="italic"/>
    </style:style>
    <style:style style:name="P122" style:family="paragraph" style:parent-style-name="Standard" style:list-style-name="L1">
      <style:text-properties fo:font-style="italic" officeooo:rsid="009b1e02" officeooo:paragraph-rsid="00a02d98" style:font-style-asian="italic" style:font-style-complex="italic"/>
    </style:style>
    <style:style style:name="P123" style:family="paragraph" style:parent-style-name="Standard" style:list-style-name="L1">
      <style:text-properties fo:font-style="italic" officeooo:rsid="009b1e02" officeooo:paragraph-rsid="00a2866e" style:font-style-asian="italic" style:font-style-complex="italic"/>
    </style:style>
    <style:style style:name="P124" style:family="paragraph" style:parent-style-name="Standard" style:list-style-name="L1">
      <style:text-properties fo:font-style="italic" officeooo:rsid="009b1e02" officeooo:paragraph-rsid="00aaa407" style:font-style-asian="italic" style:font-style-complex="italic"/>
    </style:style>
    <style:style style:name="P125" style:family="paragraph" style:parent-style-name="Standard" style:list-style-name="L1">
      <style:text-properties fo:font-style="italic" officeooo:rsid="009b1e02" officeooo:paragraph-rsid="00ad2ab0" style:font-style-asian="italic" style:font-style-complex="italic"/>
    </style:style>
    <style:style style:name="P126" style:family="paragraph" style:parent-style-name="Standard" style:list-style-name="L1">
      <style:text-properties fo:font-style="italic" officeooo:rsid="009b1e02" officeooo:paragraph-rsid="00adce18" style:font-style-asian="italic" style:font-style-complex="italic"/>
    </style:style>
    <style:style style:name="P127" style:family="paragraph" style:parent-style-name="Standard" style:list-style-name="L1">
      <style:text-properties fo:font-style="italic" officeooo:rsid="009b1e02" officeooo:paragraph-rsid="00ade057" style:font-style-asian="italic" style:font-style-complex="italic"/>
    </style:style>
    <style:style style:name="P128" style:family="paragraph" style:parent-style-name="Standard" style:list-style-name="L1">
      <style:text-properties fo:font-style="italic" officeooo:rsid="009b1e02" officeooo:paragraph-rsid="00aeea12" style:font-style-asian="italic" style:font-style-complex="italic"/>
    </style:style>
    <style:style style:name="P129" style:family="paragraph" style:parent-style-name="Standard" style:list-style-name="L1">
      <style:text-properties fo:font-style="italic" officeooo:rsid="009b1e02" officeooo:paragraph-rsid="00baee73" style:font-style-asian="italic" style:font-style-complex="italic"/>
    </style:style>
    <style:style style:name="P130" style:family="paragraph" style:parent-style-name="Standard" style:list-style-name="L1">
      <style:text-properties fo:font-style="italic" officeooo:rsid="009b1e02" officeooo:paragraph-rsid="00c31c24" style:font-style-asian="italic" style:font-style-complex="italic"/>
    </style:style>
    <style:style style:name="P131" style:family="paragraph" style:parent-style-name="Standard" style:list-style-name="L1">
      <style:text-properties fo:font-style="italic" officeooo:rsid="009b1e02" officeooo:paragraph-rsid="00c4190d" style:font-style-asian="italic" style:font-style-complex="italic"/>
    </style:style>
    <style:style style:name="P132" style:family="paragraph" style:parent-style-name="Standard" style:list-style-name="L1">
      <style:text-properties fo:font-style="italic" officeooo:rsid="009b1e02" officeooo:paragraph-rsid="00d0b423" style:font-style-asian="italic" style:font-style-complex="italic"/>
    </style:style>
    <style:style style:name="P133" style:family="paragraph" style:parent-style-name="Standard" style:list-style-name="L1">
      <style:text-properties fo:font-style="italic" officeooo:rsid="009b1e02" officeooo:paragraph-rsid="00d16d3d" style:font-style-asian="italic" style:font-style-complex="italic"/>
    </style:style>
    <style:style style:name="P134" style:family="paragraph" style:parent-style-name="Standard" style:list-style-name="L1">
      <style:text-properties fo:font-style="italic" officeooo:rsid="009b1e02" officeooo:paragraph-rsid="00d63fac" style:font-style-asian="italic" style:font-style-complex="italic"/>
    </style:style>
    <style:style style:name="P135" style:family="paragraph" style:parent-style-name="Standard" style:list-style-name="L1">
      <style:text-properties fo:font-style="italic" officeooo:rsid="009b1e02" officeooo:paragraph-rsid="00d7e684" style:font-style-asian="italic" style:font-style-complex="italic"/>
    </style:style>
    <style:style style:name="P136" style:family="paragraph" style:parent-style-name="Standard" style:list-style-name="L1">
      <style:text-properties fo:font-style="italic" officeooo:rsid="009b1e02" officeooo:paragraph-rsid="00db3faf" style:font-style-asian="italic" style:font-style-complex="italic"/>
    </style:style>
    <style:style style:name="P137" style:family="paragraph" style:parent-style-name="Standard" style:list-style-name="L1">
      <style:text-properties fo:font-style="italic" officeooo:rsid="009b1e02" officeooo:paragraph-rsid="00dd7db1" style:font-style-asian="italic" style:font-style-complex="italic"/>
    </style:style>
    <style:style style:name="P138" style:family="paragraph" style:parent-style-name="Standard" style:list-style-name="L1">
      <style:text-properties fo:font-style="italic" officeooo:rsid="009b1e02" officeooo:paragraph-rsid="00e24a60" style:font-style-asian="italic" style:font-style-complex="italic"/>
    </style:style>
    <style:style style:name="P139" style:family="paragraph" style:parent-style-name="Standard" style:list-style-name="L1">
      <style:text-properties fo:font-style="italic" officeooo:rsid="00a2866e" officeooo:paragraph-rsid="00a2866e" style:font-style-asian="italic" style:font-style-complex="italic"/>
    </style:style>
    <style:style style:name="P140" style:family="paragraph" style:parent-style-name="Standard" style:list-style-name="L1">
      <style:text-properties fo:font-style="italic" officeooo:rsid="00a2866e" officeooo:paragraph-rsid="00ade057" style:font-style-asian="italic" style:font-style-complex="italic"/>
    </style:style>
    <style:style style:name="P141" style:family="paragraph" style:parent-style-name="Standard" style:list-style-name="L1">
      <style:text-properties fo:font-style="italic" officeooo:rsid="00a2866e" officeooo:paragraph-rsid="00db3faf" style:font-style-asian="italic" style:font-style-complex="italic"/>
    </style:style>
    <style:style style:name="P142" style:family="paragraph" style:parent-style-name="Standard" style:list-style-name="L1">
      <style:text-properties fo:font-style="italic" officeooo:rsid="00a2866e" officeooo:paragraph-rsid="00df7720" style:font-style-asian="italic" style:font-style-complex="italic"/>
    </style:style>
    <style:style style:name="P143" style:family="paragraph" style:parent-style-name="Standard" style:list-style-name="L1">
      <style:text-properties fo:font-style="italic" officeooo:rsid="00ac88fb" officeooo:paragraph-rsid="00ac88fb" style:font-style-asian="italic" style:font-style-complex="italic"/>
    </style:style>
    <style:style style:name="P144" style:family="paragraph" style:parent-style-name="Standard" style:list-style-name="L1">
      <style:text-properties fo:font-style="italic" officeooo:rsid="00ac88fb" officeooo:paragraph-rsid="00baee73" style:font-style-asian="italic" style:font-style-complex="italic"/>
    </style:style>
    <style:style style:name="P145" style:family="paragraph" style:parent-style-name="Standard" style:list-style-name="L1">
      <style:text-properties fo:font-style="italic" officeooo:rsid="00aaa407" officeooo:paragraph-rsid="00aaa407" style:font-style-asian="italic" style:font-style-complex="italic"/>
    </style:style>
    <style:style style:name="P146" style:family="paragraph" style:parent-style-name="Standard" style:list-style-name="L1">
      <style:text-properties fo:font-style="italic" officeooo:rsid="00aaa407" officeooo:paragraph-rsid="00baee73" style:font-style-asian="italic" style:font-style-complex="italic"/>
    </style:style>
    <style:style style:name="P147" style:family="paragraph" style:parent-style-name="Standard" style:list-style-name="L1">
      <style:text-properties fo:font-style="italic" officeooo:rsid="00aaa407" officeooo:paragraph-rsid="00bfa4c3" style:font-style-asian="italic" style:font-style-complex="italic"/>
    </style:style>
    <style:style style:name="P148" style:family="paragraph" style:parent-style-name="Standard" style:list-style-name="L1">
      <style:text-properties fo:font-style="italic" officeooo:rsid="00aaa407" officeooo:paragraph-rsid="00bfdc4e" style:font-style-asian="italic" style:font-style-complex="italic"/>
    </style:style>
    <style:style style:name="P149" style:family="paragraph" style:parent-style-name="Standard" style:list-style-name="L1">
      <style:text-properties fo:font-style="italic" officeooo:rsid="00b53675" officeooo:paragraph-rsid="00b53675" style:font-style-asian="italic" style:font-style-complex="italic"/>
    </style:style>
    <style:style style:name="P150" style:family="paragraph" style:parent-style-name="Standard" style:list-style-name="L1">
      <style:text-properties fo:font-style="italic" officeooo:rsid="00b53675" officeooo:paragraph-rsid="00db3faf" style:font-style-asian="italic" style:font-style-complex="italic"/>
    </style:style>
    <style:style style:name="P151" style:family="paragraph" style:parent-style-name="Standard" style:list-style-name="L1">
      <style:text-properties fo:font-style="italic" officeooo:rsid="00b53675" officeooo:paragraph-rsid="00dd4f94" style:font-style-asian="italic" style:font-style-complex="italic"/>
    </style:style>
    <style:style style:name="P152" style:family="paragraph" style:parent-style-name="Standard" style:list-style-name="L1">
      <style:text-properties fo:font-style="italic" officeooo:rsid="00b53675" officeooo:paragraph-rsid="00dd7db1" style:font-style-asian="italic" style:font-style-complex="italic"/>
    </style:style>
    <style:style style:name="P153" style:family="paragraph" style:parent-style-name="Standard" style:list-style-name="L1">
      <style:text-properties fo:font-style="italic" officeooo:rsid="00b3767a" officeooo:paragraph-rsid="00dd4f94" style:font-style-asian="italic" style:font-style-complex="italic"/>
    </style:style>
    <style:style style:name="P154" style:family="paragraph" style:parent-style-name="Standard" style:list-style-name="L1">
      <style:text-properties fo:font-style="italic" officeooo:rsid="00aeea12" officeooo:paragraph-rsid="00aeea12" style:font-style-asian="italic" style:font-style-complex="italic"/>
    </style:style>
    <style:style style:name="P155" style:family="paragraph" style:parent-style-name="Standard" style:list-style-name="L1">
      <style:text-properties fo:font-style="italic" officeooo:rsid="00aeea12" officeooo:paragraph-rsid="00d0b423" style:font-style-asian="italic" style:font-style-complex="italic"/>
    </style:style>
    <style:style style:name="P156" style:family="paragraph" style:parent-style-name="Standard" style:list-style-name="L1">
      <style:text-properties fo:font-style="italic" officeooo:rsid="00aeea12" officeooo:paragraph-rsid="00d7e684" style:font-style-asian="italic" style:font-style-complex="italic"/>
    </style:style>
    <style:style style:name="P157" style:family="paragraph" style:parent-style-name="Standard" style:list-style-name="L1">
      <style:text-properties fo:font-style="italic" officeooo:rsid="00b1ef1f" officeooo:paragraph-rsid="00b1ef1f" style:font-style-asian="italic" style:font-style-complex="italic"/>
    </style:style>
    <style:style style:name="P158" style:family="paragraph" style:parent-style-name="Standard" style:list-style-name="L1">
      <style:text-properties fo:font-style="italic" officeooo:rsid="00b1ef1f" officeooo:paragraph-rsid="00d0b423" style:font-style-asian="italic" style:font-style-complex="italic"/>
    </style:style>
    <style:style style:name="P159" style:family="paragraph" style:parent-style-name="Standard" style:list-style-name="L1">
      <style:text-properties fo:font-style="italic" officeooo:rsid="00b1ef1f" officeooo:paragraph-rsid="00d3d23f" style:font-style-asian="italic" style:font-style-complex="italic"/>
    </style:style>
    <style:style style:name="P160" style:family="paragraph" style:parent-style-name="Standard" style:list-style-name="L1">
      <style:text-properties fo:font-style="italic" officeooo:rsid="00c301fd" officeooo:paragraph-rsid="00c301fd" style:font-style-asian="italic" style:font-style-complex="italic"/>
    </style:style>
    <style:style style:name="P161" style:family="paragraph" style:parent-style-name="Standard" style:list-style-name="L1">
      <style:text-properties fo:font-style="italic" officeooo:rsid="00c563ec" officeooo:paragraph-rsid="00c563ec" style:font-style-asian="italic" style:font-style-complex="italic"/>
    </style:style>
    <style:style style:name="P162" style:family="paragraph" style:parent-style-name="Standard" style:list-style-name="L1">
      <style:text-properties fo:font-style="italic" officeooo:rsid="00c97931" officeooo:paragraph-rsid="00c97931" style:font-style-asian="italic" style:font-style-complex="italic"/>
    </style:style>
    <style:style style:name="P163" style:family="paragraph" style:parent-style-name="Standard" style:list-style-name="L1">
      <style:text-properties fo:font-style="italic" officeooo:rsid="00d988eb" officeooo:paragraph-rsid="00d988eb" style:font-style-asian="italic" style:font-style-complex="italic"/>
    </style:style>
    <style:style style:name="P164" style:family="paragraph" style:parent-style-name="Standard" style:list-style-name="L1">
      <style:text-properties fo:font-style="italic" officeooo:rsid="00dc4467" officeooo:paragraph-rsid="00dc4467" style:font-style-asian="italic" style:font-style-complex="italic"/>
    </style:style>
    <style:style style:name="P165" style:family="paragraph" style:parent-style-name="Standard" style:list-style-name="L1">
      <style:text-properties fo:font-style="italic" officeooo:rsid="00dd7db1" officeooo:paragraph-rsid="00dd7db1" style:font-style-asian="italic" style:font-style-complex="italic"/>
    </style:style>
    <style:style style:name="P16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7" style:family="paragraph" style:parent-style-name="Standard" style:list-style-name="L1">
      <style:text-properties fo:font-size="15pt" fo:font-weight="bold" officeooo:paragraph-rsid="00ad2ab0" style:font-size-asian="15pt" style:font-weight-asian="bold" style:font-size-complex="15pt" style:font-weight-complex="bold"/>
    </style:style>
    <style:style style:name="P168" style:family="paragraph" style:parent-style-name="Standard"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169" style:family="paragraph" style:parent-style-name="Standard">
      <style:text-properties fo:font-size="15pt" fo:font-weight="bold" officeooo:paragraph-rsid="00d0b423" style:font-size-asian="15pt" style:font-weight-asian="bold" style:font-size-complex="15pt" style:font-weight-complex="bold"/>
    </style:style>
    <style:style style:name="P170" style:family="paragraph" style:parent-style-name="Standard">
      <style:text-properties fo:font-size="15pt" fo:font-weight="bold" officeooo:paragraph-rsid="008f1703" style:font-size-asian="15pt" style:font-weight-asian="bold" style:font-size-complex="15pt" style:font-weight-complex="bold"/>
    </style:style>
    <style:style style:name="P171" style:family="paragraph" style:parent-style-name="Standard">
      <style:text-properties fo:font-size="15pt" fo:font-weight="bold" officeooo:paragraph-rsid="00db3faf" style:font-size-asian="15pt" style:font-weight-asian="bold" style:font-size-complex="15pt" style:font-weight-complex="bold"/>
    </style:style>
    <style:style style:name="P172" style:family="paragraph" style:parent-style-name="Standard">
      <style:text-properties fo:font-size="15pt" fo:font-weight="bold" officeooo:paragraph-rsid="007fd3e9" style:font-size-asian="15pt" style:font-weight-asian="bold" style:font-size-complex="15pt" style:font-weight-complex="bold"/>
    </style:style>
    <style:style style:name="P173" style:family="paragraph" style:parent-style-name="Standard" style:list-style-name="L1">
      <style:text-properties fo:font-size="12pt" fo:font-weight="normal" officeooo:rsid="00b300ce" officeooo:paragraph-rsid="00b300ce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text-properties fo:font-size="12pt" fo:font-weight="normal" officeooo:rsid="00b300ce" officeooo:paragraph-rsid="00d7e684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text-properties fo:font-size="12pt" fo:font-weight="normal" officeooo:paragraph-rsid="00c4190d" style:font-size-asian="10.5pt" style:font-weight-asian="normal" style:font-size-complex="12pt" style:font-weight-complex="normal"/>
    </style:style>
    <style:style style:name="P176" style:family="paragraph" style:parent-style-name="Standard" style:list-style-name="L1">
      <style:text-properties fo:font-size="12pt" fo:font-weight="normal" officeooo:paragraph-rsid="00d0b423" style:font-size-asian="10.5pt" style:font-weight-asian="normal" style:font-size-complex="12pt" style:font-weight-complex="normal"/>
    </style:style>
    <style:style style:name="P177" style:family="paragraph" style:parent-style-name="Standard">
      <style:text-properties fo:font-size="12pt" fo:font-weight="normal" officeooo:paragraph-rsid="00d0b423" style:font-size-asian="10.5pt" style:font-weight-asian="normal" style:font-size-complex="12pt" style:font-weight-complex="normal"/>
    </style:style>
    <style:style style:name="P178" style:family="paragraph" style:parent-style-name="Standard">
      <style:text-properties fo:font-size="12pt" fo:font-weight="normal" officeooo:paragraph-rsid="00db3faf" style:font-size-asian="10.5pt" style:font-weight-asian="normal" style:font-size-complex="12pt" style:font-weight-complex="normal"/>
    </style:style>
    <style:style style:name="P179" style:family="paragraph" style:parent-style-name="Standard">
      <style:text-properties fo:font-size="12pt" fo:font-weight="normal" officeooo:paragraph-rsid="00dd7db1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text-properties fo:font-size="12pt" fo:font-weight="normal" officeooo:rsid="00df7720" officeooo:paragraph-rsid="00df7720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text-properties officeooo:rsid="009b1e02" officeooo:paragraph-rsid="00a02d98"/>
    </style:style>
    <style:style style:name="P182" style:family="paragraph" style:parent-style-name="Standard" style:list-style-name="L1">
      <style:text-properties officeooo:rsid="009b1e02" officeooo:paragraph-rsid="00aaa407"/>
    </style:style>
    <style:style style:name="P183" style:family="paragraph" style:parent-style-name="Standard" style:list-style-name="L1">
      <style:text-properties officeooo:rsid="009b1e02" officeooo:paragraph-rsid="00ad2ab0"/>
    </style:style>
    <style:style style:name="P184" style:family="paragraph" style:parent-style-name="Standard" style:list-style-name="L1">
      <style:text-properties officeooo:rsid="009b1e02" officeooo:paragraph-rsid="00b0a8a6"/>
    </style:style>
    <style:style style:name="P185" style:family="paragraph" style:parent-style-name="Standard" style:list-style-name="L1">
      <style:text-properties officeooo:rsid="009b1e02" officeooo:paragraph-rsid="00baee73"/>
    </style:style>
    <style:style style:name="P186" style:family="paragraph" style:parent-style-name="Standard" style:list-style-name="L1">
      <style:text-properties officeooo:rsid="009b1e02" officeooo:paragraph-rsid="00c301fd"/>
    </style:style>
    <style:style style:name="P187" style:family="paragraph" style:parent-style-name="Standard" style:list-style-name="L1">
      <style:text-properties officeooo:rsid="009b1e02" officeooo:paragraph-rsid="00c4190d"/>
    </style:style>
    <style:style style:name="P188" style:family="paragraph" style:parent-style-name="Standard" style:list-style-name="L1">
      <style:text-properties officeooo:rsid="009b1e02" officeooo:paragraph-rsid="00d0b423"/>
    </style:style>
    <style:style style:name="P189" style:family="paragraph" style:parent-style-name="Standard" style:list-style-name="L1">
      <style:text-properties officeooo:rsid="009b1e02" officeooo:paragraph-rsid="00e24a60"/>
    </style:style>
    <style:style style:name="P190" style:family="paragraph" style:parent-style-name="Standard" style:list-style-name="L1">
      <style:text-properties officeooo:rsid="00a11f95" officeooo:paragraph-rsid="00a11f95"/>
    </style:style>
    <style:style style:name="P191" style:family="paragraph" style:parent-style-name="Standard" style:list-style-name="L1">
      <style:text-properties officeooo:rsid="00a11f95" officeooo:paragraph-rsid="00aaa407"/>
    </style:style>
    <style:style style:name="P192" style:family="paragraph" style:parent-style-name="Standard" style:list-style-name="L1">
      <style:text-properties officeooo:rsid="00a11f95" officeooo:paragraph-rsid="00ad2ab0"/>
    </style:style>
    <style:style style:name="P193" style:family="paragraph" style:parent-style-name="Standard" style:list-style-name="L1">
      <style:text-properties officeooo:rsid="00a11f95" officeooo:paragraph-rsid="00bc6fc1"/>
    </style:style>
    <style:style style:name="P194" style:family="paragraph" style:parent-style-name="Standard" style:list-style-name="L1">
      <style:text-properties officeooo:rsid="00a11f95" officeooo:paragraph-rsid="00baee73"/>
    </style:style>
    <style:style style:name="P195" style:family="paragraph" style:parent-style-name="Standard" style:list-style-name="L1">
      <style:text-properties officeooo:rsid="00ac88fb" officeooo:paragraph-rsid="00ac88fb"/>
    </style:style>
    <style:style style:name="P196" style:family="paragraph" style:parent-style-name="Standard" style:list-style-name="L1">
      <style:text-properties officeooo:rsid="00ac88fb" officeooo:paragraph-rsid="00baee73"/>
    </style:style>
    <style:style style:name="P197" style:family="paragraph" style:parent-style-name="Standard" style:list-style-name="L1">
      <style:text-properties officeooo:rsid="00ad2ab0" officeooo:paragraph-rsid="00bfa4c3"/>
    </style:style>
    <style:style style:name="P198" style:family="paragraph" style:parent-style-name="Standard" style:list-style-name="L1">
      <style:text-properties officeooo:rsid="00ad2ab0" officeooo:paragraph-rsid="00baee73"/>
    </style:style>
    <style:style style:name="P199" style:family="paragraph" style:parent-style-name="Standard" style:list-style-name="L1">
      <style:text-properties officeooo:rsid="00b53675" officeooo:paragraph-rsid="00b53675"/>
    </style:style>
    <style:style style:name="P200" style:family="paragraph" style:parent-style-name="Standard" style:list-style-name="L1">
      <style:text-properties officeooo:rsid="00b53675" officeooo:paragraph-rsid="00dd4f94"/>
    </style:style>
    <style:style style:name="P201" style:family="paragraph" style:parent-style-name="Standard" style:list-style-name="L1">
      <style:text-properties officeooo:rsid="00b53675" officeooo:paragraph-rsid="00dd7db1"/>
    </style:style>
    <style:style style:name="P202" style:family="paragraph" style:parent-style-name="Standard" style:list-style-name="L1">
      <style:text-properties officeooo:rsid="00b1ef1f" officeooo:paragraph-rsid="00b1ef1f"/>
    </style:style>
    <style:style style:name="P203" style:family="paragraph" style:parent-style-name="Standard" style:list-style-name="L1">
      <style:text-properties officeooo:rsid="00b1ef1f" officeooo:paragraph-rsid="00d0b423"/>
    </style:style>
    <style:style style:name="P204" style:family="paragraph" style:parent-style-name="Standard" style:list-style-name="L1">
      <style:text-properties officeooo:rsid="00bfa4c3" officeooo:paragraph-rsid="00bfa4c3"/>
    </style:style>
    <style:style style:name="P205" style:family="paragraph" style:parent-style-name="Standard" style:list-style-name="L1">
      <style:text-properties officeooo:rsid="00c31c24" officeooo:paragraph-rsid="00c31c24"/>
    </style:style>
    <style:style style:name="P206" style:family="paragraph" style:parent-style-name="Standard" style:list-style-name="L1">
      <style:text-properties officeooo:rsid="00c6a99a" officeooo:paragraph-rsid="00c6a99a"/>
    </style:style>
    <style:style style:name="P207" style:family="paragraph" style:parent-style-name="Standard" style:list-style-name="L1">
      <style:text-properties officeooo:rsid="00c97931" officeooo:paragraph-rsid="00c97931"/>
    </style:style>
    <style:style style:name="P208" style:family="paragraph" style:parent-style-name="Standard">
      <style:text-properties officeooo:paragraph-rsid="008f1703"/>
    </style:style>
    <style:style style:name="P209" style:family="paragraph" style:parent-style-name="Standard">
      <style:text-properties officeooo:paragraph-rsid="00d0b423"/>
    </style:style>
    <style:style style:name="P210" style:family="paragraph" style:parent-style-name="Standard">
      <style:text-properties officeooo:paragraph-rsid="0063ebdf"/>
    </style:style>
    <style:style style:name="P211" style:family="paragraph" style:parent-style-name="Standard">
      <style:text-properties officeooo:paragraph-rsid="0092b926"/>
    </style:style>
    <style:style style:name="P212" style:family="paragraph" style:parent-style-name="Standard">
      <style:text-properties officeooo:paragraph-rsid="00d16d3d"/>
    </style:style>
    <style:style style:name="P213" style:family="paragraph" style:parent-style-name="Standard">
      <style:text-properties officeooo:paragraph-rsid="00d1f06f"/>
    </style:style>
    <style:style style:name="P214" style:family="paragraph" style:parent-style-name="Standard">
      <style:text-properties officeooo:paragraph-rsid="00d3d23f"/>
    </style:style>
    <style:style style:name="P215" style:family="paragraph" style:parent-style-name="Standard">
      <style:text-properties officeooo:paragraph-rsid="00d63fac"/>
    </style:style>
    <style:style style:name="P216" style:family="paragraph" style:parent-style-name="Standard">
      <style:text-properties officeooo:paragraph-rsid="00d7e684"/>
    </style:style>
    <style:style style:name="P217" style:family="paragraph" style:parent-style-name="Standard" style:list-style-name="L1">
      <style:text-properties officeooo:rsid="00d988eb" officeooo:paragraph-rsid="00d988eb"/>
    </style:style>
    <style:style style:name="P218" style:family="paragraph" style:parent-style-name="Standard">
      <style:text-properties officeooo:paragraph-rsid="00ade057"/>
    </style:style>
    <style:style style:name="P219" style:family="paragraph" style:parent-style-name="Standard">
      <style:text-properties officeooo:paragraph-rsid="00db3faf"/>
    </style:style>
    <style:style style:name="P220" style:family="paragraph" style:parent-style-name="Standard">
      <style:text-properties officeooo:paragraph-rsid="00db6f06"/>
    </style:style>
    <style:style style:name="P221" style:family="paragraph" style:parent-style-name="Standard" style:list-style-name="L1">
      <style:text-properties officeooo:rsid="00db6f06" officeooo:paragraph-rsid="00db6f06"/>
    </style:style>
    <style:style style:name="P222" style:family="paragraph" style:parent-style-name="Standard" style:list-style-name="L1">
      <style:text-properties officeooo:rsid="00dc4467" officeooo:paragraph-rsid="00dc4467"/>
    </style:style>
    <style:style style:name="P223" style:family="paragraph" style:parent-style-name="Standard">
      <style:text-properties officeooo:paragraph-rsid="00dd4f94"/>
    </style:style>
    <style:style style:name="P224" style:family="paragraph" style:parent-style-name="Standard">
      <style:text-properties officeooo:paragraph-rsid="00dd7db1"/>
    </style:style>
    <style:style style:name="P225" style:family="paragraph" style:parent-style-name="Standard">
      <style:text-properties officeooo:paragraph-rsid="00df7720"/>
    </style:style>
    <style:style style:name="P226" style:family="paragraph" style:parent-style-name="Standard">
      <style:text-properties officeooo:paragraph-rsid="00e24a60"/>
    </style:style>
    <style:style style:name="P227" style:family="paragraph" style:parent-style-name="Standard">
      <style:text-properties officeooo:paragraph-rsid="009b1e02"/>
    </style:style>
    <style:style style:name="P228" style:family="paragraph" style:parent-style-name="Text_20_body" style:list-style-name="L10">
      <style:paragraph-properties fo:padding="0.0193in" fo:border="0.06pt solid #e3e3e3"/>
      <style:text-properties officeooo:paragraph-rsid="006f9ab3"/>
    </style:style>
    <style:style style:name="P229" style:family="paragraph" style:parent-style-name="Text_20_body" style:list-style-name="L11">
      <style:paragraph-properties fo:padding="0.0193in" fo:border="0.06pt solid #e3e3e3"/>
      <style:text-properties officeooo:paragraph-rsid="006f9ab3"/>
    </style:style>
    <style:style style:name="P230" style:family="paragraph" style:parent-style-name="Text_20_body" style:list-style-name="L12">
      <style:paragraph-properties fo:padding="0.0193in" fo:border="0.06pt solid #e3e3e3"/>
      <style:text-properties officeooo:paragraph-rsid="006e48c8"/>
    </style:style>
    <style:style style:name="P231" style:family="paragraph" style:parent-style-name="Text_20_body" style:list-style-name="L12">
      <style:paragraph-properties fo:padding="0.0193in" fo:border="0.06pt solid #e3e3e3"/>
      <style:text-properties officeooo:paragraph-rsid="006f9ab3"/>
    </style:style>
    <style:style style:name="P232" style:family="paragraph" style:parent-style-name="Text_20_body" style:list-style-name="L13">
      <style:paragraph-properties fo:padding="0.0193in" fo:border="0.06pt solid #e3e3e3"/>
      <style:text-properties officeooo:paragraph-rsid="007872b4"/>
    </style:style>
    <style:style style:name="P233" style:family="paragraph" style:parent-style-name="Text_20_body" style:list-style-name="L14">
      <style:paragraph-properties fo:padding="0.0193in" fo:border="0.06pt solid #e3e3e3"/>
      <style:text-properties officeooo:paragraph-rsid="007872b4"/>
    </style:style>
    <style:style style:name="P234" style:family="paragraph" style:parent-style-name="Text_20_body" style:list-style-name="L15">
      <style:paragraph-properties fo:padding="0.0193in" fo:border="0.06pt solid #e3e3e3"/>
      <style:text-properties officeooo:paragraph-rsid="0079a7b3"/>
    </style:style>
    <style:style style:name="P235" style:family="paragraph" style:parent-style-name="Text_20_body" style:list-style-name="L16">
      <style:paragraph-properties fo:padding="0.0193in" fo:border="0.06pt solid #e3e3e3"/>
      <style:text-properties officeooo:paragraph-rsid="0084fd85"/>
    </style:style>
    <style:style style:name="P236" style:family="paragraph" style:parent-style-name="Text_20_body" style:list-style-name="L17">
      <style:paragraph-properties fo:padding="0.0193in" fo:border="0.06pt solid #e3e3e3"/>
      <style:text-properties officeooo:paragraph-rsid="0084fd85"/>
    </style:style>
    <style:style style:name="P237" style:family="paragraph" style:parent-style-name="Text_20_body" style:list-style-name="L17">
      <style:paragraph-properties fo:text-align="start" style:justify-single-word="false" fo:padding="0.0193in" fo:border="0.06pt solid #e3e3e3"/>
      <style:text-properties officeooo:paragraph-rsid="0084fd85"/>
    </style:style>
    <style:style style:name="P238" style:family="paragraph" style:parent-style-name="Text_20_body" style:list-style-name="L18">
      <style:paragraph-properties fo:text-align="start" style:justify-single-word="false" fo:padding="0.0193in" fo:border="0.06pt solid #e3e3e3"/>
      <style:text-properties officeooo:paragraph-rsid="0084fd85"/>
    </style:style>
    <style:style style:name="P239" style:family="paragraph" style:parent-style-name="Text_20_body" style:list-style-name="L18">
      <style:paragraph-properties fo:text-align="start" style:justify-single-word="false" fo:padding="0.0193in" fo:border="0.06pt solid #e3e3e3"/>
      <style:text-properties officeooo:paragraph-rsid="0086ef87"/>
    </style:style>
    <style:style style:name="P240" style:family="paragraph" style:parent-style-name="Text_20_body" style:list-style-name="L18">
      <style:paragraph-properties fo:text-align="start" style:justify-single-word="false" fo:padding="0.0193in" fo:border="0.06pt solid #e3e3e3"/>
      <style:text-properties officeooo:paragraph-rsid="0087e053"/>
    </style:style>
    <style:style style:name="P241" style:family="paragraph" style:parent-style-name="Text_20_body" style:list-style-name="L19">
      <style:paragraph-properties fo:padding="0.0193in" fo:border="0.06pt solid #e3e3e3"/>
      <style:text-properties officeooo:paragraph-rsid="0095746d"/>
    </style:style>
    <style:style style:name="P242" style:family="paragraph" style:parent-style-name="Text_20_body" style:list-style-name="L20">
      <style:paragraph-properties fo:padding="0.0193in" fo:border="0.06pt solid #e3e3e3"/>
      <style:text-properties officeooo:paragraph-rsid="0095746d"/>
    </style:style>
    <style:style style:name="P243" style:family="paragraph" style:parent-style-name="Text_20_body" style:list-style-name="L21">
      <style:paragraph-properties fo:padding="0.0193in" fo:border="0.06pt solid #e3e3e3"/>
      <style:text-properties officeooo:paragraph-rsid="00966b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9a69" style:font-weight-asian="bold" style:font-weight-complex="bold" loext:padding="0.0193in" loext:border="0.06pt solid #e3e3e3"/>
    </style:style>
    <style:style style:name="T3" style:family="text">
      <style:text-properties fo:font-weight="bold" officeooo:rsid="00658cb3" style:font-weight-asian="bold" style:font-weight-complex="bold" loext:padding="0.0193in" loext:border="0.06pt solid #e3e3e3"/>
    </style:style>
    <style:style style:name="T4" style:family="text">
      <style:text-properties fo:font-weight="bold" officeooo:rsid="006619ae" style:font-weight-asian="bold" style:font-weight-complex="bold" loext:padding="0.0193in" loext:border="0.06pt solid #e3e3e3"/>
    </style:style>
    <style:style style:name="T5" style:family="text">
      <style:text-properties fo:font-weight="bold" officeooo:rsid="006afc97" style:font-weight-asian="bold" style:font-weight-complex="bold" loext:padding="0.0193in" loext:border="0.06pt solid #e3e3e3"/>
    </style:style>
    <style:style style:name="T6" style:family="text">
      <style:text-properties fo:font-weight="bold" officeooo:rsid="006b8734" style:font-weight-asian="bold" style:font-weight-complex="bold" loext:padding="0.0193in" loext:border="0.06pt solid #e3e3e3"/>
    </style:style>
    <style:style style:name="T7" style:family="text">
      <style:text-properties fo:font-weight="bold" officeooo:rsid="006cdae6" style:font-weight-asian="bold" style:font-weight-complex="bold" loext:padding="0.0193in" loext:border="0.06pt solid #e3e3e3"/>
    </style:style>
    <style:style style:name="T8" style:family="text">
      <style:text-properties fo:font-weight="bold" officeooo:rsid="006f9ab3" style:font-weight-asian="bold" style:font-weight-complex="bold"/>
    </style:style>
    <style:style style:name="T9" style:family="text">
      <style:text-properties fo:font-weight="bold" officeooo:rsid="00717323" style:font-weight-asian="bold" style:font-weight-complex="bold" loext:padding="0.0193in" loext:border="0.06pt solid #e3e3e3"/>
    </style:style>
    <style:style style:name="T10" style:family="text">
      <style:text-properties fo:font-weight="bold" officeooo:rsid="0071b761" style:font-weight-asian="bold" style:font-weight-complex="bold"/>
    </style:style>
    <style:style style:name="T11" style:family="text">
      <style:text-properties fo:font-weight="bold" officeooo:rsid="0071b761" style:font-weight-asian="bold" style:font-weight-complex="bold" loext:padding="0.0193in" loext:border="0.06pt solid #e3e3e3"/>
    </style:style>
    <style:style style:name="T12" style:family="text">
      <style:text-properties fo:font-weight="bold" officeooo:rsid="0073485c" style:font-weight-asian="bold" style:font-weight-complex="bold"/>
    </style:style>
    <style:style style:name="T13" style:family="text">
      <style:text-properties fo:font-weight="bold" officeooo:rsid="0073485c" style:font-weight-asian="bold" style:font-weight-complex="bold" loext:padding="0.0193in" loext:border="0.06pt solid #e3e3e3"/>
    </style:style>
    <style:style style:name="T14" style:family="text">
      <style:text-properties fo:font-weight="bold" officeooo:rsid="00752dd1" style:font-weight-asian="bold" style:font-weight-complex="bold" loext:padding="0.0193in" loext:border="0.06pt solid #e3e3e3"/>
    </style:style>
    <style:style style:name="T15" style:family="text">
      <style:text-properties fo:font-weight="bold" officeooo:rsid="00770c26" style:font-weight-asian="bold" style:font-weight-complex="bold"/>
    </style:style>
    <style:style style:name="T16" style:family="text">
      <style:text-properties fo:font-weight="bold" officeooo:rsid="00770c26" style:font-weight-asian="bold" style:font-weight-complex="bold" loext:padding="0.0193in" loext:border="0.06pt solid #e3e3e3"/>
    </style:style>
    <style:style style:name="T17" style:family="text">
      <style:text-properties fo:font-weight="bold" officeooo:rsid="007872b4" style:font-weight-asian="bold" style:font-weight-complex="bold"/>
    </style:style>
    <style:style style:name="T18" style:family="text">
      <style:text-properties fo:font-weight="bold" officeooo:rsid="0079a7b3" style:font-weight-asian="bold" style:font-weight-complex="bold"/>
    </style:style>
    <style:style style:name="T19" style:family="text">
      <style:text-properties fo:font-weight="bold" officeooo:rsid="007c97bc" style:font-weight-asian="bold" style:font-weight-complex="bold" loext:padding="0.0193in" loext:border="0.06pt solid #e3e3e3"/>
    </style:style>
    <style:style style:name="T20" style:family="text">
      <style:text-properties fo:font-weight="bold" officeooo:rsid="007cc3fc" style:font-weight-asian="bold" style:font-weight-complex="bold" loext:padding="0.0193in" loext:border="0.06pt solid #e3e3e3"/>
    </style:style>
    <style:style style:name="T21" style:family="text">
      <style:text-properties fo:font-weight="bold" officeooo:rsid="007f147a" style:font-weight-asian="bold" style:font-weight-complex="bold" loext:padding="0.0193in" loext:border="0.06pt solid #e3e3e3"/>
    </style:style>
    <style:style style:name="T22" style:family="text">
      <style:text-properties fo:font-weight="bold" officeooo:rsid="007f8fac" style:font-weight-asian="bold" style:font-weight-complex="bold" loext:padding="0.0193in" loext:border="0.06pt solid #e3e3e3"/>
    </style:style>
    <style:style style:name="T23" style:family="text">
      <style:text-properties fo:font-weight="bold" officeooo:rsid="007fd3e9" style:font-weight-asian="bold" style:font-weight-complex="bold" loext:padding="0.0193in" loext:border="0.06pt solid #e3e3e3"/>
    </style:style>
    <style:style style:name="T24" style:family="text">
      <style:text-properties fo:font-weight="bold" officeooo:rsid="0080988f" style:font-weight-asian="bold" style:font-weight-complex="bold" loext:padding="0.0193in" loext:border="0.06pt solid #e3e3e3"/>
    </style:style>
    <style:style style:name="T25" style:family="text">
      <style:text-properties fo:font-weight="bold" officeooo:rsid="00824c3d" style:font-weight-asian="bold" style:font-weight-complex="bold" loext:padding="0.0193in" loext:border="0.06pt solid #e3e3e3"/>
    </style:style>
    <style:style style:name="T26" style:family="text">
      <style:text-properties fo:font-weight="bold" officeooo:rsid="008289ad" style:font-weight-asian="bold" style:font-weight-complex="bold" loext:padding="0.0193in" loext:border="0.06pt solid #e3e3e3"/>
    </style:style>
    <style:style style:name="T27" style:family="text">
      <style:text-properties fo:font-weight="bold" officeooo:rsid="008341a5" style:font-weight-asian="bold" style:font-weight-complex="bold" loext:padding="0.0193in" loext:border="0.06pt solid #e3e3e3"/>
    </style:style>
    <style:style style:name="T28" style:family="text">
      <style:text-properties fo:font-weight="bold" officeooo:rsid="0084fd85" style:font-weight-asian="bold" style:font-weight-complex="bold" loext:padding="0.0193in" loext:border="0.06pt solid #e3e3e3"/>
    </style:style>
    <style:style style:name="T29" style:family="text">
      <style:text-properties fo:font-weight="bold" officeooo:rsid="0086ef87" style:font-weight-asian="bold" style:font-weight-complex="bold" loext:padding="0.0193in" loext:border="0.06pt solid #e3e3e3"/>
    </style:style>
    <style:style style:name="T30" style:family="text">
      <style:text-properties fo:font-weight="bold" officeooo:rsid="0087e053" style:font-weight-asian="bold" style:font-weight-complex="bold" loext:padding="0.0193in" loext:border="0.06pt solid #e3e3e3"/>
    </style:style>
    <style:style style:name="T31" style:family="text">
      <style:text-properties fo:font-weight="bold" officeooo:rsid="0089737f" style:font-weight-asian="bold" style:font-weight-complex="bold" loext:padding="0.0193in" loext:border="0.06pt solid #e3e3e3"/>
    </style:style>
    <style:style style:name="T32" style:family="text">
      <style:text-properties fo:font-weight="bold" officeooo:rsid="008aa77d" style:font-weight-asian="bold" style:font-weight-complex="bold" loext:padding="0.0193in" loext:border="0.06pt solid #e3e3e3"/>
    </style:style>
    <style:style style:name="T33" style:family="text">
      <style:text-properties fo:font-weight="bold" officeooo:rsid="008d382e" style:font-weight-asian="bold" style:font-weight-complex="bold" loext:padding="0.0193in" loext:border="0.06pt solid #e3e3e3"/>
    </style:style>
    <style:style style:name="T34" style:family="text">
      <style:text-properties fo:font-weight="bold" officeooo:rsid="0090e0e0" style:font-weight-asian="bold" style:font-weight-complex="bold" loext:padding="0.0193in" loext:border="0.06pt solid #e3e3e3"/>
    </style:style>
    <style:style style:name="T35" style:family="text">
      <style:text-properties fo:font-weight="bold" officeooo:rsid="0091310d" style:font-weight-asian="bold" style:font-weight-complex="bold" loext:padding="0.0193in" loext:border="0.06pt solid #e3e3e3"/>
    </style:style>
    <style:style style:name="T36" style:family="text">
      <style:text-properties fo:font-weight="bold" officeooo:rsid="0091fd10" style:font-weight-asian="bold" style:font-weight-complex="bold" loext:padding="0.0193in" loext:border="0.06pt solid #e3e3e3"/>
    </style:style>
    <style:style style:name="T37" style:family="text">
      <style:text-properties fo:font-weight="bold" officeooo:rsid="0092b926" style:font-weight-asian="bold" style:font-weight-complex="bold" loext:padding="0.0193in" loext:border="0.06pt solid #e3e3e3"/>
    </style:style>
    <style:style style:name="T38" style:family="text">
      <style:text-properties fo:font-weight="bold" officeooo:rsid="0093d6ff" style:font-weight-asian="bold" style:font-weight-complex="bold" loext:padding="0.0193in" loext:border="0.06pt solid #e3e3e3"/>
    </style:style>
    <style:style style:name="T39" style:family="text">
      <style:text-properties fo:font-weight="bold" officeooo:rsid="0095746d" style:font-weight-asian="bold" style:font-weight-complex="bold" loext:padding="0.0193in" loext:border="0.06pt solid #e3e3e3"/>
    </style:style>
    <style:style style:name="T40" style:family="text">
      <style:text-properties fo:font-weight="bold" officeooo:rsid="00966bd8" style:font-weight-asian="bold" style:font-weight-complex="bold" loext:padding="0.0193in" loext:border="0.06pt solid #e3e3e3"/>
    </style:style>
    <style:style style:name="T41" style:family="text">
      <style:text-properties fo:font-weight="bold" officeooo:rsid="00a2866e" style:font-weight-asian="bold" style:font-weight-complex="bold" loext:padding="0.0193in" loext:border="0.06pt solid #e3e3e3"/>
    </style:style>
    <style:style style:name="T42" style:family="text">
      <style:text-properties fo:font-weight="bold" officeooo:rsid="00a2cf59" style:font-weight-asian="bold" style:font-weight-complex="bold" loext:padding="0.0193in" loext:border="0.06pt solid #e3e3e3"/>
    </style:style>
    <style:style style:name="T43" style:family="text">
      <style:text-properties fo:font-weight="bold" officeooo:rsid="00a9d803" style:font-weight-asian="bold" style:font-weight-complex="bold" loext:padding="0.0193in" loext:border="0.06pt solid #e3e3e3"/>
    </style:style>
    <style:style style:name="T44" style:family="text">
      <style:text-properties fo:font-weight="bold" officeooo:rsid="00aaa407" style:font-weight-asian="bold" style:font-weight-complex="bold" loext:padding="0.0193in" loext:border="0.06pt solid #e3e3e3"/>
    </style:style>
    <style:style style:name="T45" style:family="text">
      <style:text-properties fo:font-weight="bold" officeooo:rsid="00ac88fb" style:font-weight-asian="bold" style:font-weight-complex="bold" loext:padding="0.0193in" loext:border="0.06pt solid #e3e3e3"/>
    </style:style>
    <style:style style:name="T46" style:family="text">
      <style:text-properties fo:font-weight="bold" officeooo:rsid="00ade057" style:font-weight-asian="bold" style:font-weight-complex="bold" loext:padding="0.0193in" loext:border="0.06pt solid #e3e3e3"/>
    </style:style>
    <style:style style:name="T47" style:family="text">
      <style:text-properties fo:font-weight="bold" officeooo:rsid="00aeea12" style:font-weight-asian="bold" style:font-weight-complex="bold" loext:padding="0.0193in" loext:border="0.06pt solid #e3e3e3"/>
    </style:style>
    <style:style style:name="T48" style:family="text">
      <style:text-properties fo:font-weight="bold" officeooo:rsid="00b3767a" style:font-weight-asian="bold" style:font-weight-complex="bold" loext:padding="0.0193in" loext:border="0.06pt solid #e3e3e3"/>
    </style:style>
    <style:style style:name="T49" style:family="text">
      <style:text-properties fo:font-weight="bold" officeooo:rsid="00b53675" style:font-weight-asian="bold" style:font-weight-complex="bold" loext:padding="0.0193in" loext:border="0.06pt solid #e3e3e3"/>
    </style:style>
    <style:style style:name="T50" style:family="text">
      <style:text-properties fo:font-weight="bold" officeooo:rsid="00b6180f" style:font-weight-asian="bold" style:font-weight-complex="bold" loext:padding="0.0193in" loext:border="0.06pt solid #e3e3e3"/>
    </style:style>
    <style:style style:name="T51" style:family="text">
      <style:text-properties fo:font-weight="bold" officeooo:rsid="00b7a730" style:font-weight-asian="bold" style:font-weight-complex="bold" loext:padding="0.0193in" loext:border="0.06pt solid #e3e3e3"/>
    </style:style>
    <style:style style:name="T52" style:family="text">
      <style:text-properties fo:font-weight="bold" officeooo:rsid="00bc6fc1" style:font-weight-asian="bold" style:font-weight-complex="bold" loext:padding="0.0193in" loext:border="0.06pt solid #e3e3e3"/>
    </style:style>
    <style:style style:name="T53" style:family="text">
      <style:text-properties fo:font-weight="bold" style:font-weight-asian="bold" style:font-weight-complex="bold" loext:padding="0.0193in" loext:border="0.06pt solid #e3e3e3"/>
    </style:style>
    <style:style style:name="T54" style:family="text">
      <style:text-properties fo:font-weight="bold" officeooo:rsid="00bfa4c3" style:font-weight-asian="bold" style:font-weight-complex="bold" loext:padding="0.0193in" loext:border="0.06pt solid #e3e3e3"/>
    </style:style>
    <style:style style:name="T55" style:family="text">
      <style:text-properties fo:font-weight="bold" officeooo:rsid="00c12452" style:font-weight-asian="bold" style:font-weight-complex="bold" loext:padding="0.0193in" loext:border="0.06pt solid #e3e3e3"/>
    </style:style>
    <style:style style:name="T56" style:family="text">
      <style:text-properties fo:font-weight="bold" officeooo:rsid="00c301fd" style:font-weight-asian="bold" style:font-weight-complex="bold" loext:padding="0.0193in" loext:border="0.06pt solid #e3e3e3"/>
    </style:style>
    <style:style style:name="T57" style:family="text">
      <style:text-properties fo:font-weight="bold" officeooo:rsid="00c31c24" style:font-weight-asian="bold" style:font-weight-complex="bold" loext:padding="0.0193in" loext:border="0.06pt solid #e3e3e3"/>
    </style:style>
    <style:style style:name="T58" style:family="text">
      <style:text-properties fo:font-weight="bold" officeooo:rsid="00c4190d" style:font-weight-asian="bold" style:font-weight-complex="bold" loext:padding="0.0193in" loext:border="0.06pt solid #e3e3e3"/>
    </style:style>
    <style:style style:name="T59" style:family="text">
      <style:text-properties fo:font-weight="bold" officeooo:rsid="00c563ec" style:font-weight-asian="bold" style:font-weight-complex="bold" loext:padding="0.0193in" loext:border="0.06pt solid #e3e3e3"/>
    </style:style>
    <style:style style:name="T60" style:family="text">
      <style:text-properties fo:font-weight="bold" officeooo:rsid="00c8999c" style:font-weight-asian="bold" style:font-weight-complex="bold" loext:padding="0.0193in" loext:border="0.06pt solid #e3e3e3"/>
    </style:style>
    <style:style style:name="T61" style:family="text">
      <style:text-properties fo:font-weight="bold" officeooo:rsid="00c97931" style:font-weight-asian="bold" style:font-weight-complex="bold" loext:padding="0.0193in" loext:border="0.06pt solid #e3e3e3"/>
    </style:style>
    <style:style style:name="T62" style:family="text">
      <style:text-properties fo:font-weight="bold" officeooo:rsid="00d0b423" style:font-weight-asian="bold" style:font-weight-complex="bold" loext:padding="0.0193in" loext:border="0.06pt solid #e3e3e3"/>
    </style:style>
    <style:style style:name="T63" style:family="text">
      <style:text-properties fo:font-weight="bold" officeooo:rsid="00d16d3d" style:font-weight-asian="bold" style:font-weight-complex="bold" loext:padding="0.0193in" loext:border="0.06pt solid #e3e3e3"/>
    </style:style>
    <style:style style:name="T64" style:family="text">
      <style:text-properties fo:font-weight="bold" officeooo:rsid="00d1f06f" style:font-weight-asian="bold" style:font-weight-complex="bold" loext:padding="0.0193in" loext:border="0.06pt solid #e3e3e3"/>
    </style:style>
    <style:style style:name="T65" style:family="text">
      <style:text-properties fo:font-weight="bold" officeooo:rsid="00d3d23f" style:font-weight-asian="bold" style:font-weight-complex="bold" loext:padding="0.0193in" loext:border="0.06pt solid #e3e3e3"/>
    </style:style>
    <style:style style:name="T66" style:family="text">
      <style:text-properties fo:font-weight="bold" officeooo:rsid="00d63fac" style:font-weight-asian="bold" style:font-weight-complex="bold" loext:padding="0.0193in" loext:border="0.06pt solid #e3e3e3"/>
    </style:style>
    <style:style style:name="T67" style:family="text">
      <style:text-properties fo:font-weight="bold" officeooo:rsid="00d7e684" style:font-weight-asian="bold" style:font-weight-complex="bold" loext:padding="0.0193in" loext:border="0.06pt solid #e3e3e3"/>
    </style:style>
    <style:style style:name="T68" style:family="text">
      <style:text-properties fo:font-weight="bold" officeooo:rsid="00d988eb" style:font-weight-asian="bold" style:font-weight-complex="bold" loext:padding="0.0193in" loext:border="0.06pt solid #e3e3e3"/>
    </style:style>
    <style:style style:name="T69" style:family="text">
      <style:text-properties fo:font-weight="bold" officeooo:rsid="00db3faf" style:font-weight-asian="bold" style:font-weight-complex="bold" loext:padding="0.0193in" loext:border="0.06pt solid #e3e3e3"/>
    </style:style>
    <style:style style:name="T70" style:family="text">
      <style:text-properties fo:font-weight="bold" officeooo:rsid="00dc4467" style:font-weight-asian="bold" style:font-weight-complex="bold" loext:padding="0.0193in" loext:border="0.06pt solid #e3e3e3"/>
    </style:style>
    <style:style style:name="T71" style:family="text">
      <style:text-properties fo:font-weight="bold" officeooo:rsid="00dd4f94" style:font-weight-asian="bold" style:font-weight-complex="bold" loext:padding="0.0193in" loext:border="0.06pt solid #e3e3e3"/>
    </style:style>
    <style:style style:name="T72" style:family="text">
      <style:text-properties fo:font-weight="bold" officeooo:rsid="00dd7db1" style:font-weight-asian="bold" style:font-weight-complex="bold" loext:padding="0.0193in" loext:border="0.06pt solid #e3e3e3"/>
    </style:style>
    <style:style style:name="T73" style:family="text">
      <style:text-properties fo:font-weight="bold" officeooo:rsid="00df7720" style:font-weight-asian="bold" style:font-weight-complex="bold" loext:padding="0.0193in" loext:border="0.06pt solid #e3e3e3"/>
    </style:style>
    <style:style style:name="T74" style:family="text">
      <style:text-properties fo:font-weight="bold" officeooo:rsid="00e0878e" style:font-weight-asian="bold" style:font-weight-complex="bold" loext:padding="0.0193in" loext:border="0.06pt solid #e3e3e3"/>
    </style:style>
    <style:style style:name="T75" style:family="text">
      <style:text-properties loext:padding="0.0193in" loext:border="0.06pt solid #e3e3e3"/>
    </style:style>
    <style:style style:name="T76" style:family="text">
      <style:text-properties fo:font-size="15pt" fo:font-weight="bold" style:font-size-asian="15pt" style:font-weight-asian="bold" style:font-size-complex="15pt" style:font-weight-complex="bold"/>
    </style:style>
    <style:style style:name="T77" style:family="text">
      <style:text-properties fo:font-size="15pt" fo:font-weight="bold" officeooo:rsid="00378bb1" style:font-size-asian="15pt" style:font-weight-asian="bold" style:font-size-complex="15pt" style:font-weight-complex="bold"/>
    </style:style>
    <style:style style:name="T78" style:family="text">
      <style:text-properties fo:font-size="15pt" fo:font-weight="bold" officeooo:rsid="0084fd85" style:font-size-asian="15pt" style:font-weight-asian="bold" style:font-size-complex="15pt" style:font-weight-complex="bold"/>
    </style:style>
    <style:style style:name="T79" style:family="text">
      <style:text-properties fo:font-size="15pt" fo:font-weight="bold" officeooo:rsid="006339d1" style:font-size-asian="15pt" style:font-weight-asian="bold" style:font-size-complex="15pt" style:font-weight-complex="bold"/>
    </style:style>
    <style:style style:name="T80" style:family="text">
      <style:text-properties fo:font-size="15pt" fo:font-weight="bold" officeooo:rsid="0092b926" style:font-size-asian="15pt" style:font-weight-asian="bold" style:font-size-complex="15pt" style:font-weight-complex="bold"/>
    </style:style>
    <style:style style:name="T8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2" style:family="text">
      <style:text-properties fo:font-size="18pt" style:text-underline-style="solid" style:text-underline-width="auto" style:text-underline-color="font-color" fo:font-weight="bold" officeooo:rsid="005d9911" style:font-size-asian="18pt" style:font-weight-asian="bold" style:font-size-complex="18pt" style:font-weight-complex="bold"/>
    </style:style>
    <style:style style:name="T83" style:family="text">
      <style:text-properties fo:font-size="18pt" style:text-underline-style="solid" style:text-underline-width="auto" style:text-underline-color="font-color" fo:font-weight="bold" officeooo:rsid="005f7047" style:font-size-asian="18pt" style:font-weight-asian="bold" style:font-size-complex="18pt" style:font-weight-complex="bold"/>
    </style:style>
    <style:style style:name="T84" style:family="text">
      <style:text-properties fo:font-size="18pt" style:text-underline-style="solid" style:text-underline-width="auto" style:text-underline-color="font-color" fo:font-weight="bold" officeooo:rsid="00699c93" style:font-size-asian="18pt" style:font-weight-asian="bold" style:font-size-complex="18pt" style:font-weight-complex="bold"/>
    </style:style>
    <style:style style:name="T85" style:family="text">
      <style:text-properties fo:font-size="18pt" style:text-underline-style="solid" style:text-underline-width="auto" style:text-underline-color="font-color" fo:font-weight="bold" officeooo:rsid="00b53675" style:font-size-asian="18pt" style:font-weight-asian="bold" style:font-size-complex="18pt" style:font-weight-complex="bold"/>
    </style:style>
    <style:style style:name="T86" style:family="text">
      <style:text-properties fo:font-size="18pt" style:text-underline-style="solid" style:text-underline-width="auto" style:text-underline-color="font-color" fo:font-weight="bold" officeooo:rsid="00db3faf" style:font-size-asian="18pt" style:font-weight-asian="bold" style:font-size-complex="18pt" style:font-weight-complex="bold"/>
    </style:style>
    <style:style style:name="T8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8" style:family="text">
      <style:text-properties officeooo:rsid="00619a69"/>
    </style:style>
    <style:style style:name="T89" style:family="text">
      <style:text-properties officeooo:rsid="006339d1"/>
    </style:style>
    <style:style style:name="T90" style:family="text">
      <style:text-properties officeooo:rsid="00658cb3"/>
    </style:style>
    <style:style style:name="T91" style:family="text">
      <style:text-properties officeooo:rsid="006619ae"/>
    </style:style>
    <style:style style:name="T92" style:family="text">
      <style:text-properties officeooo:rsid="006619ae" loext:padding="0.0193in" loext:border="0.06pt solid #e3e3e3"/>
    </style:style>
    <style:style style:name="T93" style:family="text">
      <style:text-properties officeooo:rsid="0067aa48"/>
    </style:style>
    <style:style style:name="T94" style:family="text">
      <style:text-properties officeooo:rsid="0067aa48" loext:padding="0.0193in" loext:border="0.06pt solid #e3e3e3"/>
    </style:style>
    <style:style style:name="T95" style:family="text">
      <style:text-properties officeooo:rsid="00699c93"/>
    </style:style>
    <style:style style:name="T96" style:family="text">
      <style:text-properties officeooo:rsid="0069fb53"/>
    </style:style>
    <style:style style:name="T97" style:family="text">
      <style:text-properties officeooo:rsid="006afc97"/>
    </style:style>
    <style:style style:name="T98" style:family="text">
      <style:text-properties officeooo:rsid="006b8734"/>
    </style:style>
    <style:style style:name="T99" style:family="text">
      <style:text-properties officeooo:rsid="006cdae6"/>
    </style:style>
    <style:style style:name="T100" style:family="text">
      <style:text-properties officeooo:rsid="006cdae6" loext:padding="0.0193in" loext:border="0.06pt solid #e3e3e3"/>
    </style:style>
    <style:style style:name="T101" style:family="text">
      <style:text-properties officeooo:rsid="006f9ab3"/>
    </style:style>
    <style:style style:name="T102" style:family="text">
      <style:text-properties officeooo:rsid="00717323"/>
    </style:style>
    <style:style style:name="T103" style:family="text">
      <style:text-properties officeooo:rsid="0071b761"/>
    </style:style>
    <style:style style:name="T104" style:family="text">
      <style:text-properties officeooo:rsid="0073485c"/>
    </style:style>
    <style:style style:name="T105" style:family="text">
      <style:text-properties officeooo:rsid="00770c26"/>
    </style:style>
    <style:style style:name="T106" style:family="text">
      <style:text-properties officeooo:rsid="0079a7b3"/>
    </style:style>
    <style:style style:name="T107" style:family="text">
      <style:text-properties officeooo:rsid="007b74c1"/>
    </style:style>
    <style:style style:name="T108" style:family="text">
      <style:text-properties officeooo:rsid="007c97bc"/>
    </style:style>
    <style:style style:name="T109" style:family="text">
      <style:text-properties officeooo:rsid="007c97bc" loext:padding="0.0193in" loext:border="0.06pt solid #e3e3e3"/>
    </style:style>
    <style:style style:name="T110" style:family="text">
      <style:text-properties officeooo:rsid="007cc3fc"/>
    </style:style>
    <style:style style:name="T111" style:family="text">
      <style:text-properties officeooo:rsid="007f147a"/>
    </style:style>
    <style:style style:name="T112" style:family="text">
      <style:text-properties officeooo:rsid="007f8fac"/>
    </style:style>
    <style:style style:name="T113" style:family="text">
      <style:text-properties officeooo:rsid="007fe417"/>
    </style:style>
    <style:style style:name="T114" style:family="text">
      <style:text-properties officeooo:rsid="0080988f"/>
    </style:style>
    <style:style style:name="T115" style:family="text">
      <style:text-properties officeooo:rsid="0081e726"/>
    </style:style>
    <style:style style:name="T116" style:family="text">
      <style:text-properties officeooo:rsid="00824c3d"/>
    </style:style>
    <style:style style:name="T117" style:family="text">
      <style:text-properties officeooo:rsid="008289ad"/>
    </style:style>
    <style:style style:name="T118" style:family="text">
      <style:text-properties officeooo:rsid="008341a5"/>
    </style:style>
    <style:style style:name="T119" style:family="text">
      <style:text-properties officeooo:rsid="0086ef87"/>
    </style:style>
    <style:style style:name="T120" style:family="text">
      <style:text-properties officeooo:rsid="0087e053"/>
    </style:style>
    <style:style style:name="T121" style:family="text">
      <style:text-properties officeooo:rsid="0089737f"/>
    </style:style>
    <style:style style:name="T122" style:family="text">
      <style:text-properties officeooo:rsid="0089737f" loext:padding="0.0193in" loext:border="0.06pt solid #e3e3e3"/>
    </style:style>
    <style:style style:name="T123" style:family="text">
      <style:text-properties officeooo:rsid="008aa77d"/>
    </style:style>
    <style:style style:name="T124" style:family="text">
      <style:text-properties officeooo:rsid="008d382e"/>
    </style:style>
    <style:style style:name="T125" style:family="text">
      <style:text-properties officeooo:rsid="008e0aa1"/>
    </style:style>
    <style:style style:name="T126" style:family="text">
      <style:text-properties officeooo:rsid="0090e0e0"/>
    </style:style>
    <style:style style:name="T127" style:family="text">
      <style:text-properties officeooo:rsid="0091310d"/>
    </style:style>
    <style:style style:name="T128" style:family="text">
      <style:text-properties officeooo:rsid="0092b926"/>
    </style:style>
    <style:style style:name="T129" style:family="text">
      <style:text-properties officeooo:rsid="0093d6ff"/>
    </style:style>
    <style:style style:name="T130" style:family="text">
      <style:text-properties officeooo:rsid="0095746d"/>
    </style:style>
    <style:style style:name="T131" style:family="text">
      <style:text-properties officeooo:rsid="0095746d" loext:padding="0.0193in" loext:border="0.06pt solid #e3e3e3"/>
    </style:style>
    <style:style style:name="T132" style:family="text">
      <style:text-properties officeooo:rsid="00966bd8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89190f" style:font-style-asian="italic" style:font-style-complex="italic"/>
    </style:style>
    <style:style style:name="T135" style:family="text">
      <style:text-properties fo:font-style="italic" officeooo:rsid="0099f60b" style:font-style-asian="italic" style:font-style-complex="italic"/>
    </style:style>
    <style:style style:name="T136" style:family="text">
      <style:text-properties fo:font-style="italic" officeooo:rsid="009b1e02" style:font-style-asian="italic" style:font-style-complex="italic"/>
    </style:style>
    <style:style style:name="T137" style:family="text">
      <style:text-properties fo:font-style="italic" officeooo:rsid="00a02d98" style:font-style-asian="italic" style:font-style-complex="italic"/>
    </style:style>
    <style:style style:name="T138" style:family="text">
      <style:text-properties fo:font-style="italic" officeooo:rsid="00a11f95" style:font-style-asian="italic" style:font-style-complex="italic"/>
    </style:style>
    <style:style style:name="T139" style:family="text">
      <style:text-properties fo:font-style="italic" officeooo:rsid="00a2cf59" style:font-style-asian="italic" style:font-style-complex="italic"/>
    </style:style>
    <style:style style:name="T140" style:family="text">
      <style:text-properties fo:font-style="italic" officeooo:rsid="00ac88fb" style:font-style-asian="italic" style:font-style-complex="italic"/>
    </style:style>
    <style:style style:name="T141" style:family="text">
      <style:text-properties fo:font-style="italic" officeooo:rsid="00adce18" style:font-style-asian="italic" style:font-style-complex="italic"/>
    </style:style>
    <style:style style:name="T142" style:family="text">
      <style:text-properties fo:font-style="italic" officeooo:rsid="00ade057" style:font-style-asian="italic" style:font-style-complex="italic"/>
    </style:style>
    <style:style style:name="T143" style:family="text">
      <style:text-properties fo:font-style="italic" officeooo:rsid="00aaa407" style:font-style-asian="italic" style:font-style-complex="italic"/>
    </style:style>
    <style:style style:name="T144" style:family="text">
      <style:text-properties fo:font-style="italic" officeooo:rsid="00a2866e" style:font-style-asian="italic" style:font-style-complex="italic"/>
    </style:style>
    <style:style style:name="T145" style:family="text">
      <style:text-properties fo:font-style="italic" officeooo:rsid="00b0a8a6" style:font-style-asian="italic" style:font-style-complex="italic"/>
    </style:style>
    <style:style style:name="T146" style:family="text">
      <style:text-properties fo:font-style="italic" officeooo:rsid="00b1ef1f" style:font-style-asian="italic" style:font-style-complex="italic"/>
    </style:style>
    <style:style style:name="T147" style:family="text">
      <style:text-properties fo:font-style="italic" officeooo:rsid="00b3767a" style:font-style-asian="italic" style:font-style-complex="italic"/>
    </style:style>
    <style:style style:name="T148" style:family="text">
      <style:text-properties fo:font-style="italic" officeooo:rsid="00baee73" style:font-style-asian="italic" style:font-style-complex="italic"/>
    </style:style>
    <style:style style:name="T149" style:family="text">
      <style:text-properties fo:font-style="italic" officeooo:rsid="00be4b5c" style:font-style-asian="italic" style:font-style-complex="italic"/>
    </style:style>
    <style:style style:name="T150" style:family="text">
      <style:text-properties fo:font-style="italic" officeooo:rsid="00c301fd" style:font-style-asian="italic" style:font-style-complex="italic"/>
    </style:style>
    <style:style style:name="T151" style:family="text">
      <style:text-properties fo:font-style="italic" officeooo:rsid="00c4190d" style:font-style-asian="italic" style:font-style-complex="italic"/>
    </style:style>
    <style:style style:name="T152" style:family="text">
      <style:text-properties fo:font-style="italic" officeooo:rsid="00c6a99a" style:font-style-asian="italic" style:font-style-complex="italic"/>
    </style:style>
    <style:style style:name="T153" style:family="text">
      <style:text-properties fo:font-style="italic" officeooo:rsid="00c563ec" style:font-style-asian="italic" style:font-style-complex="italic"/>
    </style:style>
    <style:style style:name="T154" style:family="text">
      <style:text-properties fo:font-style="italic" officeooo:rsid="00c8999c" style:font-style-asian="italic" style:font-style-complex="italic"/>
    </style:style>
    <style:style style:name="T155" style:family="text">
      <style:text-properties fo:font-style="italic" officeooo:rsid="00c97931" style:font-style-asian="italic" style:font-style-complex="italic"/>
    </style:style>
    <style:style style:name="T156" style:family="text">
      <style:text-properties fo:font-style="italic" officeooo:rsid="00cf321d" style:font-style-asian="italic" style:font-style-complex="italic"/>
    </style:style>
    <style:style style:name="T157" style:family="text">
      <style:text-properties fo:font-style="italic" officeooo:rsid="00d16d3d" style:font-style-asian="italic" style:font-style-complex="italic"/>
    </style:style>
    <style:style style:name="T158" style:family="text">
      <style:text-properties fo:font-style="italic" officeooo:rsid="00d1f06f" style:font-style-asian="italic" style:font-style-complex="italic"/>
    </style:style>
    <style:style style:name="T159" style:family="text">
      <style:text-properties fo:font-style="italic" officeooo:rsid="00d7e684" style:font-style-asian="italic" style:font-style-complex="italic"/>
    </style:style>
    <style:style style:name="T160" style:family="text">
      <style:text-properties fo:font-style="italic" officeooo:rsid="00d988eb" style:font-style-asian="italic" style:font-style-complex="italic"/>
    </style:style>
    <style:style style:name="T161" style:family="text">
      <style:text-properties fo:font-style="italic" officeooo:rsid="00db6f06" style:font-style-asian="italic" style:font-style-complex="italic"/>
    </style:style>
    <style:style style:name="T162" style:family="text">
      <style:text-properties fo:font-style="italic" officeooo:rsid="00b6180f" style:font-style-asian="italic" style:font-style-complex="italic"/>
    </style:style>
    <style:style style:name="T163" style:family="text">
      <style:text-properties fo:font-style="italic" officeooo:rsid="00dd4f94" style:font-style-asian="italic" style:font-style-complex="italic"/>
    </style:style>
    <style:style style:name="T164" style:family="text">
      <style:text-properties fo:font-style="italic" officeooo:rsid="00db3faf" style:font-style-asian="italic" style:font-style-complex="italic"/>
    </style:style>
    <style:style style:name="T165" style:family="text">
      <style:text-properties fo:font-style="italic" officeooo:rsid="00dd7db1" style:font-style-asian="italic" style:font-style-complex="italic"/>
    </style:style>
    <style:style style:name="T166" style:family="text">
      <style:text-properties fo:font-style="italic" officeooo:rsid="00df7720" style:font-style-asian="italic" style:font-style-complex="italic"/>
    </style:style>
    <style:style style:name="T167" style:family="text">
      <style:text-properties fo:font-style="italic" officeooo:rsid="00e0878e" style:font-style-asian="italic" style:font-style-complex="italic"/>
    </style:style>
    <style:style style:name="T168" style:family="text">
      <style:text-properties fo:font-style="italic" officeooo:rsid="00b53675" style:font-style-asian="italic" style:font-style-complex="italic"/>
    </style:style>
    <style:style style:name="T169" style:family="text">
      <style:text-properties officeooo:rsid="0089190f"/>
    </style:style>
    <style:style style:name="T170" style:family="text">
      <style:text-properties officeooo:rsid="0099f60b"/>
    </style:style>
    <style:style style:name="T171" style:family="text">
      <style:text-properties fo:font-size="12pt" fo:font-weight="normal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99f60b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99f60b" style:font-size-asian="10.5pt" style:font-weight-asian="normal" style:font-size-complex="12pt" style:font-weight-complex="normal" loext:padding="0.0193in" loext:border="0.06pt solid #e3e3e3"/>
    </style:style>
    <style:style style:name="T174" style:family="text">
      <style:text-properties fo:font-size="12pt" fo:font-weight="normal" officeooo:rsid="009cb520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9cb520" style:font-size-asian="10.5pt" style:font-weight-asian="normal" style:font-size-complex="12pt" style:font-weight-complex="normal" loext:padding="0.0193in" loext:border="0.06pt solid #e3e3e3"/>
    </style:style>
    <style:style style:name="T176" style:family="text">
      <style:text-properties fo:font-size="12pt" fo:font-weight="normal" officeooo:rsid="00a11f95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a2866e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a2cf59" style:font-size-asian="10.5pt" style:font-weight-asian="normal" style:font-size-complex="12pt" style:font-weight-complex="normal"/>
    </style:style>
    <style:style style:name="T179" style:family="text">
      <style:text-properties fo:font-size="12pt" fo:font-weight="normal" officeooo:rsid="00a478f5" style:font-size-asian="10.5pt" style:font-weight-asian="normal" style:font-size-complex="12pt" style:font-weight-complex="normal"/>
    </style:style>
    <style:style style:name="T180" style:family="text">
      <style:text-properties fo:font-size="12pt" fo:font-weight="normal" officeooo:rsid="009e88a5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aeea12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style:font-size-asian="10.5pt" style:font-weight-asian="normal" style:font-size-complex="12pt" style:font-weight-complex="normal" loext:padding="0.0193in" loext:border="0.06pt solid #e3e3e3"/>
    </style:style>
    <style:style style:name="T183" style:family="text">
      <style:text-properties fo:font-size="12pt" fo:font-weight="normal" officeooo:rsid="00e21b9c" style:font-size-asian="10.5pt" style:font-weight-asian="normal" style:font-size-complex="12pt" style:font-weight-complex="normal"/>
    </style:style>
    <style:style style:name="T184" style:family="text">
      <style:text-properties fo:font-size="12pt" fo:font-weight="normal" officeooo:rsid="00e21b9c" style:font-size-asian="10.5pt" style:font-weight-asian="normal" style:font-size-complex="12pt" style:font-weight-complex="normal" loext:padding="0.0193in" loext:border="0.06pt solid #e3e3e3"/>
    </style:style>
    <style:style style:name="T185" style:family="text">
      <style:text-properties fo:font-size="12pt" fo:font-weight="normal" officeooo:rsid="00e24a60" style:font-size-asian="10.5pt" style:font-weight-asian="normal" style:font-size-complex="12pt" style:font-weight-complex="normal"/>
    </style:style>
    <style:style style:name="T186" style:family="text">
      <style:text-properties fo:font-size="12pt" fo:font-weight="normal" officeooo:rsid="00e24a60" style:font-size-asian="10.5pt" style:font-weight-asian="normal" style:font-size-complex="12pt" style:font-weight-complex="normal" loext:padding="0.0193in" loext:border="0.06pt solid #e3e3e3"/>
    </style:style>
    <style:style style:name="T187" style:family="text">
      <style:text-properties fo:font-size="12pt" fo:font-weight="normal" officeooo:rsid="00e2582a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e2582a" style:font-size-asian="10.5pt" style:font-weight-asian="normal" style:font-size-complex="12pt" style:font-weight-complex="normal" loext:padding="0.0193in" loext:border="0.06pt solid #e3e3e3"/>
    </style:style>
    <style:style style:name="T189" style:family="text">
      <style:text-properties fo:font-size="12pt" fo:font-weight="normal" officeooo:rsid="00e35c78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e35c78" style:font-size-asian="10.5pt" style:font-weight-asian="normal" style:font-size-complex="12pt" style:font-weight-complex="normal" loext:padding="0.0193in" loext:border="0.06pt solid #e3e3e3"/>
    </style:style>
    <style:style style:name="T191" style:family="text">
      <style:text-properties fo:font-size="12pt" fo:font-style="italic" fo:font-weight="normal" officeooo:rsid="0089190f" style:font-size-asian="10.5pt" style:font-style-asian="italic" style:font-weight-asian="normal" style:font-size-complex="12pt" style:font-style-complex="italic" style:font-weight-complex="normal"/>
    </style:style>
    <style:style style:name="T192" style:family="text">
      <style:text-properties fo:font-size="12pt" fo:font-style="italic" fo:font-weight="normal" officeooo:rsid="0099f60b" style:font-size-asian="10.5pt" style:font-style-asian="italic" style:font-weight-asian="normal" style:font-size-complex="12pt" style:font-style-complex="italic" style:font-weight-complex="normal"/>
    </style:style>
    <style:style style:name="T193" style:family="text">
      <style:text-properties fo:font-size="12pt" fo:font-style="italic" fo:font-weight="normal" officeooo:rsid="009cb520" style:font-size-asian="10.5pt" style:font-style-asian="italic" style:font-weight-asian="normal" style:font-size-complex="12pt" style:font-style-complex="italic" style:font-weight-complex="normal"/>
    </style:style>
    <style:style style:name="T194" style:family="text">
      <style:text-properties fo:font-size="12pt" fo:font-style="italic" fo:font-weight="normal" officeooo:rsid="00a02d98" style:font-size-asian="10.5pt" style:font-style-asian="italic" style:font-weight-asian="normal" style:font-size-complex="12pt" style:font-style-complex="italic" style:font-weight-complex="normal"/>
    </style:style>
    <style:style style:name="T195" style:family="text">
      <style:text-properties fo:font-size="12pt" fo:font-style="italic" fo:font-weight="normal" officeooo:rsid="009e88a5" style:font-size-asian="10.5pt" style:font-style-asian="italic" style:font-weight-asian="normal" style:font-size-complex="12pt" style:font-style-complex="italic" style:font-weight-complex="normal"/>
    </style:style>
    <style:style style:name="T196" style:family="text">
      <style:text-properties fo:font-size="12pt" fo:font-style="italic" fo:font-weight="normal" officeooo:rsid="00ac88fb" style:font-size-asian="10.5pt" style:font-style-asian="italic" style:font-weight-asian="normal" style:font-size-complex="12pt" style:font-style-complex="italic" style:font-weight-complex="normal"/>
    </style:style>
    <style:style style:name="T197" style:family="text">
      <style:text-properties fo:font-size="12pt" fo:font-style="italic" fo:font-weight="normal" officeooo:rsid="00adce18" style:font-size-asian="10.5pt" style:font-style-asian="italic" style:font-weight-asian="normal" style:font-size-complex="12pt" style:font-style-complex="italic" style:font-weight-complex="normal"/>
    </style:style>
    <style:style style:name="T198" style:family="text">
      <style:text-properties fo:font-size="12pt" fo:font-style="italic" fo:font-weight="normal" officeooo:rsid="00c97931" style:font-size-asian="10.5pt" style:font-style-asian="italic" style:font-weight-asian="normal" style:font-size-complex="12pt" style:font-style-complex="italic" style:font-weight-complex="normal"/>
    </style:style>
    <style:style style:name="T199" style:family="text">
      <style:text-properties fo:font-size="12pt" fo:font-style="italic" fo:font-weight="normal" officeooo:rsid="009b1e02" style:font-size-asian="10.5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normal" officeooo:rsid="00a11f95" style:font-size-asian="10.5pt" style:font-style-asian="italic" style:font-weight-asian="normal" style:font-size-complex="12pt" style:font-style-complex="italic" style:font-weight-complex="normal"/>
    </style:style>
    <style:style style:name="T201" style:family="text">
      <style:text-properties fo:font-size="12pt" fo:font-style="italic" fo:font-weight="normal" officeooo:rsid="00e21b9c" style:font-size-asian="10.5pt" style:font-style-asian="italic" style:font-weight-asian="normal" style:font-size-complex="12pt" style:font-style-complex="italic" style:font-weight-complex="normal"/>
    </style:style>
    <style:style style:name="T202" style:family="text">
      <style:text-properties fo:font-size="12pt" officeooo:rsid="0070dae4" style:font-size-asian="12pt" style:font-size-complex="12pt"/>
    </style:style>
    <style:style style:name="T203" style:family="text">
      <style:text-properties fo:font-size="12pt" officeooo:rsid="00ac88fb" style:font-size-asian="12pt" style:font-size-complex="12pt"/>
    </style:style>
    <style:style style:name="T204" style:family="text">
      <style:text-properties officeooo:rsid="009b1e02"/>
    </style:style>
    <style:style style:name="T205" style:family="text">
      <style:text-properties officeooo:rsid="009cb520"/>
    </style:style>
    <style:style style:name="T206" style:family="text">
      <style:text-properties officeooo:rsid="009e88a5"/>
    </style:style>
    <style:style style:name="T207" style:family="text">
      <style:text-properties officeooo:rsid="00a02d98"/>
    </style:style>
    <style:style style:name="T208" style:family="text">
      <style:text-properties officeooo:rsid="00a11f95"/>
    </style:style>
    <style:style style:name="T209" style:family="text">
      <style:text-properties officeooo:rsid="00a2866e"/>
    </style:style>
    <style:style style:name="T210" style:family="text">
      <style:text-properties officeooo:rsid="00a2cf59"/>
    </style:style>
    <style:style style:name="T211" style:family="text">
      <style:text-properties officeooo:rsid="00a553fa"/>
    </style:style>
    <style:style style:name="T212" style:family="text">
      <style:text-properties officeooo:rsid="00aaa407"/>
    </style:style>
    <style:style style:name="T213" style:family="text">
      <style:text-properties officeooo:rsid="00aaa407" loext:padding="0.0193in" loext:border="0.06pt solid #e3e3e3"/>
    </style:style>
    <style:style style:name="T214" style:family="text">
      <style:text-properties officeooo:rsid="00ac88fb"/>
    </style:style>
    <style:style style:name="T215" style:family="text">
      <style:text-properties officeooo:rsid="00ad2ab0"/>
    </style:style>
    <style:style style:name="T216" style:family="text">
      <style:text-properties officeooo:rsid="00adce18"/>
    </style:style>
    <style:style style:name="T217" style:family="text">
      <style:text-properties officeooo:rsid="00ade057"/>
    </style:style>
    <style:style style:name="T218" style:family="text">
      <style:text-properties officeooo:rsid="00aeea12"/>
    </style:style>
    <style:style style:name="T219" style:family="text">
      <style:text-properties officeooo:rsid="00b0a8a6"/>
    </style:style>
    <style:style style:name="T220" style:family="text">
      <style:text-properties officeooo:rsid="00b1ef1f"/>
    </style:style>
    <style:style style:name="T221" style:family="text">
      <style:text-properties officeooo:rsid="00b300ce"/>
    </style:style>
    <style:style style:name="T222" style:family="text">
      <style:text-properties officeooo:rsid="00b53675" loext:padding="0.0193in" loext:border="0.06pt solid #e3e3e3"/>
    </style:style>
    <style:style style:name="T223" style:family="text">
      <style:text-properties officeooo:rsid="00b6180f"/>
    </style:style>
    <style:style style:name="T224" style:family="text">
      <style:text-properties officeooo:rsid="00b72540"/>
    </style:style>
    <style:style style:name="T225" style:family="text">
      <style:text-properties officeooo:rsid="00b7a730"/>
    </style:style>
    <style:style style:name="T226" style:family="text">
      <style:text-properties officeooo:rsid="00baee73"/>
    </style:style>
    <style:style style:name="T227" style:family="text">
      <style:text-properties officeooo:rsid="00bb689e"/>
    </style:style>
    <style:style style:name="T228" style:family="text">
      <style:text-properties officeooo:rsid="00be4b5c"/>
    </style:style>
    <style:style style:name="T229" style:family="text">
      <style:text-properties officeooo:rsid="00bfa4c3"/>
    </style:style>
    <style:style style:name="T230" style:family="text">
      <style:text-properties officeooo:rsid="00c12452"/>
    </style:style>
    <style:style style:name="T231" style:family="text">
      <style:text-properties officeooo:rsid="00c12452" loext:padding="0.0193in" loext:border="0.06pt solid #e3e3e3"/>
    </style:style>
    <style:style style:name="T232" style:family="text">
      <style:text-properties officeooo:rsid="00c301fd"/>
    </style:style>
    <style:style style:name="T233" style:family="text">
      <style:text-properties officeooo:rsid="00c31c24"/>
    </style:style>
    <style:style style:name="T234" style:family="text">
      <style:text-properties officeooo:rsid="00c4190d"/>
    </style:style>
    <style:style style:name="T235" style:family="text">
      <style:text-properties officeooo:rsid="00c563ec"/>
    </style:style>
    <style:style style:name="T236" style:family="text">
      <style:text-properties officeooo:rsid="00c563ec" loext:padding="0.0193in" loext:border="0.06pt solid #e3e3e3"/>
    </style:style>
    <style:style style:name="T237" style:family="text">
      <style:text-properties officeooo:rsid="00c8999c"/>
    </style:style>
    <style:style style:name="T238" style:family="text">
      <style:text-properties officeooo:rsid="00c97931"/>
    </style:style>
    <style:style style:name="T239" style:family="text">
      <style:text-properties officeooo:rsid="00cb6a9f"/>
    </style:style>
    <style:style style:name="T240" style:family="text">
      <style:text-properties officeooo:rsid="00cdfe48"/>
    </style:style>
    <style:style style:name="T241" style:family="text">
      <style:text-properties officeooo:rsid="00d0a5f5"/>
    </style:style>
    <style:style style:name="T242" style:family="text">
      <style:text-properties officeooo:rsid="00d0b423"/>
    </style:style>
    <style:style style:name="T243" style:family="text">
      <style:text-properties officeooo:rsid="00d16d3d"/>
    </style:style>
    <style:style style:name="T244" style:family="text">
      <style:text-properties officeooo:rsid="00d16d3d" loext:padding="0.0193in" loext:border="0.06pt solid #e3e3e3"/>
    </style:style>
    <style:style style:name="T245" style:family="text">
      <style:text-properties officeooo:rsid="00d1f06f"/>
    </style:style>
    <style:style style:name="T246" style:family="text">
      <style:text-properties officeooo:rsid="00d3d23f"/>
    </style:style>
    <style:style style:name="T247" style:family="text">
      <style:text-properties officeooo:rsid="00d4ed31"/>
    </style:style>
    <style:style style:name="T248" style:family="text">
      <style:text-properties officeooo:rsid="00d63fac"/>
    </style:style>
    <style:style style:name="T249" style:family="text">
      <style:text-properties officeooo:rsid="00d7e684"/>
    </style:style>
    <style:style style:name="T250" style:family="text">
      <style:text-properties officeooo:rsid="00d988eb"/>
    </style:style>
    <style:style style:name="T251" style:family="text">
      <style:text-properties officeooo:rsid="00db3faf"/>
    </style:style>
    <style:style style:name="T252" style:family="text">
      <style:text-properties officeooo:rsid="00dc4467"/>
    </style:style>
    <style:style style:name="T253" style:family="text">
      <style:text-properties officeooo:rsid="00dd4f94"/>
    </style:style>
    <style:style style:name="T254" style:family="text">
      <style:text-properties officeooo:rsid="00dd4f94" loext:padding="0.0193in" loext:border="0.06pt solid #e3e3e3"/>
    </style:style>
    <style:style style:name="T255" style:family="text">
      <style:text-properties officeooo:rsid="00b3767a"/>
    </style:style>
    <style:style style:name="T256" style:family="text">
      <style:text-properties officeooo:rsid="00dd7db1"/>
    </style:style>
    <style:style style:name="T257" style:family="text">
      <style:text-properties officeooo:rsid="00df7720"/>
    </style:style>
    <style:style style:name="T258" style:family="text">
      <style:text-properties officeooo:rsid="00e0878e"/>
    </style:style>
    <style:style style:name="T259" style:family="text">
      <style:text-properties officeooo:rsid="00e24a60"/>
    </style:style>
    <style:style style:name="T260" style:family="text">
      <style:text-properties officeooo:rsid="00e2582a"/>
    </style:style>
    <style:style style:name="T261" style:family="text">
      <style:text-properties officeooo:rsid="00e35c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2">Thief</text:span><text:span text:style-name="T81">:</text:span><text:span text:style-name="T87"> </text:span></text:p>
      <text:p text:style-name="P20"/>
      <text:p text:style-name="P74"><text:span text:style-name="Strong_20_Emphasis"><text:span text:style-name="T75">Description:</text:span></text:span> The Thief is a nimble and cunning class, specializing in quick strikes and evasive maneuvers.</text:p>
      <text:p text:style-name="P1">Skills:</text:p>
      <text:p text:style-name="P73"><text:span text:style-name="Strong_20_Emphasis"><text:span text:style-name="T75"/></text:span></text:p>
      <text:p text:style-name="P73"><text:span text:style-name="Strong_20_Emphasis"><text:span text:style-name="T75">Stab:</text:span></text:span> </text:p>
      <text:list xml:id="list3744367004" text:style-name="L1">
        <text:list-item>
          <text:p text:style-name="P120">Execute a precise physical attack, aiming to inflict a bleeding wound on the target.</text:p>
        </text:list-item>
        <text:list-item>
          <text:p text:style-name="P117"><text:span text:style-name="T204">Deal </text:span><text:span text:style-name="T259">(</text:span><text:span text:style-name="T261">1</text:span><text:span text:style-name="T205">-</text:span><text:span text:style-name="T261">2.5</text:span><text:span text:style-name="T205"> * </text:span><text:span text:style-name="T259">Dex)</text:span><text:span text:style-name="T205"> </text:span><text:span text:style-name="T259">P</text:span><text:span text:style-name="T204">hysical </text:span><text:span text:style-name="T259">D</text:span><text:span text:style-name="T204">amage, with a </text:span><text:span text:style-name="T261">3</text:span><text:span text:style-name="T204">0% chance to inflict 1x Bleeding.</text:span>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5">2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1"/>
      <text:p text:style-name="P226"><text:span text:style-name="Strong_20_Emphasis"><text:span text:style-name="T75">Caltrops:</text:span></text:span> </text:p>
      <text:list xml:id="list53838649931865" text:continue-numbering="true" text:style-name="L1">
        <text:list-item>
          <text:p text:style-name="P118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118"><text:span text:style-name="T170">Scatter caltrops at the target tile, d</text:span><text:span text:style-name="T169">eal</text:span><text:span text:style-name="T170">ing</text:span><text:span text:style-name="T169"> </text:span><text:span text:style-name="T260">(Dex)</text:span><text:span text:style-name="T170"> </text:span><text:span text:style-name="T204">physical </text:span><text:span text:style-name="T170">damage and 1x Slow to enemies that pass through it. Lasts for </text:span><text:span text:style-name="T240">5</text:span><text:span text:style-name="T170"> turns.</text:span></text:p>
        </text:list-item>
        <text:list-item>
          <text:p text:style-name="P118"><text:span text:style-name="T183">Initiative: 1, </text:span><text:span text:style-name="T171">Cooldown: </text:span><text:span text:style-name="T185">5</text:span><text:span text:style-name="T174">, </text:span><text:span text:style-name="T171">Cost: </text:span><text:span text:style-name="T189">1</text:span><text:span text:style-name="T171">, Range: </text:span><text:span text:style-name="T185">3</text:span><text:span text:style-name="T171">, Accuracy: </text:span><text:span text:style-name="T183">-</text:span><text:span text:style-name="T171">;</text:span></text:p>
        </text:list-item>
      </text:list>
      <text:p text:style-name="P1"/>
      <text:p text:style-name="P38"><text:span text:style-name="Strong_20_Emphasis"><text:span text:style-name="T75">Dagger Throw:</text:span></text:span> </text:p>
      <text:list xml:id="list53838652992554" text:continue-numbering="true" text:style-name="L1">
        <text:list-item>
          <text:p text:style-name="P80"><text:span text:style-name="T134">Hurl a knife at </text:span><text:span text:style-name="T136">the</text:span><text:span text:style-name="T134"> target with precision and speed.</text:span></text:p>
        </text:list-item>
        <text:list-item>
          <text:p text:style-name="P119"><text:span text:style-name="T260">D</text:span><text:span text:style-name="T169">eal </text:span><text:span text:style-name="T259">(</text:span><text:span text:style-name="T260">1</text:span><text:span text:style-name="T205">-</text:span><text:span text:style-name="T261">2</text:span><text:span text:style-name="T205"> * </text:span><text:span text:style-name="T259">Dex)</text:span><text:span text:style-name="T170"> </text:span><text:span text:style-name="T260">P</text:span><text:span text:style-name="T204">hysical </text:span><text:span text:style-name="T260">D</text:span><text:span text:style-name="T170">amage </text:span><text:span text:style-name="T204">with a 70% critical hit chance </text:span><text:span text:style-name="T260">to the target</text:span><text:span text:style-name="T170">.</text:span></text:p>
        </text:list-item>
        <text:list-item>
          <text:p text:style-name="P117"><text:span text:style-name="T183">Initiative: </text:span><text:span text:style-name="T185">2</text:span><text:span text:style-name="T183">, </text:span><text:span text:style-name="T174">Cooldown: </text:span><text:span text:style-name="T185">2</text:span><text:span text:style-name="T174">, Cost: </text:span><text:span text:style-name="T185">2</text:span><text:span text:style-name="T174">, Range: </text:span><text:span text:style-name="T185">3</text:span><text:span text:style-name="T174">, Accuracy: </text:span><text:span text:style-name="T187">95</text:span><text:span text:style-name="T174">;</text:span></text:p>
        </text:list-item>
      </text:list>
      <text:p text:style-name="P39"><text:span text:style-name="Strong_20_Emphasis"><text:span text:style-name="T75"/></text:span></text:p>
      <text:p text:style-name="P39"><text:span text:style-name="Strong_20_Emphasis"><text:span text:style-name="T75">Feint:</text:span></text:span> </text:p>
      <text:list xml:id="list53838468236253" text:continue-numbering="true" text:style-name="L1">
        <text:list-item>
          <text:p text:style-name="P121">Deceive the enemy with a feinted attack, causing them to lower their defense.</text:p>
        </text:list-item>
        <text:list-item>
          <text:p text:style-name="P81"><text:span text:style-name="T204">Lowers an enemy’s </text:span><text:span text:style-name="T260">P</text:span><text:span text:style-name="T204">hysical </text:span><text:span text:style-name="T260">Resistance </text:span><text:span text:style-name="T204">by </text:span><text:span text:style-name="T224">25-</text:span><text:span text:style-name="T259">50</text:span><text:span text:style-name="T204">% for 1 turn.</text:span></text:p>
        </text:list-item>
        <text:list-item>
          <text:p text:style-name="P117"><text:span text:style-name="T183">Initiative: </text:span><text:span text:style-name="T185">2</text:span><text:span text:style-name="T183">, </text:span><text:span text:style-name="T171">Cooldown: </text:span><text:span text:style-name="T185">4</text:span><text:span text:style-name="T174">, </text:span><text:span text:style-name="T171">Cost: </text:span><text:span text:style-name="T185">2</text:span><text:span text:style-name="T171">, Range: </text:span><text:span text:style-name="T187">2</text:span><text:span text:style-name="T171">, Accuracy: </text:span><text:span text:style-name="T187">80</text:span><text:span text:style-name="T171">;</text:span></text:p>
        </text:list-item>
      </text:list>
      <text:p text:style-name="P226"><text:span text:style-name="Strong_20_Emphasis"><text:span text:style-name="T75"/></text:span></text:p>
      <text:p text:style-name="P226"><text:span text:style-name="Strong_20_Emphasis"><text:span text:style-name="T75">Vanish:</text:span></text:span> </text:p>
      <text:list xml:id="list53838831790687" text:continue-numbering="true" text:style-name="L1">
        <text:list-item>
          <text:p text:style-name="P189"><text:span text:style-name="T134">The user </text:span><text:span text:style-name="T133">briefly vanishes</text:span><text:span text:style-name="T134">, </text:span><text:span text:style-name="T133">remaining undetected by foes.</text:span></text:p>
        </text:list-item>
        <text:list-item>
          <text:p text:style-name="P189">Gain 1x <text:span text:style-name="T205">I</text:span>nvisibility.</text:p>
        </text:list-item>
        <text:list-item>
          <text:p text:style-name="P118"><text:span text:style-name="Strong_20_Emphasis"><text:span text:style-name="T184">Initiative: </text:span></text:span><text:span text:style-name="Strong_20_Emphasis"><text:span text:style-name="T186">3</text:span></text:span><text:span text:style-name="Strong_20_Emphasis"><text:span text:style-name="T184">, </text:span></text:span><text:span text:style-name="Strong_20_Emphasis"><text:span text:style-name="T182">Cooldown: </text:span></text:span><text:span text:style-name="Strong_20_Emphasis"><text:span text:style-name="T188">4</text:span></text:span><text:span text:style-name="Strong_20_Emphasis"><text:span text:style-name="T175">, </text:span></text:span><text:span text:style-name="Strong_20_Emphasis"><text:span text:style-name="T182">Cost: </text:span></text:span><text:span text:style-name="Strong_20_Emphasis"><text:span text:style-name="T188">2</text:span></text:span><text:span text:style-name="Strong_20_Emphasis"><text:span text:style-name="T182">, Range: </text:span></text:span><text:span text:style-name="Strong_20_Emphasis"><text:span text:style-name="T188">N</text:span></text:span><text:span text:style-name="Strong_20_Emphasis"><text:span text:style-name="T182">, Accuracy: </text:span></text:span><text:span text:style-name="Strong_20_Emphasis"><text:span text:style-name="T184">-</text:span></text:span><text:span text:style-name="Strong_20_Emphasis"><text:span text:style-name="T182">;</text:span></text:span></text:p>
        </text:list-item>
      </text:list>
      <text:p text:style-name="P39"><text:span text:style-name="Strong_20_Emphasis"><text:span text:style-name="T75"/></text:span></text:p>
      <text:p text:style-name="P226"><text:span text:style-name="Strong_20_Emphasis"><text:span text:style-name="T75">Double Slice:</text:span></text:span> </text:p>
      <text:list xml:id="list53839612711887" text:continue-numbering="true" text:style-name="L1">
        <text:list-item>
          <text:p text:style-name="P138">Perform a swift series of slashes, either targeting a single enemy twice or two separate enemies once each.</text:p>
        </text:list-item>
        <text:list-item>
          <text:p text:style-name="P118"><text:span text:style-name="T204">Deal </text:span><text:span text:style-name="T259">(</text:span><text:span text:style-name="T261">2</text:span><text:span text:style-name="T205">-</text:span><text:span text:style-name="T261">3</text:span><text:span text:style-name="T205"> * </text:span><text:span text:style-name="T259">Dex)</text:span><text:span text:style-name="T205"> </text:span><text:span text:style-name="T204">physical damage </text:span><text:span text:style-name="T205">twice, targeting up to 2 enemies. Has a 2</text:span><text:span text:style-name="T259">5</text:span><text:span text:style-name="T205">% Critical Hit Chance.</text:span></text:p>
        </text:list-item>
        <text:list-item>
          <text:p text:style-name="P118"><text:span text:style-name="Strong_20_Emphasis"><text:span text:style-name="T184">Initiative: </text:span></text:span><text:span text:style-name="Strong_20_Emphasis"><text:span text:style-name="T186">3</text:span></text:span><text:span text:style-name="Strong_20_Emphasis"><text:span text:style-name="T184">, </text:span></text:span><text:span text:style-name="Strong_20_Emphasis"><text:span text:style-name="T182">Cooldown: </text:span></text:span><text:span text:style-name="Strong_20_Emphasis"><text:span text:style-name="T190">4</text:span></text:span><text:span text:style-name="Strong_20_Emphasis"><text:span text:style-name="T175">, </text:span></text:span><text:span text:style-name="Strong_20_Emphasis"><text:span text:style-name="T182">Cost: </text:span></text:span><text:span text:style-name="Strong_20_Emphasis"><text:span text:style-name="T188">4</text:span></text:span><text:span text:style-name="Strong_20_Emphasis"><text:span text:style-name="T182">, Range: </text:span></text:span><text:span text:style-name="Strong_20_Emphasis"><text:span text:style-name="T173">1</text:span></text:span><text:span text:style-name="Strong_20_Emphasis"><text:span text:style-name="T182">, Accuracy: </text:span></text:span><text:span text:style-name="Strong_20_Emphasis"><text:span text:style-name="T186">80</text:span></text:span><text:span text:style-name="Strong_20_Emphasis"><text:span text:style-name="T182">;</text:span></text:span></text:p>
        </text:list-item>
      </text:list>
      <text:p text:style-name="P39"><text:span text:style-name="Strong_20_Emphasis"><text:span text:style-name="T75"/></text:span></text:p>
      <text:p text:style-name="P39"><text:span text:style-name="Strong_20_Emphasis"><text:span text:style-name="T75">Guileful </text:span></text:span><text:span text:style-name="Strong_20_Emphasis"><text:span text:style-name="T2">Reposition</text:span></text:span><text:span text:style-name="Strong_20_Emphasis"><text:span text:style-name="T75">:</text:span></text:span> </text:p>
      <text:list xml:id="list53839118783947" text:continue-numbering="true" text:style-name="L1">
        <text:list-item>
          <text:p text:style-name="P121">Perform a series of acrobatic maneuvers, leaping over a foe while attacking and landing in a distant position.</text:p>
        </text:list-item>
        <text:list-item>
          <text:p text:style-name="P81"><text:span text:style-name="T204">Deal </text:span><text:span text:style-name="T260">(1-3 * Dex)</text:span><text:span text:style-name="T204"> </text:span><text:span text:style-name="T260">P</text:span><text:span text:style-name="T204">hysical </text:span><text:span text:style-name="T260">D</text:span><text:span text:style-name="T204">amage to an adjacent enemy, then jump to an empty tile </text:span><text:span text:style-name="T260">in a 3 tile range</text:span><text:span text:style-name="T204">.</text:span></text:p>
        </text:list-item>
        <text:list-item>
          <text:p text:style-name="P117"><text:span text:style-name="T183">Initiative: </text:span><text:span text:style-name="T185">3</text:span><text:span text:style-name="T183">, </text:span><text:span text:style-name="T171">Cooldown: </text:span><text:span text:style-name="T187">4</text:span><text:span text:style-name="T174">, </text:span><text:span text:style-name="T171">Cost: </text:span><text:span text:style-name="T187">3</text:span><text:span text:style-name="T171">, Range: </text:span><text:span text:style-name="T187">1</text:span><text:span text:style-name="T171">, Accuracy: </text:span><text:span text:style-name="T183">100</text:span><text:span text:style-name="T171">;</text:span></text:p>
        </text:list-item>
      </text:list>
      <text:p text:style-name="Standard"/>
      <text:p text:style-name="Standard"/>
      <text:p text:style-name="P77"><text:span text:style-name="T83">Mercenary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A skilled rogue who walks the <text:span text:style-name="T91">fine </text:span>line between right and wrong, the Mercenary is a master of survival, offering their services to the highest bidder in the seedy underbelly of society.</text:p>
      <text:p text:style-name="P24"/>
      <text:p text:style-name="P43"><text:span text:style-name="T79">Previous </text:span><text:span text:style-name="T76">Skills:</text:span></text:p>
      <text:p text:style-name="P13"/>
      <text:p text:style-name="P40"><text:span text:style-name="Strong_20_Emphasis"><text:span text:style-name="T75">Caltrops:</text:span></text:span> </text:p>
      <text:list xml:id="list53837672582692" text:continue-numbering="true" text:style-name="L1">
        <text:list-item>
          <text:p text:style-name="P82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82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3">1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40"><text:span text:style-name="Strong_20_Emphasis"><text:span text:style-name="T75"/></text:span></text:p>
      <text:p text:style-name="P40"><text:span text:style-name="Strong_20_Emphasis"><text:span text:style-name="T75">Feint:</text:span></text:span> </text:p>
      <text:list xml:id="list53838214643940" text:continue-numbering="true" text:style-name="L1">
        <text:list-item>
          <text:p text:style-name="P122">Deceive the enemy with a feinted attack, causing them to lower their defense.</text:p>
        </text:list-item>
        <text:list-item>
          <text:p text:style-name="P181">Lowers an enemy’s physical defense by 35% for 1 turn.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3">1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40"><text:span text:style-name="Strong_20_Emphasis"><text:span text:style-name="T75"/></text:span></text:p>
      <text:p text:style-name="P40"><text:span text:style-name="Strong_20_Emphasis"><text:span text:style-name="T75">Guileful </text:span></text:span><text:span text:style-name="Strong_20_Emphasis"><text:span text:style-name="T2">Reposition</text:span></text:span><text:span text:style-name="Strong_20_Emphasis"><text:span text:style-name="T75">:</text:span></text:span> </text:p>
      <text:list xml:id="list53838234289994" text:continue-numbering="true" text:style-name="L1">
        <text:list-item>
          <text:p text:style-name="P122">Perform a series of acrobatic maneuvers, leaping over a foe while attacking and landing in a distant position.</text:p>
        </text:list-item>
        <text:list-item>
          <text:p text:style-name="P181">Deal 5-10 physical damage to an adjacent enemy, then jump to an empty tile.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3">1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>Skills:</text:p>
      <text:p text:style-name="P2"/>
      <text:p text:style-name="P40"><text:span text:style-name="Strong_20_Emphasis"><text:span text:style-name="T75">Smoke Bomb (Upgrade of Vanish):</text:span></text:span> </text:p>
      <text:list xml:id="list53837804257338" text:continue-numbering="true" text:style-name="L1">
        <text:list-item>
          <text:p text:style-name="P181"><text:span text:style-name="T134">The user</text:span><text:span text:style-name="T133"> vanishes </text:span><text:span text:style-name="T137">by</text:span><text:span text:style-name="T134"> releasing a smoke bomb </text:span><text:span text:style-name="T137">that blinds foes.</text:span></text:p>
        </text:list-item>
        <text:list-item>
          <text:p text:style-name="P82"><text:span text:style-name="T204">Gain </text:span><text:span text:style-name="T207">2</text:span><text:span text:style-name="T204">x </text:span><text:span text:style-name="T205">I</text:span><text:span text:style-name="T204">nvisibility. </text:span><text:span text:style-name="T207">All adjacent targets gain 1x Blindness.</text:span>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3">1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50"/>
      <text:p text:style-name="P40"><text:span text:style-name="Strong_20_Emphasis"><text:span text:style-name="T3">Nasty Stab</text:span></text:span><text:span text:style-name="Strong_20_Emphasis"><text:span text:style-name="T75"> (Upgrade of Stab):</text:span></text:span> </text:p>
      <text:list xml:id="list53838328672982" text:continue-numbering="true" text:style-name="L1">
        <text:list-item>
          <text:p text:style-name="P122">Delivers a lethal blow that inflict<text:span text:style-name="T207">s</text:span> a <text:span text:style-name="T207">grave</text:span> bleeding wound on the target.</text:p>
        </text:list-item>
        <text:list-item>
          <text:p text:style-name="P82"><text:span text:style-name="T204">Deal </text:span><text:span text:style-name="T207">20-25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.</text:span></text:p>
        </text:list-item>
        <text:list-item>
          <text:p text:style-name="P117"><text:span text:style-name="T201">Initiative: 1, </text:span><text:span text:style-name="T193">Cooldown: 1, Cost: </text:span><text:span text:style-name="T201">1</text:span><text:span text:style-name="T193">, Range: </text:span><text:span text:style-name="T192">1</text:span><text:span text:style-name="T193">, Accuracy: </text:span><text:span text:style-name="T201">100</text:span><text:span text:style-name="T193">;0</text:span></text:p>
        </text:list-item>
      </text:list>
      <text:p text:style-name="P50"/>
      <text:p text:style-name="P40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8002380389" text:continue-numbering="true" text:style-name="L1">
        <text:list-item>
          <text:p text:style-name="P82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82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117"><text:span text:style-name="T201">Initiative: 1, </text:span><text:span text:style-name="T191">Cooldown: </text:span><text:span text:style-name="T193">1, </text:span><text:span text:style-name="T191">Cost: </text:span><text:span text:style-name="T201">1</text:span><text:span text:style-name="T191">, Range: </text:span><text:span text:style-name="T192">1</text:span><text:span text:style-name="T191">, Accuracy: </text:span><text:span text:style-name="T201">100</text:span><text:span text:style-name="T191">;</text:span></text:p>
        </text:list-item>
      </text:list>
      <text:p text:style-name="P50"/>
      <text:p text:style-name="P40"><text:soft-page-break/><text:span text:style-name="Strong_20_Emphasis"><text:span text:style-name="T3">Dynamic</text:span></text:span><text:span text:style-name="Strong_20_Emphasis"><text:span text:style-name="T75"> </text:span></text:span><text:span text:style-name="Strong_20_Emphasis"><text:span text:style-name="T3">Slice</text:span></text:span><text:span text:style-name="Strong_20_Emphasis"><text:span text:style-name="T75"> (Upgrade of Double Slice):</text:span></text:span> </text:p>
      <text:list xml:id="list53838357640103" text:continue-numbering="true" text:style-name="L1">
        <text:list-item>
          <text:p text:style-name="P82"><text:span text:style-name="T136">Perform a </text:span><text:span text:style-name="T137">flashing</text:span><text:span text:style-name="T136"> series of slashes, targeting </text:span><text:span text:style-name="T137">up to</text:span><text:span text:style-name="T136"> </text:span><text:span text:style-name="T137">three </text:span><text:span text:style-name="T136">separate.</text:span></text:p>
        </text:list-item>
        <text:list-item>
          <text:p text:style-name="P82"><text:span text:style-name="T204">Deal </text:span><text:span text:style-name="T205">1</text:span><text:span text:style-name="T208">8</text:span><text:span text:style-name="T205">-2</text:span><text:span text:style-name="T208">3</text:span><text:span text:style-name="T205"> </text:span><text:span text:style-name="T204">physical damage </text:span><text:span text:style-name="T207">three times</text:span><text:span text:style-name="T205">, targeting up to </text:span><text:span text:style-name="T207">3</text:span><text:span text:style-name="T205"> enemies. Has a </text:span><text:span text:style-name="T207">35</text:span><text:span text:style-name="T205">% Critical Hit Chance.</text:span></text:p>
        </text:list-item>
        <text:list-item>
          <text:p text:style-name="P117"><text:span text:style-name="T201">Initiative: 1, </text:span><text:span text:style-name="T191">Cooldown: </text:span><text:span text:style-name="T193">1, </text:span><text:span text:style-name="T191">Cost: </text:span><text:span text:style-name="T201">1</text:span><text:span text:style-name="T191">, Range: </text:span><text:span text:style-name="T192">1</text:span><text:span text:style-name="T191">, Accuracy: </text:span><text:span text:style-name="T201">100</text:span><text:span text:style-name="T191">;</text:span></text:p>
        </text:list-item>
      </text:list>
      <text:p text:style-name="P40"/>
      <text:p text:style-name="P41"><text:span text:style-name="Strong_20_Emphasis"><text:span text:style-name="T92">Merciless Assaul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900217384" text:continue-numbering="true" text:style-name="L1">
        <text:list-item>
          <text:p text:style-name="P83"><text:span text:style-name="T134">Launch a relentless assault on a single target, </text:span><text:span text:style-name="T138">increasing the damage with each hit.</text:span></text:p>
        </text:list-item>
        <text:list-item>
          <text:p text:style-name="P190">Strike the target 4 times. The initial hit deals 8-13 damage, and each hit increases the damage by (1-5).</text:p>
        </text:list-item>
        <text:list-item>
          <text:p text:style-name="P117"><text:span text:style-name="T183">Initiative: 1, </text:span><text:span text:style-name="T171">Cooldown: </text:span><text:span text:style-name="T174">1, </text:span><text:span text:style-name="T171">Cost: </text:span><text:span text:style-name="T183">1</text:span><text:span text:style-name="T171">, Range: </text:span><text:span text:style-name="T172">1</text:span><text:span text:style-name="T171">, Accuracy: </text:span><text:span text:style-name="T183">100</text:span><text:span text:style-name="T171">;</text:span></text:p>
        </text:list-item>
      </text:list>
      <text:p text:style-name="P22"/>
      <text:p text:style-name="P77"><text:span text:style-name="T83">Rogue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26"><text:span text:style-name="T79">Previous </text:span><text:span text:style-name="T76">Skills:</text:span></text:p>
      <text:p text:style-name="P13"/>
      <text:p text:style-name="P40"><text:span text:style-name="Strong_20_Emphasis"><text:span text:style-name="T75">Caltrops:</text:span></text:span> </text:p>
      <text:list xml:id="list53838589412429" text:continue-numbering="true" text:style-name="L1">
        <text:list-item>
          <text:p text:style-name="P82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82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82">Cost: <text:span text:style-name="T206">1</text:span>, Cooldown: <text:span text:style-name="T170">3</text:span>, Range: <text:span text:style-name="T170">1</text:span>, Accuracy: -;</text:p>
        </text:list-item>
      </text:list>
      <text:p text:style-name="P19"/>
      <text:p text:style-name="P40"><text:span text:style-name="Strong_20_Emphasis"><text:span text:style-name="T75">Stab:</text:span></text:span> </text:p>
      <text:list xml:id="list53839628478468" text:continue-numbering="true" text:style-name="L1">
        <text:list-item>
          <text:p text:style-name="P122">Execute a precise physical attack, aiming to inflict a bleeding wound on the target.</text:p>
        </text:list-item>
        <text:list-item>
          <text:p text:style-name="P82"><text:span text:style-name="T204">Deal </text:span><text:span text:style-name="T205">1</text:span><text:span text:style-name="T206">3</text:span><text:span text:style-name="T205">-20 </text:span><text:span text:style-name="T204">physical damage, with a 50% chance to inflict 1x Bleeding.</text:span></text:p>
        </text:list-item>
        <text:list-item>
          <text:p text:style-name="P82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40"><text:span text:style-name="Strong_20_Emphasis"><text:span text:style-name="T75"/></text:span></text:p>
      <text:p text:style-name="P40"><text:span text:style-name="Strong_20_Emphasis"><text:span text:style-name="T75">Guileful </text:span></text:span><text:span text:style-name="Strong_20_Emphasis"><text:span text:style-name="T2">Reposition</text:span></text:span><text:span text:style-name="Strong_20_Emphasis"><text:span text:style-name="T75">:</text:span></text:span> </text:p>
      <text:list xml:id="list53838001197096" text:continue-numbering="true" text:style-name="L1">
        <text:list-item>
          <text:p text:style-name="P122">Perform a series of acrobatic maneuvers, leaping over a foe while attacking and landing in a distant position.</text:p>
        </text:list-item>
        <text:list-item>
          <text:p text:style-name="P181">Deal 5-10 physical damage to an adjacent enemy, then jump to an empty tile.</text:p>
        </text:list-item>
        <text:list-item>
          <text:p text:style-name="P82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40"><text:span text:style-name="Strong_20_Emphasis"><text:span text:style-name="T75"/></text:span></text:p>
      <text:p text:style-name="P40"><text:span text:style-name="Strong_20_Emphasis"><text:span text:style-name="T75">Double Slice:</text:span></text:span> </text:p>
      <text:list xml:id="list53839453653241" text:continue-numbering="true" text:style-name="L1">
        <text:list-item>
          <text:p text:style-name="P122">Perform a swift series of slashes, either targeting a single enemy twice or two separate enemies once each.</text:p>
        </text:list-item>
        <text:list-item>
          <text:p text:style-name="P82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82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2"/>
      <text:p text:style-name="P2"/>
      <text:p text:style-name="P2"/>
      <text:p text:style-name="P2"/>
      <text:p text:style-name="P2"/>
      <text:p text:style-name="P2">Skills:</text:p>
      <text:p text:style-name="P2"/>
      <text:p text:style-name="P42"><text:span text:style-name="Strong_20_Emphasis"><text:span text:style-name="T75">D</text:span></text:span><text:span text:style-name="Strong_20_Emphasis"><text:span text:style-name="T19">irty Trickery</text:span></text:span><text:span text:style-name="Strong_20_Emphasis"><text:span text:style-name="T75"> </text:span></text:span><text:span text:style-name="Strong_20_Emphasis"><text:span text:style-name="T109">(Upgrade of Feint)</text:span></text:span><text:span text:style-name="Strong_20_Emphasis"><text:span text:style-name="T75">:</text:span></text:span> </text:p>
      <text:list xml:id="list53839560427144" text:continue-numbering="true" text:style-name="L1">
        <text:list-item>
          <text:p text:style-name="P123"><text:span text:style-name="T209">E</text:span>mploy underhanded tactics, blinding an adjacent enemy with a flurry of dust and debris.</text:p>
        </text:list-item>
        <text:list-item>
          <text:p text:style-name="P84"><text:span text:style-name="T204">Lowers an enemy’s physical defense by </text:span><text:span text:style-name="T209">50</text:span><text:span text:style-name="T204">% for 1 turn </text:span><text:span text:style-name="T209">and grant 1x Blindness.</text:span></text:p>
        </text:list-item>
        <text:list-item>
          <text:p text:style-name="P84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51"/>
      <text:p text:style-name="P42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171019489" text:continue-numbering="true" text:style-name="L1">
        <text:list-item>
          <text:p text:style-name="P123"><text:span text:style-name="T209">I</text:span>nstantly teleports behind a target enemy, becoming invisible and gaining a damage bonus.</text:p>
        </text:list-item>
        <text:list-item>
          <text:p text:style-name="P84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84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51"/>
      <text:p text:style-name="P42"><text:soft-page-break/><text:span text:style-name="Strong_20_Emphasis"><text:span text:style-name="T41">Crossbow Shot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41">Dagger Throw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087502900" text:continue-numbering="true" text:style-name="L1">
        <text:list-item>
          <text:p text:style-name="P139"><text:span text:style-name="T169">F</text:span>ire a sudden shot at the target, dealing bonus damage to targets without debuffs.</text:p>
        </text:list-item>
        <text:list-item>
          <text:p text:style-name="P84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09">15-2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1-10 damage if the target doesn’t have any debuffs.</text:span></text:p>
        </text:list-item>
        <text:list-item>
          <text:p text:style-name="P84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51"/>
      <text:p text:style-name="P44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912061322" text:continue-numbering="true" text:style-name="L1">
        <text:list-item>
          <text:p text:style-name="P123"><text:span text:style-name="T210">C</text:span>apitalize on the target's vulnerability, de<text:span text:style-name="T210">aling extra damage based on the number of debuff the target has.</text:span></text:p>
        </text:list-item>
        <text:list-item>
          <text:p text:style-name="P84"><text:span text:style-name="T210">Deals 5-8 damage for each debuff the target has.</text:span><text:span text:style-name="T204"> </text:span></text:p>
        </text:list-item>
        <text:list-item>
          <text:p text:style-name="P84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51"/>
      <text:p text:style-name="P44"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641869482" text:continue-numbering="true" text:style-name="L1">
        <text:list-item>
          <text:p text:style-name="P84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84"><text:span text:style-name="T204">Upon dodging an enemy's attack, gain </text:span><text:span text:style-name="T210">10% E</text:span><text:span text:style-name="T204">vasion </text:span><text:span text:style-name="T210">(Max 30%)</text:span><text:span text:style-name="T204">. Being hit resets this skill’s effects.</text:span></text:p>
        </text:list-item>
        <text:list-item>
          <text:p text:style-name="P84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24"/>
      <text:p text:style-name="P22"/>
      <text:p text:style-name="P20"/>
      <text:p text:style-name="P77"><text:span text:style-name="T83">Duelist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6"><text:span text:style-name="T89">Previous </text:span>Skills:</text:p>
      <text:p text:style-name="P26"/>
      <text:p text:style-name="P45"><text:span text:style-name="Strong_20_Emphasis"><text:span text:style-name="T75">Caltrops:</text:span></text:span> </text:p>
      <text:list xml:id="list53839682406968" text:continue-numbering="true" text:style-name="L1">
        <text:list-item>
          <text:p text:style-name="P85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85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85">Cost: <text:span text:style-name="T206">1</text:span>, Cooldown: <text:span text:style-name="T170">3</text:span>, Range: <text:span text:style-name="T170">1</text:span>, Accuracy: -;</text:p>
        </text:list-item>
      </text:list>
      <text:p text:style-name="P14"/>
      <text:p text:style-name="P45"><text:span text:style-name="Strong_20_Emphasis"><text:span text:style-name="T75">Smoke Bomb (Upgrade of Vanish):</text:span></text:span> </text:p>
      <text:list xml:id="list53838220656480" text:continue-numbering="true" text:style-name="L1">
        <text:list-item>
          <text:p text:style-name="P182"><text:span text:style-name="T134">The user</text:span><text:span text:style-name="T133"> vanishes </text:span><text:span text:style-name="T137">by</text:span><text:span text:style-name="T134"> releasing a smoke bomb </text:span><text:span text:style-name="T137">that blinds foes.</text:span></text:p>
        </text:list-item>
        <text:list-item>
          <text:p text:style-name="P85"><text:span text:style-name="T204">Gain </text:span><text:span text:style-name="T207">2</text:span><text:span text:style-name="T204">x </text:span><text:span text:style-name="T205">I</text:span><text:span text:style-name="T204">nvisibility. </text:span><text:span text:style-name="T207">All adjacent targets gain 1x Blindness.</text:span></text:p>
        </text:list-item>
        <text:list-item>
          <text:p text:style-name="P85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2"/>
      <text:p text:style-name="P45"><text:span text:style-name="Strong_20_Emphasis"><text:span text:style-name="T3">Nasty Stab</text:span></text:span><text:span text:style-name="Strong_20_Emphasis"><text:span text:style-name="T75"> (Upgrade of Stab):</text:span></text:span> </text:p>
      <text:list xml:id="list53839243835797" text:continue-numbering="true" text:style-name="L1">
        <text:list-item>
          <text:p text:style-name="P124">Delivers a lethal blow that inflict<text:span text:style-name="T207">s</text:span> a <text:span text:style-name="T207">grave</text:span> bleeding wound on the target.</text:p>
        </text:list-item>
        <text:list-item>
          <text:p text:style-name="P85"><text:span text:style-name="T204">Deal </text:span><text:span text:style-name="T207">20-25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.</text:span></text:p>
        </text:list-item>
        <text:list-item>
          <text:p text:style-name="P85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2">1</text:span><text:span text:style-name="T191">, Accuracy: </text:span><text:span text:style-name="T193">90</text:span></text:p>
        </text:list-item>
      </text:list>
      <text:p text:style-name="P52"/>
      <text:p text:style-name="P45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8833403927" text:continue-numbering="true" text:style-name="L1">
        <text:list-item>
          <text:p text:style-name="P85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85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85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45"/>
      <text:p text:style-name="P45"><text:span text:style-name="Strong_20_Emphasis"><text:span text:style-name="T92">Merciless Assaul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7977718024" text:continue-numbering="true" text:style-name="L1">
        <text:list-item>
          <text:p text:style-name="P85"><text:span text:style-name="T134">Launch a relentless assault on a single target, </text:span><text:span text:style-name="T138">increasing the damage with each hit.</text:span></text:p>
        </text:list-item>
        <text:list-item>
          <text:p text:style-name="P191">Strike the target 4 times. The initial hit deals 8-13 damage, and each hit increases the damage by (1-5).</text:p>
        </text:list-item>
        <text:list-item>
          <text:p text:style-name="P85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23"/>
      <text:p text:style-name="P26"/>
      <text:p text:style-name="P2">Skills:</text:p>
      <text:p text:style-name="P2"/>
      <text:p text:style-name="P45"><text:span text:style-name="Strong_20_Emphasis"><text:span text:style-name="T44">Evasive Maneuver</text:span></text:span><text:span text:style-name="Strong_20_Emphasis"><text:span text:style-name="T75"> (</text:span></text:span><text:span text:style-name="Strong_20_Emphasis"><text:span text:style-name="T213">U</text:span></text:span><text:span text:style-name="Strong_20_Emphasis"><text:span text:style-name="T44">pgrade of Guileful Reposition</text:span></text:span><text:span text:style-name="Strong_20_Emphasis"><text:span text:style-name="T75">):</text:span></text:span> </text:p>
      <text:list xml:id="list53839735337354" text:continue-numbering="true" text:style-name="L1">
        <text:list-item>
          <text:p text:style-name="P124">Perform a series of acrobatic maneuvers, leaping over a foe while attacking and landing in a distant position.</text:p>
        </text:list-item>
        <text:list-item>
          <text:p text:style-name="P182">Deal <text:span text:style-name="T212">7</text:span>-<text:span text:style-name="T212">20</text:span> physical damage to an adjacent enemy, then jump to an empty tile, <text:span text:style-name="T212">gaining 20% Evasion for 1 turn.</text:span></text:p>
        </text:list-item>
        <text:list-item>
          <text:p text:style-name="P85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46"><text:span text:style-name="Strong_20_Emphasis"><text:span text:style-name="T75">Flourish (Upgrade of Dynamic Slice):</text:span></text:span> </text:p>
      <text:list xml:id="list53838872607643" text:continue-numbering="true" text:style-name="L1">
        <text:list-item>
          <text:p text:style-name="P86"><text:span text:style-name="T140">E</text:span><text:span text:style-name="T136">xecute a dazzling series of strikes, </text:span><text:span text:style-name="T140">inflicting bleeding wounds upon the targets.</text:span></text:p>
        </text:list-item>
        <text:list-item>
          <text:p text:style-name="P86"><text:span text:style-name="T204">Deal </text:span><text:span text:style-name="T214">4x 20</text:span><text:span text:style-name="T205">-2</text:span><text:span text:style-name="T214">6</text:span><text:span text:style-name="T205"> </text:span><text:span text:style-name="T204">physical damage</text:span><text:span text:style-name="T205">, targeting up to </text:span><text:span text:style-name="T214">4</text:span><text:span text:style-name="T205"> enemies. Has a </text:span><text:span text:style-name="T207">35</text:span><text:span text:style-name="T205">% Critical Hit Chance. </text:span><text:span text:style-name="T202">Each Critical Hit inflicts 1x </text:span><text:span text:style-name="T203">Bleed</text:span><text:span text:style-name="T202">.</text:span></text:p>
        </text:list-item>
        <text:list-item>
          <text:p text:style-name="P86"><text:soft-page-break/><text:span text:style-name="T191">Cost: </text:span><text:span text:style-name="T196">4</text:span><text:span text:style-name="T191">, Cooldown: </text:span><text:span text:style-name="T196">4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52"/>
      <text:p text:style-name="P46"><text:span text:style-name="Strong_20_Emphasis"><text:span text:style-name="T75">Challenge ( Upgrade</text:span></text:span><text:span text:style-name="Strong_20_Emphasis"><text:span text:style-name="T4"> </text:span></text:span><text:span text:style-name="Strong_20_Emphasis"><text:span text:style-name="T45">of Feint</text:span></text:span><text:span text:style-name="Strong_20_Emphasis"><text:span text:style-name="T75">):</text:span></text:span> </text:p>
      <text:list xml:id="list53839781210596" text:continue-numbering="true" text:style-name="L1">
        <text:list-item>
          <text:p text:style-name="P86"><text:span text:style-name="T140">T</text:span><text:span text:style-name="T136">aunts a single enemy, </text:span><text:span text:style-name="T140">disrupting their focus and lowering their defenses.</text:span></text:p>
        </text:list-item>
        <text:list-item>
          <text:p text:style-name="P86"><text:span text:style-name="T204">Lowers an enemy’s physical defense </text:span><text:span text:style-name="T214">and Accuracy </text:span><text:span text:style-name="T204">by 35% for </text:span><text:span text:style-name="T214">2</text:span><text:span text:style-name="T204"> turn</text:span><text:span text:style-name="T214">s</text:span><text:span text:style-name="T204">. </text:span><text:span text:style-name="T214">Inflicts 1x Taunt.</text:span></text:p>
        </text:list-item>
        <text:list-item>
          <text:p text:style-name="P86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2"/>
      <text:p text:style-name="P46"><text:span text:style-name="Strong_20_Emphasis"><text:span text:style-name="T213">Swift Riposte </text:span></text:span><text:span text:style-name="Strong_20_Emphasis"><text:span text:style-name="T94">(New Skill)</text:span></text:span><text:span text:style-name="Strong_20_Emphasis"><text:span text:style-name="T213">:</text:span></text:span> </text:p>
      <text:list xml:id="list53838702292987" text:continue-numbering="true" text:style-name="L1">
        <text:list-item>
          <text:p text:style-name="P143">Passively retaliate against evaded attacks with high precision.</text:p>
        </text:list-item>
        <text:list-item>
          <text:p text:style-name="P195">Whenever you dodge an attack, inflict 3-15 Physical Damage, with a 45% Critical Hit Chance.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2"/>
      <text:p text:style-name="P46"><text:span text:style-name="Strong_20_Emphasis"><text:span text:style-name="T75">Duelist's Gambit (New Skill):</text:span></text:span> </text:p>
      <text:list xml:id="list53837801816054" text:continue-numbering="true" text:style-name="L1">
        <text:list-item>
          <text:p text:style-name="P145"><text:span text:style-name="T215">M</text:span>ake a calculated gamble, <text:span text:style-name="T215">sacrificing immediate evasion for a chance to recover it with interest.</text:span></text:p>
        </text:list-item>
        <text:list-item>
          <text:p text:style-name="P197">The user loses 20% Evasion for <text:span text:style-name="T229">the next</text:span> <text:span text:style-name="T229">2</text:span> turn<text:span text:style-name="T229">s</text:span>, but gains 2-6% Evasion for 2 turns each time a hit connects.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2"/>
      <text:p text:style-name="P77"><text:span text:style-name="T83">Rang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A skilled rogue who walks the <text:span text:style-name="T91">fine </text:span>line between right and wrong, the Mercenary is a master of survival, offering their services to the highest bidder in the seedy underbelly of society.</text:p>
      <text:p text:style-name="P29"/>
      <text:p text:style-name="P29"><text:span text:style-name="T79">Previous </text:span><text:span text:style-name="T76">Skills:</text:span></text:p>
      <text:p text:style-name="P47"><text:span text:style-name="Strong_20_Emphasis"><text:span text:style-name="T75"/></text:span></text:p>
      <text:p text:style-name="P47"><text:span text:style-name="Strong_20_Emphasis"><text:span text:style-name="T75">Guileful </text:span></text:span><text:span text:style-name="Strong_20_Emphasis"><text:span text:style-name="T2">Reposition</text:span></text:span><text:span text:style-name="Strong_20_Emphasis"><text:span text:style-name="T75">:</text:span></text:span> </text:p>
      <text:list xml:id="list53839836498920" text:continue-numbering="true" text:style-name="L1">
        <text:list-item>
          <text:p text:style-name="P125">Perform a series of acrobatic maneuvers, leaping over a foe while attacking and landing in a distant position.</text:p>
        </text:list-item>
        <text:list-item>
          <text:p text:style-name="P183">Deal 5-10 physical damage to an adjacent enemy, then jump to an empty tile.</text:p>
        </text:list-item>
        <text:list-item>
          <text:p text:style-name="P87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3"/>
      <text:p text:style-name="P47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8077587187" text:continue-numbering="true" text:style-name="L1">
        <text:list-item>
          <text:p text:style-name="P87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87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87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53"/>
      <text:p text:style-name="P47"><text:span text:style-name="Strong_20_Emphasis"><text:span text:style-name="T3">Dynamic</text:span></text:span><text:span text:style-name="Strong_20_Emphasis"><text:span text:style-name="T75"> </text:span></text:span><text:span text:style-name="Strong_20_Emphasis"><text:span text:style-name="T3">Slice</text:span></text:span><text:span text:style-name="Strong_20_Emphasis"><text:span text:style-name="T75"> (Upgrade of Double Slice):</text:span></text:span> </text:p>
      <text:list xml:id="list53838100268547" text:continue-numbering="true" text:style-name="L1">
        <text:list-item>
          <text:p text:style-name="P87"><text:span text:style-name="T136">Perform a </text:span><text:span text:style-name="T137">flashing</text:span><text:span text:style-name="T136"> series of slashes, targeting </text:span><text:span text:style-name="T137">up to</text:span><text:span text:style-name="T136"> </text:span><text:span text:style-name="T137">three </text:span><text:span text:style-name="T136">separate.</text:span></text:p>
        </text:list-item>
        <text:list-item>
          <text:p text:style-name="P87"><text:span text:style-name="T204">Deal </text:span><text:span text:style-name="T205">1</text:span><text:span text:style-name="T208">8</text:span><text:span text:style-name="T205">-2</text:span><text:span text:style-name="T208">3</text:span><text:span text:style-name="T205"> </text:span><text:span text:style-name="T204">physical damage </text:span><text:span text:style-name="T207">three times</text:span><text:span text:style-name="T205">, targeting up to </text:span><text:span text:style-name="T207">3</text:span><text:span text:style-name="T205"> enemies. Has a </text:span><text:span text:style-name="T207">35</text:span><text:span text:style-name="T205">% Critical Hit Chance.</text:span></text:p>
        </text:list-item>
        <text:list-item>
          <text:p text:style-name="P87"><text:span text:style-name="T191">Cost: </text:span><text:span text:style-name="T193">3</text:span><text:span text:style-name="T191">, Cooldown: </text:span><text:span text:style-name="T192">3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47"/>
      <text:p text:style-name="P47"><text:span text:style-name="Strong_20_Emphasis"><text:span text:style-name="T92">Merciless Assaul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465793826" text:continue-numbering="true" text:style-name="L1">
        <text:list-item>
          <text:p text:style-name="P87"><text:span text:style-name="T134">Launch a relentless assault on a single target, </text:span><text:span text:style-name="T138">increasing the damage with each hit.</text:span></text:p>
        </text:list-item>
        <text:list-item>
          <text:p text:style-name="P192">Strike the target 4 times. The initial hit deals 8-13 damage, and each hit increases the damage by (1-5).</text:p>
        </text:list-item>
        <text:list-item>
          <text:p text:style-name="P167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53"/>
      <text:p text:style-name="P53"/>
      <text:p text:style-name="P2">Skills:</text:p>
      <text:p text:style-name="P2"/>
      <text:p text:style-name="P47"><text:span text:style-name="Strong_20_Emphasis"><text:span text:style-name="T75">Precise Shot (Upgrade of Nasty Stab):</text:span></text:span> </text:p>
      <text:list xml:id="list53839207708486" text:continue-numbering="true" text:style-name="L1">
        <text:list-item>
          <text:p text:style-name="P125">Delivers a precisely aimed shot that inflicts heavy bleeding <text:span text:style-name="T216">on the target.</text:span></text:p>
        </text:list-item>
        <text:list-item>
          <text:p text:style-name="P87"><text:span text:style-name="T204">Deal </text:span><text:span text:style-name="T207">2</text:span><text:span text:style-name="T216">5</text:span><text:span text:style-name="T207">-</text:span><text:span text:style-name="T216">3</text:span><text:span text:style-name="T207">5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.</text:span></text:p>
        </text:list-item>
        <text:list-item>
          <text:p text:style-name="P87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7">4</text:span><text:span text:style-name="T191">, Accuracy: </text:span><text:span text:style-name="T193">90</text:span></text:p>
        </text:list-item>
      </text:list>
      <text:p text:style-name="P53"/>
      <text:p text:style-name="P47"><text:span text:style-name="Strong_20_Emphasis"><text:span text:style-name="T75">Hunting Trap (Upgrade of Caltrops):</text:span></text:span> </text:p>
      <text:list xml:id="list53838530163168" text:continue-numbering="true" text:style-name="L1">
        <text:list-item>
          <text:p text:style-name="P88"><text:span text:style-name="T148">S</text:span><text:span text:style-name="T134">ets a cunning trap designed to immobilize and </text:span><text:span text:style-name="T141">weaken</text:span><text:span text:style-name="T134"> enemies who wander too close.</text:span></text:p>
        </text:list-item>
        <text:list-item>
          <text:p text:style-name="P88"><text:span text:style-name="T216">Place a trap</text:span><text:span text:style-name="T170"> at the target tile, d</text:span><text:span text:style-name="T169">eal</text:span><text:span text:style-name="T170">ing</text:span><text:span text:style-name="T169"> </text:span><text:span text:style-name="T216">5</text:span><text:span text:style-name="T170">-</text:span><text:span text:style-name="T216">20</text:span><text:span text:style-name="T170"> </text:span><text:span text:style-name="T204">physical </text:span><text:span text:style-name="T170">damage and </text:span><text:span text:style-name="T226">2</text:span><text:span text:style-name="T170">x Slow to enemies that pass through it. </text:span><text:span text:style-name="T216">Their Physical Defense is lowered by 25% for 2 turns. The trap l</text:span><text:span text:style-name="T170">asts for 3 turns.</text:span></text:p>
        </text:list-item>
        <text:list-item>
          <text:p text:style-name="P88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53"/>
      <text:p text:style-name="P47"><text:span text:style-name="Strong_20_Emphasis"><text:span text:style-name="T75">Smoke Screen (Upgrade of Smoke Bomb):</text:span></text:span> </text:p>
      <text:list xml:id="list53838501405675" text:continue-numbering="true" text:style-name="L1">
        <text:list-item>
          <text:p text:style-name="P88"><text:soft-page-break/><text:span text:style-name="T137"><text:s/>Using smoke pellets of specialized composition, create a dense cloud of smoke that conceals </text:span><text:span text:style-name="T141">vision</text:span><text:span text:style-name="T137">.</text:span></text:p>
        </text:list-item>
        <text:list-item>
          <text:p text:style-name="P88"><text:span text:style-name="T204">Gain </text:span><text:span text:style-name="T207">2</text:span><text:span text:style-name="T204">x </text:span><text:span text:style-name="T205">I</text:span><text:span text:style-name="T204">nvisibility </text:span><text:span text:style-name="T216">and a</text:span><text:span text:style-name="T207">ll adjacent targets gain </text:span><text:span text:style-name="T216">2</text:span><text:span text:style-name="T207">x Blindness. </text:span><text:span text:style-name="T216">Alternatively, shoot a distant tile and apply 1x Blindness to all targets in a 3x3 range centered around it.</text:span></text:p>
        </text:list-item>
        <text:list-item>
          <text:p text:style-name="P88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3"/>
      <text:p text:style-name="P47"><text:span text:style-name="Strong_20_Emphasis"><text:span text:style-name="T14">Hunter’s</text:span></text:span><text:span text:style-name="Strong_20_Emphasis"><text:span text:style-name="T75"> Mark (</text:span></text:span><text:span text:style-name="Strong_20_Emphasis"><text:span text:style-name="T43">Upgrade of Feint</text:span></text:span><text:span text:style-name="Strong_20_Emphasis"><text:span text:style-name="T75">):</text:span></text:span> </text:p>
      <text:list xml:id="list53838417923346" text:continue-numbering="true" text:style-name="L1">
        <text:list-item>
          <text:p text:style-name="P126">Deceive the enemy with a feinted attack, causing them to lower their defense.</text:p>
        </text:list-item>
        <text:list-item>
          <text:p text:style-name="P88"><text:span text:style-name="T204">Lowers an enemy’s physical defense by 35% for </text:span><text:span text:style-name="T217">3</text:span><text:span text:style-name="T204"> turn</text:span><text:span text:style-name="T217">s</text:span><text:span text:style-name="T204">. </text:span><text:span text:style-name="T217">Deal an extra 2-7 physical damage if the user attacks the target.</text:span></text:p>
        </text:list-item>
        <text:list-item>
          <text:p text:style-name="P88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3"/>
      <text:p text:style-name="P47"><text:span text:style-name="Strong_20_Emphasis"><text:span text:style-name="T13">Drill</text:span></text:span><text:span text:style-name="Strong_20_Emphasis"><text:span text:style-name="T75"> Shot (New Skill):</text:span></text:span> </text:p>
      <text:list xml:id="list53839028865256" text:continue-numbering="true" text:style-name="L1">
        <text:list-item>
          <text:p text:style-name="P87"><text:span text:style-name="T142">U</text:span><text:span text:style-name="T143">nleash a piercing arrow that </text:span><text:span text:style-name="T142">penetrates</text:span><text:span text:style-name="T143"> through multiple enemies, </text:span><text:span text:style-name="T142">dealing extra damage for each target hit.</text:span></text:p>
        </text:list-item>
        <text:list-item>
          <text:p text:style-name="P89"><text:span text:style-name="T217">Fire an arrow in a 4 tile line that deals 10-17 Physical Damage. E</text:span><text:span text:style-name="T208">ach hit increases the damage by (</text:span><text:span text:style-name="T217">2</text:span><text:span text:style-name="T208">-</text:span><text:span text:style-name="T217">8</text:span><text:span text:style-name="T208">).</text:span></text:p>
        </text:list-item>
        <text:list-item>
          <text:p text:style-name="P87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2"/>
      <text:p text:style-name="P77"><text:span text:style-name="T85">Trickst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text:span text:style-name="T218">Debuffing</text:span></text:p>
      <text:p text:style-name="P6"><text:span text:style-name="T89">Previous </text:span>Skills:</text:p>
      <text:p text:style-name="P6"/>
      <text:p text:style-name="P48"><text:span text:style-name="Strong_20_Emphasis"><text:span text:style-name="T75">Stab:</text:span></text:span> </text:p>
      <text:list xml:id="list53838241810275" text:continue-numbering="true" text:style-name="L1">
        <text:list-item>
          <text:p text:style-name="P127">Execute a precise physical attack, aiming to inflict a bleeding wound on the target.</text:p>
        </text:list-item>
        <text:list-item>
          <text:p text:style-name="P89"><text:span text:style-name="T204">Deal </text:span><text:span text:style-name="T205">1</text:span><text:span text:style-name="T206">3</text:span><text:span text:style-name="T205">-20 </text:span><text:span text:style-name="T204">physical damage, with a 50% chance to inflict 1x Bleeding.</text:span></text:p>
        </text:list-item>
        <text:list-item>
          <text:p text:style-name="P89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48"><text:span text:style-name="Strong_20_Emphasis"><text:span text:style-name="T75"/></text:span></text:p>
      <text:p text:style-name="P48"><text:span text:style-name="Strong_20_Emphasis"><text:span text:style-name="T75">Double Slice:</text:span></text:span> </text:p>
      <text:list xml:id="list53839449532730" text:continue-numbering="true" text:style-name="L1">
        <text:list-item>
          <text:p text:style-name="P127">Perform a swift series of slashes, either targeting a single enemy twice or two separate enemies once each.</text:p>
        </text:list-item>
        <text:list-item>
          <text:p text:style-name="P89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89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54"/>
      <text:p text:style-name="P48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521188322" text:continue-numbering="true" text:style-name="L1">
        <text:list-item>
          <text:p text:style-name="P127"><text:span text:style-name="T209">I</text:span>nstantly teleports behind a target enemy, becoming invisible and gaining a damage bonus.</text:p>
        </text:list-item>
        <text:list-item>
          <text:p text:style-name="P89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89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54"/>
      <text:p text:style-name="P48"><text:span text:style-name="Strong_20_Emphasis"><text:span text:style-name="T41">Crossbow Shot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41">Dagger Throw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718757057" text:continue-numbering="true" text:style-name="L1">
        <text:list-item>
          <text:p text:style-name="P140"><text:span text:style-name="T169">F</text:span>ire a sudden shot at the target, dealing bonus damage to targets without debuffs.</text:p>
        </text:list-item>
        <text:list-item>
          <text:p text:style-name="P89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09">15-2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1-10 damage if the target doesn’t have any debuffs.</text:span></text:p>
        </text:list-item>
        <text:list-item>
          <text:p text:style-name="P89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54"/>
      <text:p text:style-name="P48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7813133256" text:continue-numbering="true" text:style-name="L1">
        <text:list-item>
          <text:p text:style-name="P127"><text:span text:style-name="T210">C</text:span>apitalize on the target's vulnerability, de<text:span text:style-name="T210">aling extra damage based on the number of debuff the target has.</text:span></text:p>
        </text:list-item>
        <text:list-item>
          <text:p text:style-name="P89"><text:span text:style-name="T210">Deals 5-8 damage for each debuff the target has.</text:span><text:span text:style-name="T204"> </text:span></text:p>
        </text:list-item>
        <text:list-item>
          <text:p text:style-name="P89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54"/>
      <text:p text:style-name="P48"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141333009" text:continue-numbering="true" text:style-name="L1">
        <text:list-item>
          <text:p text:style-name="P89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89"><text:span text:style-name="T204">Upon dodging an enemy's attack, gain </text:span><text:span text:style-name="T210">10% E</text:span><text:span text:style-name="T204">vasion </text:span><text:span text:style-name="T210">(Max 30%)</text:span><text:span text:style-name="T204">. Being hit resets this skill’s effects.</text:span></text:p>
        </text:list-item>
        <text:list-item>
          <text:p text:style-name="P89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2"/>
      <text:p text:style-name="P2"/>
      <text:p text:style-name="P2"/>
      <text:p text:style-name="P2">Skills:</text:p>
      <text:p text:style-name="P2"/>
      <text:p text:style-name="P48"><text:span text:style-name="Strong_20_Emphasis"><text:span text:style-name="T21">Enthralling </text:span></text:span><text:span text:style-name="Strong_20_Emphasis"><text:span text:style-name="T49">Illusion</text:span></text:span><text:span text:style-name="Strong_20_Emphasis"><text:span text:style-name="T75"> (</text:span></text:span><text:span text:style-name="Strong_20_Emphasis"><text:span text:style-name="T46">Upgrade of Dirty Trickery</text:span></text:span><text:span text:style-name="Strong_20_Emphasis"><text:span text:style-name="T75">):</text:span></text:span> </text:p>
      <text:list xml:id="list53839434435005" text:continue-numbering="true" text:style-name="L1">
        <text:list-item>
          <text:p text:style-name="P89"><text:span text:style-name="T147">Perform</text:span><text:span text:style-name="T136"> a mesmerizing </text:span><text:span text:style-name="T147">spectacle </text:span><text:span text:style-name="T136">that captivates nearby enemies.</text:span></text:p>
        </text:list-item>
        <text:list-item>
          <text:p text:style-name="P89"><text:soft-page-break/><text:span text:style-name="T204">Lowers </text:span><text:span text:style-name="T218">the </text:span><text:span text:style-name="T204">physical defense </text:span><text:span text:style-name="T218">of all enemies in a 2 tile range </text:span><text:span text:style-name="T204">by </text:span><text:span text:style-name="T209">50</text:span><text:span text:style-name="T204">% for 1 turn. </text:span><text:span text:style-name="T218">Has a 50% chance to inflict</text:span><text:span text:style-name="T209"> 1x Blindness.</text:span></text:p>
        </text:list-item>
        <text:list-item>
          <text:p text:style-name="P89"><text:span text:style-name="T171">Cost: </text:span><text:span text:style-name="T181">3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52"/>
      <text:p text:style-name="P48"><text:span text:style-name="Strong_20_Emphasis"><text:span text:style-name="T49">Devious Sigil</text:span></text:span><text:span text:style-name="Strong_20_Emphasis"><text:span text:style-name="T75"> (</text:span></text:span><text:span text:style-name="Strong_20_Emphasis"><text:span text:style-name="T46">Upgrade of </text:span></text:span><text:span text:style-name="Strong_20_Emphasis"><text:span text:style-name="T48">Caltrops</text:span></text:span><text:span text:style-name="Strong_20_Emphasis"><text:span text:style-name="T75">):</text:span></text:span> </text:p>
      <text:list xml:id="list53837986652448" text:continue-numbering="true" text:style-name="L1">
        <text:list-item>
          <text:p text:style-name="P149"><text:span text:style-name="T169">P</text:span>lace an enchanted Sigil on the ground, damaging enemies that pass through it. It can be remotely detonated to slow down enemies.</text:p>
        </text:list-item>
        <text:list-item>
          <text:p text:style-name="P90">Place a Sigil at a target tile, dealing 10-15 magical damage and <text:span text:style-name="T223">1x slow to</text:span> enemies that <text:span text:style-name="T232">stand on</text:span> it. Reactivate to detonate the Sigil, dealing 15-20 magical damage in a 3x3 area. Lasts 3 turns.</text:p>
        </text:list-item>
        <text:list-item>
          <text:p text:style-name="P90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60"><text:span text:style-name="Strong_20_Emphasis"><text:span text:style-name="T50">Deceitful Reposition</text:span></text:span><text:span text:style-name="Strong_20_Emphasis"><text:span text:style-name="T49"> </text:span></text:span><text:span text:style-name="Strong_20_Emphasis"><text:span text:style-name="T75">(</text:span></text:span><text:span text:style-name="Strong_20_Emphasis"><text:span text:style-name="T46">Upgrade of </text:span></text:span><text:span text:style-name="Strong_20_Emphasis"><text:span text:style-name="T50">Guileful Reposition</text:span></text:span><text:span text:style-name="Strong_20_Emphasis"><text:span text:style-name="T75">):</text:span></text:span> </text:p>
      <text:list xml:id="list53839759862908" text:continue-numbering="true" text:style-name="L1">
        <text:list-item>
          <text:p text:style-name="P91"><text:span text:style-name="T136">Perform a</text:span><text:span text:style-name="T162">n enigmatic series of movements</text:span><text:span text:style-name="T136">, leaping over a foe while attacking. </text:span><text:span text:style-name="T162">If you land next to an enemy, they become </text:span><text:span text:style-name="T163">blinded</text:span><text:span text:style-name="T162">.</text:span></text:p>
        </text:list-item>
        <text:list-item>
          <text:p text:style-name="P91"><text:span text:style-name="T204">Deal 5-10 physical damage to an adjacent enemy, then jump to an empty tile. </text:span><text:span text:style-name="T223">If you land next to enemies, inflict 1x Blind to one at random.</text:span></text:p>
        </text:list-item>
        <text:list-item>
          <text:p text:style-name="P91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60"><text:span text:style-name="Strong_20_Emphasis"><text:span text:style-name="T222">P</text:span></text:span><text:span text:style-name="Strong_20_Emphasis"><text:span text:style-name="T49">hase Out</text:span></text:span><text:span text:style-name="Strong_20_Emphasis"><text:span text:style-name="T75"> (</text:span></text:span><text:span text:style-name="Strong_20_Emphasis"><text:span text:style-name="T49">New Skill</text:span></text:span><text:span text:style-name="Strong_20_Emphasis"><text:span text:style-name="T75">):</text:span></text:span> </text:p>
      <text:list xml:id="list53839290091085" text:continue-numbering="true" text:style-name="L1">
        <text:list-item>
          <text:p text:style-name="P149">Disappear briefly, reappearing with invisibility on the next turn.</text:p>
        </text:list-item>
        <text:list-item>
          <text:p text:style-name="P199">Disappear for 1 turn, becoming detached from the battlefield. On the next turn, you reappear <text:span text:style-name="T251">at the target location</text:span> with 1x Invisibility. If a character is occupying the tile, it is dealt 25-40 Physical Damage and pushed aside.</text:p>
        </text:list-item>
        <text:list-item>
          <text:p text:style-name="P89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48"><text:span text:style-name="T171"/></text:p>
      <text:p text:style-name="P224"><text:span text:style-name="Strong_20_Emphasis"><text:span text:style-name="T72">Mirror Self </text:span></text:span><text:span text:style-name="Strong_20_Emphasis"><text:span text:style-name="T75">(</text:span></text:span><text:span text:style-name="Strong_20_Emphasis"><text:span text:style-name="T49">New Skill</text:span></text:span><text:span text:style-name="Strong_20_Emphasis"><text:span text:style-name="T75">):</text:span></text:span> </text:p>
      <text:list xml:id="list53839745279102" text:continue-numbering="true" text:style-name="L1">
        <text:list-item>
          <text:p text:style-name="P165">Create an illusory clone of yourself that explodes when attacked.</text:p>
        </text:list-item>
        <text:list-item>
          <text:p text:style-name="P114"><text:span text:style-name="T256">Create an illusion of yourself in an empty tile that explodes when attacked, dealing 20-30 Magical Damage to all adjacent enemies.</text:span></text:p>
        </text:list-item>
        <text:list-item>
          <text:p text:style-name="P11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2"/>
      <text:p text:style-name="P48"><text:span text:style-name="T171"/></text:p>
      <text:p text:style-name="P24"/>
      <text:p text:style-name="P22"/>
      <text:p text:style-name="P77"><text:span text:style-name="T83">Cutthroat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text:span text:style-name="T218">Invisibility</text:span></text:p>
      <text:p text:style-name="P26"><text:span text:style-name="T79">Previous </text:span><text:span text:style-name="T76">Skills:</text:span></text:p>
      <text:p text:style-name="P6"/>
      <text:p text:style-name="P49"><text:span text:style-name="Strong_20_Emphasis"><text:span text:style-name="T75">Caltrops:</text:span></text:span> </text:p>
      <text:list xml:id="list53839551042247" text:continue-numbering="true" text:style-name="L1">
        <text:list-item>
          <text:p text:style-name="P92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92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92">Cost: <text:span text:style-name="T206">1</text:span>, Cooldown: <text:span text:style-name="T170">3</text:span>, Range: <text:span text:style-name="T170">1</text:span>, Accuracy: -;</text:p>
        </text:list-item>
      </text:list>
      <text:p text:style-name="P49"><text:span text:style-name="Strong_20_Emphasis"><text:span text:style-name="T75"/></text:span></text:p>
      <text:p text:style-name="P49"><text:span text:style-name="Strong_20_Emphasis"><text:span text:style-name="T75">Double Slice:</text:span></text:span> </text:p>
      <text:list xml:id="list53838614081998" text:continue-numbering="true" text:style-name="L1">
        <text:list-item>
          <text:p text:style-name="P128">Perform a swift series of slashes, either targeting a single enemy twice or two separate enemies once each.</text:p>
        </text:list-item>
        <text:list-item>
          <text:p text:style-name="P92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92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16"/>
      <text:p text:style-name="P49"><text:span text:style-name="Strong_20_Emphasis"><text:span text:style-name="T75">D</text:span></text:span><text:span text:style-name="Strong_20_Emphasis"><text:span text:style-name="T19">irty Trickery</text:span></text:span><text:span text:style-name="Strong_20_Emphasis"><text:span text:style-name="T75"> </text:span></text:span><text:span text:style-name="Strong_20_Emphasis"><text:span text:style-name="T109">(Upgrade of Feint)</text:span></text:span><text:span text:style-name="Strong_20_Emphasis"><text:span text:style-name="T75">:</text:span></text:span> </text:p>
      <text:list xml:id="list53838692134592" text:continue-numbering="true" text:style-name="L1">
        <text:list-item>
          <text:p text:style-name="P128"><text:span text:style-name="T209">E</text:span>mploy underhanded tactics, blinding an adjacent enemy with a flurry of dust and debris.</text:p>
        </text:list-item>
        <text:list-item>
          <text:p text:style-name="P92"><text:span text:style-name="T204">Lowers an enemy’s physical defense by </text:span><text:span text:style-name="T209">50</text:span><text:span text:style-name="T204">% for 1 turn </text:span><text:span text:style-name="T209">and grant 1x Blindness.</text:span></text:p>
        </text:list-item>
        <text:list-item>
          <text:p text:style-name="P92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55"/>
      <text:p text:style-name="P49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7748187488" text:continue-numbering="true" text:style-name="L1">
        <text:list-item>
          <text:p text:style-name="P128"><text:span text:style-name="T209">I</text:span>nstantly teleports behind a target enemy, becoming invisible and gaining a damage bonus.</text:p>
        </text:list-item>
        <text:list-item>
          <text:p text:style-name="P92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92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55"/>
      <text:p text:style-name="P49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010178113" text:continue-numbering="true" text:style-name="L1">
        <text:list-item>
          <text:p text:style-name="P128"><text:span text:style-name="T210">C</text:span>apitalize on the target's vulnerability, de<text:span text:style-name="T210">aling extra damage based on the number of debuff the target has.</text:span></text:p>
        </text:list-item>
        <text:list-item>
          <text:p text:style-name="P92"><text:span text:style-name="T210">Deals 5-8 damage for each debuff the target has.</text:span><text:span text:style-name="T204"> </text:span></text:p>
        </text:list-item>
        <text:list-item>
          <text:p text:style-name="P92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55"/>
      <text:p text:style-name="P49"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292979961" text:continue-numbering="true" text:style-name="L1">
        <text:list-item>
          <text:p text:style-name="P92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92"><text:span text:style-name="T204">Upon dodging an enemy's attack, gain </text:span><text:span text:style-name="T210">10% E</text:span><text:span text:style-name="T204">vasion </text:span><text:span text:style-name="T210">(Max 30%)</text:span><text:span text:style-name="T204">. Being hit resets this skill’s effects.</text:span></text:p>
        </text:list-item>
        <text:list-item>
          <text:p text:style-name="P92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Skills:</text:p>
      <text:p text:style-name="P2"/>
      <text:p text:style-name="P49"><text:span text:style-name="Strong_20_Emphasis"><text:span text:style-name="T31">Lethal Stab (Upgrade of Stab)</text:span></text:span><text:span text:style-name="Strong_20_Emphasis"><text:span text:style-name="T75">:</text:span></text:span> </text:p>
      <text:list xml:id="list53837767673985" text:continue-numbering="true" text:style-name="L1">
        <text:list-item>
          <text:p text:style-name="P128"><text:span text:style-name="T219">D</text:span>eliver a lethal strike to a single target, dealing extra damage if it is below a certain health threshold.</text:p>
        </text:list-item>
        <text:list-item>
          <text:p text:style-name="P92">Deal 13-20 physical damage with a 50% chance to inflict <text:span text:style-name="T219">1x </text:span>Bleeding. If the target is below 60% HP, deal an extra 7-15 physical damage and<text:span text:style-name="T219"> </text:span>Bleeding is guaranteed.</text:p>
        </text:list-item>
        <text:list-item>
          <text:p text:style-name="P92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52"/>
      <text:p text:style-name="P49"><text:span text:style-name="Strong_20_Emphasis"><text:span text:style-name="T75">Guileful </text:span></text:span><text:span text:style-name="Strong_20_Emphasis"><text:span text:style-name="T31">Disappearance (Upgrade of </text:span></text:span><text:span text:style-name="Strong_20_Emphasis"><text:span text:style-name="T122">Guileful </text:span></text:span><text:span text:style-name="Strong_20_Emphasis"><text:span text:style-name="T2">Reposition</text:span></text:span><text:span text:style-name="Strong_20_Emphasis"><text:span text:style-name="T31">)</text:span></text:span><text:span text:style-name="Strong_20_Emphasis"><text:span text:style-name="T75">:</text:span></text:span> </text:p>
      <text:list xml:id="list53838379295816" text:continue-numbering="true" text:style-name="L1">
        <text:list-item>
          <text:p text:style-name="P93"><text:span text:style-name="T136">Perform a series of </text:span><text:span text:style-name="T145">dazzling</text:span><text:span text:style-name="T136"> maneuvers, leaping over a foe while </text:span><text:span text:style-name="T146">vanishing</text:span><text:span text:style-name="T136">.</text:span></text:p>
        </text:list-item>
        <text:list-item>
          <text:p text:style-name="P184">Deal <text:span text:style-name="T220">10</text:span>-<text:span text:style-name="T220">2</text:span>0 physical damage to an adjacent enemy, then jump to an empty tile <text:span text:style-name="T219">and gain 1x Invisibility.</text:span></text:p>
        </text:list-item>
        <text:list-item>
          <text:p text:style-name="P93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49"><text:span text:style-name="Strong_20_Emphasis"><text:span text:style-name="T47">Unseen Shot</text:span></text:span><text:span text:style-name="Strong_20_Emphasis"><text:span text:style-name="T109"> (</text:span></text:span><text:span text:style-name="Strong_20_Emphasis"><text:span text:style-name="T33">Upgrade of </text:span></text:span><text:span text:style-name="Strong_20_Emphasis"><text:span text:style-name="T41">Crossbow Shot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211061824" text:continue-numbering="true" text:style-name="L1">
        <text:list-item>
          <text:p text:style-name="P93"><text:span text:style-name="T134">F</text:span><text:span text:style-name="T144">ire a</text:span><text:span text:style-name="T145">n unpredictable</text:span><text:span text:style-name="T144"> shot at the target, </text:span><text:span text:style-name="T145">stunning</text:span><text:span text:style-name="T144"> targets without debuffs.</text:span></text:p>
        </text:list-item>
        <text:list-item>
          <text:p text:style-name="P93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19">20</text:span><text:span text:style-name="T209">-</text:span><text:span text:style-name="T219">3</text:span><text:span text:style-name="T209">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</text:span><text:span text:style-name="T219">5</text:span><text:span text:style-name="T209">-1</text:span><text:span text:style-name="T219">8</text:span><text:span text:style-name="T209"> damage </text:span><text:span text:style-name="T219">and inflicts 1x Stun </text:span><text:span text:style-name="T209">if the target doesn’t have any debuffs.</text:span></text:p>
        </text:list-item>
        <text:list-item>
          <text:p text:style-name="P93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55"/>
      <text:p text:style-name="P49"><text:span text:style-name="Strong_20_Emphasis"><text:span text:style-name="T47">Ghost</text:span></text:span><text:span text:style-name="Strong_20_Emphasis"><text:span text:style-name="T109"> (</text:span></text:span><text:span text:style-name="Strong_20_Emphasis"><text:span text:style-name="T47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7896300510" text:continue-numbering="true" text:style-name="L1">
        <text:list-item>
          <text:p text:style-name="P154">Take advantage of your superior stealth to deal further damage while invisible.</text:p>
        </text:list-item>
        <text:list-item>
          <text:p text:style-name="P92"><text:span text:style-name="T221">Skills</text:span><text:span text:style-name="T218"> deal an extra 3-</text:span><text:span text:style-name="T223">7</text:span><text:span text:style-name="T218"> Physical Damage per stack of Invisibility. </text:span><text:span text:style-name="T223">Defeating an enemy has a 30% chance to grant 1x Invisibility.</text:span></text:p>
        </text:list-item>
        <text:list-item>
          <text:p text:style-name="P173">Passive</text:p>
        </text:list-item>
      </text:list>
      <text:p text:style-name="P55"/>
      <text:p text:style-name="P49"><text:span text:style-name="Strong_20_Emphasis"><text:span text:style-name="T31">Opportuni</text:span></text:span><text:span text:style-name="Strong_20_Emphasis"><text:span text:style-name="T32">st</text:span></text:span><text:span text:style-name="Strong_20_Emphasis"><text:span text:style-name="T109"> (</text:span></text:span><text:span text:style-name="Strong_20_Emphasis"><text:span text:style-name="T47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556384717" text:continue-numbering="true" text:style-name="L1">
        <text:list-item>
          <text:p text:style-name="P157">Take advantage of enemies’ distraction, punishing them for attacking teammates.</text:p>
        </text:list-item>
        <text:list-item>
          <text:p text:style-name="P202">While adjacent to an enemy, deal 10-<text:span text:style-name="T225">20</text:span> Physical Damage if <text:span text:style-name="T225">they</text:span> attack an ally.</text:p>
        </text:list-item>
        <text:list-item>
          <text:p text:style-name="P92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2"/>
      <text:p text:style-name="P77"><text:span text:style-name="T84">Bounty Hunt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6"/>
      <text:p text:style-name="P26"><text:span text:style-name="T79">Previous </text:span><text:span text:style-name="T76">Skills:</text:span></text:p>
      <text:p text:style-name="P18"/>
      <text:p text:style-name="P61"><text:span text:style-name="Strong_20_Emphasis"><text:span text:style-name="T75">Smoke Bomb (Upgrade of Vanish):</text:span></text:span> </text:p>
      <text:list xml:id="list53838769532389" text:continue-numbering="true" text:style-name="L1">
        <text:list-item>
          <text:p text:style-name="P185"><text:span text:style-name="T134">The user</text:span><text:span text:style-name="T133"> vanishes </text:span><text:span text:style-name="T137">by</text:span><text:span text:style-name="T134"> releasing a smoke bomb </text:span><text:span text:style-name="T137">that blinds foes.</text:span></text:p>
        </text:list-item>
        <text:list-item>
          <text:p text:style-name="P94"><text:span text:style-name="T204">Gain </text:span><text:span text:style-name="T207">2</text:span><text:span text:style-name="T204">x </text:span><text:span text:style-name="T205">I</text:span><text:span text:style-name="T204">nvisibility. </text:span><text:span text:style-name="T207">All adjacent targets gain 1x Blindness.</text:span></text:p>
        </text:list-item>
        <text:list-item>
          <text:p text:style-name="P94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6"/>
      <text:p text:style-name="P61"><text:span text:style-name="Strong_20_Emphasis"><text:span text:style-name="T3">Nasty Stab</text:span></text:span><text:span text:style-name="Strong_20_Emphasis"><text:span text:style-name="T75"> (Upgrade of Stab):</text:span></text:span> </text:p>
      <text:list xml:id="list53839013208726" text:continue-numbering="true" text:style-name="L1">
        <text:list-item>
          <text:p text:style-name="P129">Delivers a lethal blow that inflict<text:span text:style-name="T207">s</text:span> a <text:span text:style-name="T207">grave</text:span> bleeding wound on the target.</text:p>
        </text:list-item>
        <text:list-item>
          <text:p text:style-name="P94"><text:span text:style-name="T204">Deal </text:span><text:span text:style-name="T207">20-25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.</text:span></text:p>
        </text:list-item>
        <text:list-item>
          <text:p text:style-name="P94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2">1</text:span><text:span text:style-name="T191">, Accuracy: </text:span><text:span text:style-name="T193">90</text:span></text:p>
        </text:list-item>
      </text:list>
      <text:p text:style-name="P56"/>
      <text:p text:style-name="P61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9888310129" text:continue-numbering="true" text:style-name="L1">
        <text:list-item>
          <text:p text:style-name="P94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94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94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18"/>
      <text:p text:style-name="P61"><text:span text:style-name="Strong_20_Emphasis"><text:span text:style-name="T44">Evasive Maneuver</text:span></text:span><text:span text:style-name="Strong_20_Emphasis"><text:span text:style-name="T75"> (</text:span></text:span><text:span text:style-name="Strong_20_Emphasis"><text:span text:style-name="T213">U</text:span></text:span><text:span text:style-name="Strong_20_Emphasis"><text:span text:style-name="T44">pgrade of Guileful Reposition</text:span></text:span><text:span text:style-name="Strong_20_Emphasis"><text:span text:style-name="T75">):</text:span></text:span> </text:p>
      <text:list xml:id="list53839649123822" text:continue-numbering="true" text:style-name="L1">
        <text:list-item>
          <text:p text:style-name="P129">Perform a series of acrobatic maneuvers, leaping over a foe while attacking and landing in a distant position.</text:p>
        </text:list-item>
        <text:list-item>
          <text:p text:style-name="P185">Deal <text:span text:style-name="T212">7</text:span>-<text:span text:style-name="T212">20</text:span> physical damage to an adjacent enemy, then jump to an empty tile, <text:span text:style-name="T212">gaining 20% Evasion for 1 turn.</text:span></text:p>
        </text:list-item>
        <text:list-item>
          <text:p text:style-name="P94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6"/>
      <text:p text:style-name="P61"><text:span text:style-name="Strong_20_Emphasis"><text:span text:style-name="T75">Flourish (Upgrade of Dynamic Slice):</text:span></text:span> </text:p>
      <text:list xml:id="list53838188662824" text:continue-numbering="true" text:style-name="L1">
        <text:list-item>
          <text:p text:style-name="P94"><text:span text:style-name="T140">E</text:span><text:span text:style-name="T136">xecute a dazzling series of strikes, </text:span><text:span text:style-name="T140">inflicting bleeding wounds upon the targets.</text:span></text:p>
        </text:list-item>
        <text:list-item>
          <text:p text:style-name="P94"><text:span text:style-name="T204">Deal </text:span><text:span text:style-name="T214">4x 20</text:span><text:span text:style-name="T205">-2</text:span><text:span text:style-name="T214">6</text:span><text:span text:style-name="T205"> </text:span><text:span text:style-name="T204">physical damage</text:span><text:span text:style-name="T205">, targeting up to </text:span><text:span text:style-name="T214">4</text:span><text:span text:style-name="T205"> enemies. Has a </text:span><text:span text:style-name="T207">35</text:span><text:span text:style-name="T205">% Critical Hit Chance. </text:span><text:span text:style-name="T202">Each Critical Hit inflicts 1x </text:span><text:span text:style-name="T203">Bleed</text:span><text:span text:style-name="T202">.</text:span></text:p>
        </text:list-item>
        <text:list-item>
          <text:p text:style-name="P94"><text:span text:style-name="T191">Cost: </text:span><text:span text:style-name="T196">4</text:span><text:span text:style-name="T191">, Cooldown: </text:span><text:span text:style-name="T196">4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56"/>
      <text:p text:style-name="P61"><text:span text:style-name="Strong_20_Emphasis"><text:span text:style-name="T213">Swift Riposte </text:span></text:span><text:span text:style-name="Strong_20_Emphasis"><text:span text:style-name="T94">(New Skill)</text:span></text:span><text:span text:style-name="Strong_20_Emphasis"><text:span text:style-name="T213">:</text:span></text:span> </text:p>
      <text:list xml:id="list53839268790489" text:continue-numbering="true" text:style-name="L1">
        <text:list-item>
          <text:p text:style-name="P144">Passively retaliate against evaded attacks with high precision.</text:p>
        </text:list-item>
        <text:list-item>
          <text:p text:style-name="P196">Whenever you dodge an attack, inflict 3-15 Physical Damage, with a 45% Critical Hit Chance.</text:p>
        </text:list-item>
        <text:list-item>
          <text:p text:style-name="P9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6"/>
      <text:p text:style-name="P61"><text:span text:style-name="Strong_20_Emphasis"><text:span text:style-name="T75">Duelist's Gambit (New Skill):</text:span></text:span> </text:p>
      <text:list xml:id="list53839863580993" text:continue-numbering="true" text:style-name="L1">
        <text:list-item>
          <text:p text:style-name="P146"><text:span text:style-name="T215">M</text:span>ake a calculated gamble, <text:span text:style-name="T215">sacrificing immediate evasion for a chance to recover it with interest.</text:span></text:p>
        </text:list-item>
        <text:list-item>
          <text:p text:style-name="P198">The user loses 20% Evasion for <text:span text:style-name="T229">the next</text:span> <text:span text:style-name="T229">2</text:span> turn<text:span text:style-name="T229">s</text:span>, but gains 2-6% Evasion for 2 turns each time a hit connects.</text:p>
        </text:list-item>
        <text:list-item>
          <text:p text:style-name="P9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7"><text:soft-page-break/></text:p>
      <text:p text:style-name="P2">Skills:</text:p>
      <text:p text:style-name="P24"/>
      <text:p text:style-name="P61"><text:span text:style-name="Strong_20_Emphasis"><text:span text:style-name="T75">Manhunter's Mark (Upgrade of Challenge):</text:span></text:span> </text:p>
      <text:list xml:id="list53838728944101" text:continue-numbering="true" text:style-name="L1">
        <text:list-item>
          <text:p text:style-name="P94"><text:span text:style-name="T140">T</text:span><text:span text:style-name="T136">aunts a</text:span><text:span text:style-name="T148">n</text:span><text:span text:style-name="T136"> enemy, </text:span><text:span text:style-name="T140">disrupting their focus and lowering their defenses.</text:span></text:p>
        </text:list-item>
        <text:list-item>
          <text:p text:style-name="P94"><text:span text:style-name="T204">Lowers an enemy’s physical defense </text:span><text:span text:style-name="T214">and Accuracy </text:span><text:span text:style-name="T204">by 35% </text:span><text:span text:style-name="T226">and i</text:span><text:span text:style-name="T214">nflicts 1x Taunt </text:span><text:span text:style-name="T204">for </text:span><text:span text:style-name="T214">2</text:span><text:span text:style-name="T204"> turn</text:span><text:span text:style-name="T214">s</text:span><text:span text:style-name="T204">. </text:span><text:span text:style-name="T226">If you attack the target, you deal an extra 15-30 Physical Damage and defeating them restores 1</text:span><text:span text:style-name="T230">5</text:span><text:span text:style-name="T226">-</text:span><text:span text:style-name="T230">3</text:span><text:span text:style-name="T226">0 HP.</text:span></text:p>
        </text:list-item>
        <text:list-item>
          <text:p text:style-name="P94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2"/>
      <text:p text:style-name="P62"><text:span text:style-name="Strong_20_Emphasis"><text:span text:style-name="T75">Debilitating Snare (Upgrade of Caltrops):</text:span></text:span> </text:p>
      <text:list xml:id="list53838564048249" text:continue-numbering="true" text:style-name="L1">
        <text:list-item>
          <text:p text:style-name="P145">Enhance the caltrops to cover an area, ensnaring enemies and reducing their movement speed</text:p>
        </text:list-item>
        <text:list-item>
          <text:p text:style-name="P95"><text:span text:style-name="T170">Scatter caltrops </text:span><text:span text:style-name="T227">in a 3x3 area</text:span><text:span text:style-name="T170">, d</text:span><text:span text:style-name="T169">eal</text:span><text:span text:style-name="T170">ing</text:span><text:span text:style-name="T169"> </text:span><text:span text:style-name="T227">8-18</text:span><text:span text:style-name="T170"> </text:span><text:span text:style-name="T204">physical </text:span><text:span text:style-name="T170">damage and 1x Slow </text:span><text:span text:style-name="T227">and 1x Bleed </text:span><text:span text:style-name="T170">to enemies that pass through it. Lasts for 3 turns.</text:span></text:p>
        </text:list-item>
        <text:list-item>
          <text:p text:style-name="P95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</text:span></text:p>
        </text:list-item>
      </text:list>
      <text:p text:style-name="P52"/>
      <text:p text:style-name="P63"><text:span text:style-name="Strong_20_Emphasis"><text:span text:style-name="T75">Sundering </text:span></text:span><text:span text:style-name="Strong_20_Emphasis"><text:span text:style-name="T52">Assault </text:span></text:span><text:span text:style-name="Strong_20_Emphasis"><text:span text:style-name="T75">(Upgrade of</text:span></text:span><text:span text:style-name="Strong_20_Emphasis"><text:span text:style-name="T4"> </text:span></text:span><text:span text:style-name="Strong_20_Emphasis"><text:span text:style-name="T52">Merciless Assault</text:span></text:span><text:span text:style-name="Strong_20_Emphasis"><text:span text:style-name="T75">):</text:span></text:span> </text:p>
      <text:list xml:id="list53839616450393" text:continue-numbering="true" text:style-name="L1">
        <text:list-item>
          <text:p text:style-name="P96"><text:span text:style-name="T134">Launch a relentless assault on a single target, </text:span><text:span text:style-name="T138">increasing the damage </text:span><text:span text:style-name="T149">and lowering the target’s defense </text:span><text:span text:style-name="T138">with each hit.</text:span></text:p>
        </text:list-item>
        <text:list-item>
          <text:p text:style-name="P193">Strike the target <text:span text:style-name="T228">5</text:span> times. The initial hit deals <text:span text:style-name="T228">10</text:span>-<text:span text:style-name="T228">20</text:span> damage, and each hit increases the damage by <text:span text:style-name="T228">3</text:span>-<text:span text:style-name="T228">8</text:span> <text:span text:style-name="T228">while lowering the target’s physical defense by 5-10</text:span>.</text:p>
        </text:list-item>
        <text:list-item>
          <text:p text:style-name="P96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52"/>
      <text:p text:style-name="P64"><text:span text:style-name="Strong_20_Emphasis"><text:span text:style-name="T5">Reel ‘em In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862946462" text:continue-numbering="true" text:style-name="L1">
        <text:list-item>
          <text:p text:style-name="P145">Throw a hook and pull the target enemy to the closest position to you.</text:p>
        </text:list-item>
        <text:list-item>
          <text:p text:style-name="P204">Deal 25-40 Physical Damage and pull the target to the tile closest to you.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2"/>
      <text:p text:style-name="P64"><text:span text:style-name="Strong_20_Emphasis"><text:span text:style-name="T54">Subjugation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725915151" text:continue-numbering="true" text:style-name="L1">
        <text:list-item>
          <text:p text:style-name="P147">Subdue a weakened enemy, <text:span text:style-name="T229">causing nearby enemies lose resistance to status effects.</text:span></text:p>
        </text:list-item>
        <text:list-item>
          <text:p text:style-name="P204">If an enemy is below 33% HP, deal 30-75 Physical Damage and all enemies in a 2 tile range lose 50% debuff resistance.</text:p>
        </text:list-item>
        <text:list-item>
          <text:p text:style-name="P97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4"/>
      <text:p text:style-name="P22"/>
      <text:p text:style-name="P77"><text:span text:style-name="T84">Vigilante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26"><text:span text:style-name="T79">Previous </text:span><text:span text:style-name="T76">Skills:</text:span></text:p>
      <text:p text:style-name="P56"/>
      <text:p text:style-name="P61"><text:span text:style-name="Strong_20_Emphasis"><text:span text:style-name="T3">Nasty Stab</text:span></text:span><text:span text:style-name="Strong_20_Emphasis"><text:span text:style-name="T75"> (Upgrade of Stab):</text:span></text:span> </text:p>
      <text:list xml:id="list53838987026841" text:continue-numbering="true" text:style-name="L1">
        <text:list-item>
          <text:p text:style-name="P129">Delivers a lethal blow that inflict<text:span text:style-name="T207">s</text:span> a <text:span text:style-name="T207">grave</text:span> bleeding wound on the target.</text:p>
        </text:list-item>
        <text:list-item>
          <text:p text:style-name="P94"><text:span text:style-name="T204">Deal </text:span><text:span text:style-name="T207">20-25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.</text:span></text:p>
        </text:list-item>
        <text:list-item>
          <text:p text:style-name="P94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2">1</text:span><text:span text:style-name="T191">, Accuracy: </text:span><text:span text:style-name="T193">90</text:span></text:p>
        </text:list-item>
      </text:list>
      <text:p text:style-name="P56"/>
      <text:p text:style-name="P61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8212483875" text:continue-numbering="true" text:style-name="L1">
        <text:list-item>
          <text:p text:style-name="P94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94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94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61"/>
      <text:p text:style-name="P61"><text:span text:style-name="Strong_20_Emphasis"><text:span text:style-name="T92">Merciless Assaul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604745992" text:continue-numbering="true" text:style-name="L1">
        <text:list-item>
          <text:p text:style-name="P94"><text:span text:style-name="T134">Launch a relentless assault on a single target, </text:span><text:span text:style-name="T138">increasing the damage with each hit.</text:span></text:p>
        </text:list-item>
        <text:list-item>
          <text:p text:style-name="P194">Strike the target 4 times. The initial hit deals 8-13 damage, and each hit increases the damage by (1-5).</text:p>
        </text:list-item>
        <text:list-item>
          <text:p text:style-name="P94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56"/>
      <text:p text:style-name="P61"><text:span text:style-name="Strong_20_Emphasis"><text:span text:style-name="T75">Flourish (Upgrade of Dynamic Slice):</text:span></text:span> </text:p>
      <text:list xml:id="list53837944818763" text:continue-numbering="true" text:style-name="L1">
        <text:list-item>
          <text:p text:style-name="P94"><text:span text:style-name="T140">E</text:span><text:span text:style-name="T136">xecute a dazzling series of strikes, </text:span><text:span text:style-name="T140">inflicting bleeding wounds upon the targets.</text:span></text:p>
        </text:list-item>
        <text:list-item>
          <text:p text:style-name="P94"><text:span text:style-name="T204">Deal </text:span><text:span text:style-name="T214">4x 20</text:span><text:span text:style-name="T205">-2</text:span><text:span text:style-name="T214">6</text:span><text:span text:style-name="T205"> </text:span><text:span text:style-name="T204">physical damage</text:span><text:span text:style-name="T205">, targeting up to </text:span><text:span text:style-name="T214">4</text:span><text:span text:style-name="T205"> enemies. Has a </text:span><text:span text:style-name="T207">35</text:span><text:span text:style-name="T205">% Critical Hit Chance. </text:span><text:span text:style-name="T202">Each Critical Hit inflicts 1x </text:span><text:span text:style-name="T203">Bleed</text:span><text:span text:style-name="T202">.</text:span></text:p>
        </text:list-item>
        <text:list-item>
          <text:p text:style-name="P94"><text:span text:style-name="T191">Cost: </text:span><text:span text:style-name="T196">4</text:span><text:span text:style-name="T191">, Cooldown: </text:span><text:span text:style-name="T196">4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56"/>
      <text:p text:style-name="P61"><text:span text:style-name="Strong_20_Emphasis"><text:span text:style-name="T213">Swift Riposte </text:span></text:span><text:span text:style-name="Strong_20_Emphasis"><text:span text:style-name="T94">(New Skill)</text:span></text:span><text:span text:style-name="Strong_20_Emphasis"><text:span text:style-name="T213">:</text:span></text:span> </text:p>
      <text:list xml:id="list53838945883977" text:continue-numbering="true" text:style-name="L1">
        <text:list-item>
          <text:p text:style-name="P144">Passively retaliate against evaded attacks with high precision.</text:p>
        </text:list-item>
        <text:list-item>
          <text:p text:style-name="P196">Whenever you dodge an attack, inflict 3-15 Physical Damage, with a 45% Critical Hit Chance.</text:p>
        </text:list-item>
        <text:list-item>
          <text:p text:style-name="P9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6"/>
      <text:p text:style-name="P61"><text:span text:style-name="Strong_20_Emphasis"><text:span text:style-name="T75">Duelist's Gambit (New Skill):</text:span></text:span> </text:p>
      <text:list xml:id="list53837802926142" text:continue-numbering="true" text:style-name="L1">
        <text:list-item>
          <text:p text:style-name="P146"><text:span text:style-name="T215">M</text:span>ake a calculated gamble, <text:span text:style-name="T215">sacrificing immediate evasion for a chance to recover it with interest.</text:span></text:p>
        </text:list-item>
        <text:list-item>
          <text:p text:style-name="P198">The user loses 20% Evasion for 1 turn, but gains 2-6% Evasion for 2 turns each time a hit connects during the next 2 turns.</text:p>
        </text:list-item>
        <text:list-item>
          <text:p text:style-name="P9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"/>
      <text:p text:style-name="P2"/>
      <text:p text:style-name="P2">Skills:</text:p>
      <text:p text:style-name="P24"/>
      <text:p text:style-name="P65"><text:span text:style-name="Strong_20_Emphasis"><text:span text:style-name="T75">Diversionary Tactics (</text:span></text:span><text:span text:style-name="Strong_20_Emphasis"><text:span text:style-name="T231">U</text:span></text:span><text:span text:style-name="Strong_20_Emphasis"><text:span text:style-name="T55">pgrade of Challenge</text:span></text:span><text:span text:style-name="Strong_20_Emphasis"><text:span text:style-name="T75">):</text:span></text:span> </text:p>
      <text:list xml:id="list53838989188321" text:continue-numbering="true" text:style-name="L1">
        <text:list-item>
          <text:p text:style-name="P98"><text:span text:style-name="T140">T</text:span><text:span text:style-name="T136">aunts a single enemy, </text:span><text:span text:style-name="T140">disrupting their focus and lowering their defenses. </text:span><text:span text:style-name="T156">Defeating the target continues the onslaught.</text:span></text:p>
        </text:list-item>
        <text:list-item>
          <text:p text:style-name="P98"><text:soft-page-break/>Reduces an enemy's physical defense and accuracy by 35% for 2 turns, and applies Taunt. If the enemy is defeated <text:span text:style-name="T232">by you</text:span>, the skill has a 100% chance (decreases by <text:span text:style-name="T230">30</text:span>% each <text:span text:style-name="T230">time</text:span>) to transfer to the nearest enemy, increasing the defense and accuracy reduction by <text:span text:style-name="T230">15</text:span>%.</text:p>
        </text:list-item>
        <text:list-item>
          <text:p text:style-name="P98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2"/>
      <text:p text:style-name="P65"><text:span text:style-name="Strong_20_Emphasis"><text:span text:style-name="T6"><text:s/></text:span></text:span><text:span text:style-name="Strong_20_Emphasis"><text:span text:style-name="T56">Debilitating</text:span></text:span><text:span text:style-name="Strong_20_Emphasis"><text:span text:style-name="T6"> Trickery</text:span></text:span><text:span text:style-name="Strong_20_Emphasis"><text:span text:style-name="T75"> (Upgrade of Smoke Bomb):</text:span></text:span> </text:p>
      <text:list xml:id="list53838310515664" text:continue-numbering="true" text:style-name="L1">
        <text:list-item>
          <text:p text:style-name="P98"><text:span text:style-name="T134">The user</text:span><text:span text:style-name="T136"> vanishes </text:span><text:span text:style-name="T137">by</text:span><text:span text:style-name="T134"> releasing a </text:span><text:span text:style-name="T150">cloud of toxic </text:span><text:span text:style-name="T134">smoke </text:span><text:span text:style-name="T137">that </text:span><text:span text:style-name="T150">weakens</text:span><text:span text:style-name="T137"> foes.</text:span></text:p>
        </text:list-item>
        <text:list-item>
          <text:p text:style-name="P98"><text:span text:style-name="T204">Gain </text:span><text:span text:style-name="T207">2</text:span><text:span text:style-name="T204">x </text:span><text:span text:style-name="T205">I</text:span><text:span text:style-name="T204">nvisibility. </text:span><text:span text:style-name="T207">All adjacent targets gain 1x Blindness. </text:span><text:span text:style-name="T232">Lowers Physical Defense by 10% per enemy hit.</text:span></text:p>
        </text:list-item>
        <text:list-item>
          <text:p text:style-name="P98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2"/>
      <text:p text:style-name="P45"><text:span text:style-name="Strong_20_Emphasis"><text:span text:style-name="T56">Landmine</text:span></text:span><text:span text:style-name="Strong_20_Emphasis"><text:span text:style-name="T75"> (</text:span></text:span><text:span text:style-name="Strong_20_Emphasis"><text:span text:style-name="T56">Upgrade of Caltrops</text:span></text:span><text:span text:style-name="Strong_20_Emphasis"><text:span text:style-name="T75">):</text:span></text:span> </text:p>
      <text:list xml:id="list53839342078358" text:continue-numbering="true" text:style-name="L1">
        <text:list-item>
          <text:p text:style-name="P160">Place a remotely detonated bomb that has a chance to stun enemies.</text:p>
        </text:list-item>
        <text:list-item>
          <text:p text:style-name="P99">Place a bomb on the target tile that can be detonated remotely. It deals 5-15 physical damage, 20-30 magical damage, and has a 50% chance to stun enemies on the tile. Adjacent targets take half damage and have a 25% chance to be stunned. Lasts for 3 turns.</text:p>
        </text:list-item>
        <text:list-item>
          <text:p text:style-name="P99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66"><text:span text:style-name="Strong_20_Emphasis"><text:span text:style-name="T57">Belligerent</text:span></text:span><text:span text:style-name="Strong_20_Emphasis"><text:span text:style-name="T100"> Evasion </text:span></text:span><text:span text:style-name="Strong_20_Emphasis"><text:span text:style-name="T75">(Upgrade of Evasive Maneuver):</text:span></text:span> </text:p>
      <text:list xml:id="list53838275793232" text:continue-numbering="true" text:style-name="L1">
        <text:list-item>
          <text:p text:style-name="P130">Perform a series of acrobatic maneuvers, leaping over a foe while attacking and landing in a distant positio<text:span text:style-name="T233">n, unleashing an attack on </text:span><text:span text:style-name="T99">all</text:span><text:span text:style-name="T233"> nearby enemies.</text:span></text:p>
        </text:list-item>
        <text:list-item>
          <text:p text:style-name="P186">Deal <text:span text:style-name="T232">15</text:span>-<text:span text:style-name="T232">35</text:span> physical damage to an adjacent enemy, then jump to an empty tile, <text:span text:style-name="T212">gaining </text:span><text:span text:style-name="T233">5</text:span><text:span text:style-name="T212">0% Evasion for 1 turn </text:span><text:span text:style-name="T232">and attacking all adjacent enemies for 7-15 Physical Damage </text:span><text:span text:style-name="T241">for each enemy</text:span><text:span text:style-name="T232">.</text:span></text:p>
        </text:list-item>
        <text:list-item>
          <text:p text:style-name="P99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9"/>
      <text:p text:style-name="P72"><text:span text:style-name="Strong_20_Emphasis"><text:span text:style-name="T9">Contingency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195474768" text:continue-numbering="true" text:style-name="L1">
        <text:list-item>
          <text:p text:style-name="P148">When surrounded by three or more enemies, the vigilante channels their instinct to execute a devastating counterattack.</text:p>
        </text:list-item>
        <text:list-item>
          <text:p text:style-name="P205">At the end of your turn, if there are 3 or more adjacent enemies, passively attack all of them for 10-15 Physical Damage and lower their Physical Damage by 30% for 1 turn.</text:p>
        </text:list-item>
        <text:list-item>
          <text:p text:style-name="P100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4"/>
      <text:p text:style-name="P22"/>
      <text:p text:style-name="P77"><text:span text:style-name="T83">Sharpshoot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30"><text:span text:style-name="T79">Previous </text:span><text:span text:style-name="T76">Skills:</text:span></text:p>
      <text:p text:style-name="P57"/>
      <text:p text:style-name="P67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<text:span text:style-name="Strong_20_Emphasis"><text:span text:style-name="T75">:</text:span></text:span> </text:p>
      <text:list xml:id="list53839639230702" text:continue-numbering="true" text:style-name="L1">
        <text:list-item>
          <text:p text:style-name="P101"><text:span text:style-name="T134">Throw a boomerang in a straight line </text:span><text:span text:style-name="T137">that</text:span><text:span text:style-name="T134"> attack</text:span><text:span text:style-name="T137">s</text:span><text:span text:style-name="T134"> all adjacent enemies </text:span><text:span text:style-name="T137">on its path towards the target.</text:span></text:p>
        </text:list-item>
        <text:list-item>
          <text:p text:style-name="P101"><text:span text:style-name="T204">Hurl</text:span><text:span text:style-name="T170"> </text:span><text:span text:style-name="T204">a blade</text:span><text:span text:style-name="T170"> at the target, d</text:span><text:span text:style-name="T169">eal</text:span><text:span text:style-name="T170">ing</text:span><text:span text:style-name="T169"> </text:span><text:span text:style-name="T204">1</text:span><text:span text:style-name="T207">3</text:span><text:span text:style-name="T204">-1</text:span><text:span text:style-name="T207">8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07">Attacks all enemies adjacent to the path once for 3-7 Physical damage.</text:span></text:p>
        </text:list-item>
        <text:list-item>
          <text:p text:style-name="P101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57"/>
      <text:p text:style-name="P67"><text:span text:style-name="Strong_20_Emphasis"><text:span text:style-name="T3">Dynamic</text:span></text:span><text:span text:style-name="Strong_20_Emphasis"><text:span text:style-name="T75"> </text:span></text:span><text:span text:style-name="Strong_20_Emphasis"><text:span text:style-name="T3">Slice</text:span></text:span><text:span text:style-name="Strong_20_Emphasis"><text:span text:style-name="T75"> (Upgrade of Double Slice):</text:span></text:span> </text:p>
      <text:list xml:id="list53838664440837" text:continue-numbering="true" text:style-name="L1">
        <text:list-item>
          <text:p text:style-name="P101"><text:span text:style-name="T136">Perform a </text:span><text:span text:style-name="T137">flashing</text:span><text:span text:style-name="T136"> series of slashes, targeting </text:span><text:span text:style-name="T137">up to</text:span><text:span text:style-name="T136"> </text:span><text:span text:style-name="T137">three </text:span><text:span text:style-name="T136">separate.</text:span></text:p>
        </text:list-item>
        <text:list-item>
          <text:p text:style-name="P101"><text:span text:style-name="T204">Deal </text:span><text:span text:style-name="T205">1</text:span><text:span text:style-name="T208">8</text:span><text:span text:style-name="T205">-2</text:span><text:span text:style-name="T208">3</text:span><text:span text:style-name="T205"> </text:span><text:span text:style-name="T204">physical damage </text:span><text:span text:style-name="T207">three times</text:span><text:span text:style-name="T205">, targeting up to </text:span><text:span text:style-name="T207">3</text:span><text:span text:style-name="T205"> enemies. Has a </text:span><text:span text:style-name="T207">35</text:span><text:span text:style-name="T205">% Critical Hit Chance.</text:span></text:p>
        </text:list-item>
        <text:list-item>
          <text:p text:style-name="P101"><text:span text:style-name="T191">Cost: </text:span><text:span text:style-name="T193">3</text:span><text:span text:style-name="T191">, Cooldown: </text:span><text:span text:style-name="T192">3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57"/>
      <text:p text:style-name="P67"><text:span text:style-name="Strong_20_Emphasis"><text:span text:style-name="T75">Hunting Trap (Upgrade of Caltrops):</text:span></text:span> </text:p>
      <text:list xml:id="list53839244474000" text:continue-numbering="true" text:style-name="L1">
        <text:list-item>
          <text:p text:style-name="P101"><text:span text:style-name="T148">S</text:span><text:span text:style-name="T134">ets a cunning trap designed to immobilize and </text:span><text:span text:style-name="T141">weaken</text:span><text:span text:style-name="T134"> enemies who wander too close.</text:span></text:p>
        </text:list-item>
        <text:list-item>
          <text:p text:style-name="P101"><text:span text:style-name="T216">Place a trap</text:span><text:span text:style-name="T170"> at the target tile, d</text:span><text:span text:style-name="T169">eal</text:span><text:span text:style-name="T170">ing</text:span><text:span text:style-name="T169"> </text:span><text:span text:style-name="T216">5</text:span><text:span text:style-name="T170">-</text:span><text:span text:style-name="T216">20</text:span><text:span text:style-name="T170"> </text:span><text:span text:style-name="T204">physical </text:span><text:span text:style-name="T170">damage and </text:span><text:span text:style-name="T226">2</text:span><text:span text:style-name="T170">x Slow to enemies that pass through it. </text:span><text:span text:style-name="T216">Their Physical Defense is lowered by 25% for 2 turns. The trap l</text:span><text:span text:style-name="T170">asts for 3 turns.</text:span></text:p>
        </text:list-item>
        <text:list-item>
          <text:p text:style-name="P101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57"/>
      <text:p text:style-name="P67"><text:span text:style-name="Strong_20_Emphasis"><text:span text:style-name="T75">Smoke Screen (Upgrade of Smoke Bomb):</text:span></text:span> </text:p>
      <text:list xml:id="list53837957566954" text:continue-numbering="true" text:style-name="L1">
        <text:list-item>
          <text:p text:style-name="P101"><text:span text:style-name="T137"><text:s/>Using smoke pellets of specialized composition, create a dense cloud of smoke that conceals </text:span><text:span text:style-name="T141">vision</text:span><text:span text:style-name="T137">.</text:span></text:p>
        </text:list-item>
        <text:list-item>
          <text:p text:style-name="P101"><text:span text:style-name="T204">Gain </text:span><text:span text:style-name="T207">2</text:span><text:span text:style-name="T204">x </text:span><text:span text:style-name="T205">I</text:span><text:span text:style-name="T204">nvisibility </text:span><text:span text:style-name="T216">and a</text:span><text:span text:style-name="T207">ll adjacent targets gain </text:span><text:span text:style-name="T216">2</text:span><text:span text:style-name="T207">x Blindness. </text:span><text:span text:style-name="T216">Alternatively, shoot a distant tile and apply 1x Blindness to all targets in a 3x3 range centered around it.</text:span></text:p>
        </text:list-item>
        <text:list-item>
          <text:p text:style-name="P101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7"/>
      <text:p text:style-name="P67"><text:span text:style-name="Strong_20_Emphasis"><text:span text:style-name="T13">Drill</text:span></text:span><text:span text:style-name="Strong_20_Emphasis"><text:span text:style-name="T75"> Shot (New Skill):</text:span></text:span> </text:p>
      <text:list xml:id="list53838676554125" text:continue-numbering="true" text:style-name="L1">
        <text:list-item>
          <text:p text:style-name="P101"><text:span text:style-name="T142">U</text:span><text:span text:style-name="T143">nleash a piercing arrow that </text:span><text:span text:style-name="T142">penetrates</text:span><text:span text:style-name="T143"> through multiple enemies, </text:span><text:span text:style-name="T142">dealing extra damage for each target hit.</text:span></text:p>
        </text:list-item>
        <text:list-item>
          <text:p text:style-name="P101"><text:span text:style-name="T217">Fire an arrow in a 4 tile line that deals 10-17 Physical Damage. E</text:span><text:span text:style-name="T208">ach hit increases the damage by (</text:span><text:span text:style-name="T217">2</text:span><text:span text:style-name="T208">-</text:span><text:span text:style-name="T217">8</text:span><text:span text:style-name="T208">).</text:span></text:p>
        </text:list-item>
        <text:list-item>
          <text:p text:style-name="P101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Skills:</text:p>
      <text:p text:style-name="P30"/>
      <text:p text:style-name="P67"><text:span text:style-name="Strong_20_Emphasis"><text:span text:style-name="T53">Bullseye (Upgrade of Precise Shot)</text:span></text:span><text:span text:style-name="Strong_20_Emphasis"><text:span text:style-name="T75">:</text:span></text:span> </text:p>
      <text:list xml:id="list53838702053437" text:continue-numbering="true" text:style-name="L1">
        <text:list-item>
          <text:p text:style-name="P131"><text:span text:style-name="T234">T</text:span>ake careful aim and fire a shot with pinpoint accuracy at the target's weak point, dealing massive damage and ignoring resistances.</text:p>
        </text:list-item>
        <text:list-item>
          <text:p text:style-name="P101"><text:soft-page-break/><text:span text:style-name="T204">Deal </text:span><text:span text:style-name="T234">35</text:span><text:span text:style-name="T207">-</text:span><text:span text:style-name="T234">50</text:span><text:span text:style-name="T205"> </text:span><text:span text:style-name="T204">physical damage, with a </text:span><text:span text:style-name="T207">75</text:span><text:span text:style-name="T204">% chance to inflict </text:span><text:span text:style-name="T207">2</text:span><text:span text:style-name="T204">x Bleeding </text:span><text:span text:style-name="T234">and ignoring the target’s Physical Defense.</text:span></text:p>
        </text:list-item>
        <text:list-item>
          <text:p text:style-name="P101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7">4</text:span><text:span text:style-name="T191">, Accuracy: </text:span><text:span text:style-name="T193">90</text:span></text:p>
        </text:list-item>
      </text:list>
      <text:p text:style-name="P52"/>
      <text:p text:style-name="P67"><text:span text:style-name="Strong_20_Emphasis"><text:span text:style-name="T11">Sharpshooter’s Mark</text:span></text:span><text:span text:style-name="Strong_20_Emphasis"><text:span text:style-name="T53"> (Upgrade of </text:span></text:span><text:span text:style-name="Strong_20_Emphasis"><text:span text:style-name="T14">Hunter’s</text:span></text:span><text:span text:style-name="Strong_20_Emphasis"><text:span text:style-name="T53"> Mark)</text:span></text:span><text:span text:style-name="Strong_20_Emphasis"><text:span text:style-name="T75">:</text:span></text:span> </text:p>
      <text:list xml:id="list53839026018675" text:continue-numbering="true" text:style-name="L1">
        <text:list-item>
          <text:p text:style-name="P101"><text:span text:style-name="T151">E</text:span><text:span text:style-name="T136">nhances </text:span><text:span text:style-name="T151">your</text:span><text:span text:style-name="T136"> marksmanship, increasing </text:span><text:span text:style-name="T151">your</text:span><text:span text:style-name="T136"> critical hit chance and damage against the marked target </text:span><text:span text:style-name="T151">with a chance to stun them.</text:span></text:p>
        </text:list-item>
        <text:list-item>
          <text:p text:style-name="P101"><text:span text:style-name="T204">Lowers an enemy’s physical defense by 35% for </text:span><text:span text:style-name="T217">3</text:span><text:span text:style-name="T204"> turn</text:span><text:span text:style-name="T217">s</text:span><text:span text:style-name="T204">. </text:span><text:span text:style-name="T217">Deal an extra </text:span><text:span text:style-name="T234">5</text:span><text:span text:style-name="T217">-</text:span><text:span text:style-name="T234">10</text:span><text:span text:style-name="T217"> physical damage if the user attacks the target, </text:span><text:span text:style-name="T234">with a 50% Critical Hit Chance and 30% Chance to inflict 1x Stunned.</text:span></text:p>
        </text:list-item>
        <text:list-item>
          <text:p text:style-name="P101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2"/>
      <text:p text:style-name="P67"><text:span text:style-name="Strong_20_Emphasis"><text:span text:style-name="T59">Strategic Reposition</text:span></text:span><text:span text:style-name="Strong_20_Emphasis"><text:span text:style-name="T75"> (</text:span></text:span><text:span text:style-name="Strong_20_Emphasis"><text:span text:style-name="T53">Upgrade of </text:span></text:span><text:span text:style-name="Strong_20_Emphasis"><text:span text:style-name="T58">Guileful Reposition</text:span></text:span><text:span text:style-name="Strong_20_Emphasis"><text:span text:style-name="T75">):</text:span></text:span> </text:p>
      <text:list xml:id="list53839457755338" text:continue-numbering="true" text:style-name="L1">
        <text:list-item>
          <text:p text:style-name="P131">Perform a series of acrobatic maneuvers, leaping over a foe while attacking and landing in a distant position.</text:p>
        </text:list-item>
        <text:list-item>
          <text:p text:style-name="P101"><text:span text:style-name="T204">Deal </text:span><text:span text:style-name="T234">10</text:span><text:span text:style-name="T204">-1</text:span><text:span text:style-name="T234">5</text:span><text:span text:style-name="T204"> physical damage to an adjacent enemy, then jump to an empty tile </text:span><text:span text:style-name="T238">in a 5 tile range</text:span><text:span text:style-name="T204">. </text:span><text:span text:style-name="T234">Your next attack will deal </text:span><text:span text:style-name="T235">an extra 5-15 Physical Damage per distance to your target</text:span><text:span text:style-name="T234">.</text:span></text:p>
        </text:list-item>
        <text:list-item>
          <text:p text:style-name="P101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68"><text:span text:style-name="Strong_20_Emphasis"><text:span text:style-name="T92">Merciless </text:span></text:span><text:span text:style-name="Strong_20_Emphasis"><text:span text:style-name="T236">Gundown</text:span></text:span><text:span text:style-name="Strong_20_Emphasis"><text:span text:style-name="T75"> (</text:span></text:span><text:span text:style-name="Strong_20_Emphasis"><text:span text:style-name="T59">Upgrade of </text:span></text:span><text:span text:style-name="Strong_20_Emphasis"><text:span text:style-name="T92">Merciless Assault</text:span></text:span><text:span text:style-name="Strong_20_Emphasis"><text:span text:style-name="T75">):</text:span></text:span> </text:p>
      <text:list xml:id="list53838229388944" text:continue-numbering="true" text:style-name="L1">
        <text:list-item>
          <text:p text:style-name="P161"><text:span text:style-name="T208">U</text:span>pgrades the skill to become ranged, dealing extra damage based on the distance between you and the target.</text:p>
        </text:list-item>
        <text:list-item>
          <text:p text:style-name="P102"><text:span text:style-name="T235">Shoot</text:span><text:span text:style-name="T208"> the target </text:span><text:span text:style-name="T235">5</text:span><text:span text:style-name="T208"> times. The initial hit deals </text:span><text:span text:style-name="T235">10</text:span><text:span text:style-name="T208">-1</text:span><text:span text:style-name="T235">5</text:span><text:span text:style-name="T208"> damage, and each hit increases the damage by (</text:span><text:span text:style-name="T235">5</text:span><text:span text:style-name="T208">-</text:span><text:span text:style-name="T235">10</text:span><text:span text:style-name="T208">) </text:span><text:span text:style-name="T235">+ (3-5 * Distance) to the target.</text:span></text:p>
        </text:list-item>
        <text:list-item>
          <text:p text:style-name="P102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52"/>
      <text:p text:style-name="P69"><text:span text:style-name="Strong_20_Emphasis"><text:span text:style-name="T53">Eagle Eye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349828515" text:continue-numbering="true" text:style-name="L1">
        <text:list-item>
          <text:p text:style-name="P102"><text:span text:style-name="T152">P</text:span><text:span text:style-name="T143">assively grant</text:span><text:span text:style-name="T152">s</text:span><text:span text:style-name="T143"> a damage bonus to attack</text:span><text:span text:style-name="T152">s</text:span><text:span text:style-name="T143"> made from </text:span><text:span text:style-name="T152">max range</text:span><text:span text:style-name="T143">. Additionally, every time an attack misse</text:span><text:span text:style-name="T152">s</text:span><text:span text:style-name="T143">, raise your accuracy </text:span><text:span text:style-name="T152">temporarily.</text:span></text:p>
        </text:list-item>
        <text:list-item>
          <text:p text:style-name="P206">Attacks made from max range deal an additional 5-15 Magic Damage. Each time an attack misses, raise your accuracy by 5% for 2 turns.</text:p>
        </text:list-item>
        <text:list-item>
          <text:p text:style-name="P102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30"/>
      <text:p text:style-name="P77"><text:span text:style-name="T83">Gunn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58"/>
      <text:p text:style-name="P67"><text:span text:style-name="Strong_20_Emphasis"><text:span text:style-name="T75">Guileful </text:span></text:span><text:span text:style-name="Strong_20_Emphasis"><text:span text:style-name="T2">Reposition</text:span></text:span><text:span text:style-name="Strong_20_Emphasis"><text:span text:style-name="T75">:</text:span></text:span> </text:p>
      <text:list xml:id="list53839188952303" text:continue-numbering="true" text:style-name="L1">
        <text:list-item>
          <text:p text:style-name="P131">Perform a series of acrobatic maneuvers, leaping over a foe while attacking and landing in a distant position.</text:p>
        </text:list-item>
        <text:list-item>
          <text:p text:style-name="P187">Deal 5-10 physical damage to an adjacent enemy, then jump to an empty tile.</text:p>
        </text:list-item>
        <text:list-item>
          <text:p text:style-name="P101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7"/>
      <text:p text:style-name="P67"><text:span text:style-name="Strong_20_Emphasis"><text:span text:style-name="T3">Dynamic</text:span></text:span><text:span text:style-name="Strong_20_Emphasis"><text:span text:style-name="T75"> </text:span></text:span><text:span text:style-name="Strong_20_Emphasis"><text:span text:style-name="T3">Slice</text:span></text:span><text:span text:style-name="Strong_20_Emphasis"><text:span text:style-name="T75"> (Upgrade of Double Slice):</text:span></text:span> </text:p>
      <text:list xml:id="list53838898123010" text:continue-numbering="true" text:style-name="L1">
        <text:list-item>
          <text:p text:style-name="P101"><text:span text:style-name="T136">Perform a </text:span><text:span text:style-name="T137">flashing</text:span><text:span text:style-name="T136"> series of slashes, targeting </text:span><text:span text:style-name="T137">up to</text:span><text:span text:style-name="T136"> </text:span><text:span text:style-name="T137">three </text:span><text:span text:style-name="T136">separate.</text:span></text:p>
        </text:list-item>
        <text:list-item>
          <text:p text:style-name="P101"><text:span text:style-name="T204">Deal </text:span><text:span text:style-name="T205">1</text:span><text:span text:style-name="T208">8</text:span><text:span text:style-name="T205">-2</text:span><text:span text:style-name="T208">3</text:span><text:span text:style-name="T205"> </text:span><text:span text:style-name="T204">physical damage </text:span><text:span text:style-name="T207">three times</text:span><text:span text:style-name="T205">, targeting up to </text:span><text:span text:style-name="T207">3</text:span><text:span text:style-name="T205"> enemies. Has a </text:span><text:span text:style-name="T207">35</text:span><text:span text:style-name="T205">% Critical Hit Chance.</text:span></text:p>
        </text:list-item>
        <text:list-item>
          <text:p text:style-name="P101"><text:span text:style-name="T191">Cost: </text:span><text:span text:style-name="T193">3</text:span><text:span text:style-name="T191">, Cooldown: </text:span><text:span text:style-name="T192">3</text:span><text:span text:style-name="T191">, Range: </text:span><text:span text:style-name="T192">1</text:span><text:span text:style-name="T191">, Accuracy: </text:span><text:span text:style-name="T195">85</text:span><text:span text:style-name="T191">;</text:span></text:p>
        </text:list-item>
      </text:list>
      <text:p text:style-name="P57"/>
      <text:p text:style-name="P67"><text:span text:style-name="Strong_20_Emphasis"><text:span text:style-name="T75">Hunting Trap (Upgrade of Caltrops):</text:span></text:span> </text:p>
      <text:list xml:id="list53838972776930" text:continue-numbering="true" text:style-name="L1">
        <text:list-item>
          <text:p text:style-name="P101"><text:span text:style-name="T148">S</text:span><text:span text:style-name="T134">ets a cunning trap designed to immobilize and </text:span><text:span text:style-name="T141">weaken</text:span><text:span text:style-name="T134"> enemies who wander too close.</text:span></text:p>
        </text:list-item>
        <text:list-item>
          <text:p text:style-name="P101"><text:span text:style-name="T216">Place a trap</text:span><text:span text:style-name="T170"> at the target tile, d</text:span><text:span text:style-name="T169">eal</text:span><text:span text:style-name="T170">ing</text:span><text:span text:style-name="T169"> </text:span><text:span text:style-name="T216">5</text:span><text:span text:style-name="T170">-</text:span><text:span text:style-name="T216">20</text:span><text:span text:style-name="T170"> </text:span><text:span text:style-name="T204">physical </text:span><text:span text:style-name="T170">damage and </text:span><text:span text:style-name="T226">2</text:span><text:span text:style-name="T170">x Slow to enemies that pass through it. </text:span><text:span text:style-name="T216">Their Physical Defense is lowered by 25% for 2 turns. The trap l</text:span><text:span text:style-name="T170">asts for 3 turns.</text:span></text:p>
        </text:list-item>
        <text:list-item>
          <text:p text:style-name="P101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57"/>
      <text:p text:style-name="P67"><text:span text:style-name="Strong_20_Emphasis"><text:span text:style-name="T75">Smoke Screen (Upgrade of Smoke Bomb):</text:span></text:span> </text:p>
      <text:list xml:id="list53838847622812" text:continue-numbering="true" text:style-name="L1">
        <text:list-item>
          <text:p text:style-name="P101"><text:span text:style-name="T137"><text:s/>Using smoke pellets of specialized composition, create a dense cloud of smoke that conceals </text:span><text:span text:style-name="T141">vision</text:span><text:span text:style-name="T137">.</text:span></text:p>
        </text:list-item>
        <text:list-item>
          <text:p text:style-name="P101"><text:span text:style-name="T204">Gain </text:span><text:span text:style-name="T207">2</text:span><text:span text:style-name="T204">x </text:span><text:span text:style-name="T205">I</text:span><text:span text:style-name="T204">nvisibility </text:span><text:span text:style-name="T216">and a</text:span><text:span text:style-name="T207">ll adjacent targets gain </text:span><text:span text:style-name="T216">2</text:span><text:span text:style-name="T207">x Blindness. </text:span><text:span text:style-name="T216">Alternatively, shoot a distant tile and apply 1x Blindness to all targets in a 3x3 range centered around it.</text:span></text:p>
        </text:list-item>
        <text:list-item>
          <text:p text:style-name="P101"><text:span text:style-name="T171">Cost: </text:span><text:span text:style-name="T174">1</text:span><text:span text:style-name="T171">, Cooldown: </text:span><text:span text:style-name="T172">3</text:span><text:span text:style-name="T171">, Range: -, Accuracy: -;</text:span></text:p>
        </text:list-item>
      </text:list>
      <text:p text:style-name="P57"/>
      <text:p text:style-name="P67"><text:span text:style-name="Strong_20_Emphasis"><text:span text:style-name="T14">Hunter’s</text:span></text:span><text:span text:style-name="Strong_20_Emphasis"><text:span text:style-name="T75"> Mark (</text:span></text:span><text:span text:style-name="Strong_20_Emphasis"><text:span text:style-name="T43">Upgrade of Feint</text:span></text:span><text:span text:style-name="Strong_20_Emphasis"><text:span text:style-name="T75">):</text:span></text:span> </text:p>
      <text:list xml:id="list53838438389270" text:continue-numbering="true" text:style-name="L1">
        <text:list-item>
          <text:p text:style-name="P131">Deceive the enemy with a feinted attack, causing them to lower their defense.</text:p>
        </text:list-item>
        <text:list-item>
          <text:p text:style-name="P101"><text:span text:style-name="T204">Lowers an enemy’s physical defense by 35% for </text:span><text:span text:style-name="T217">3</text:span><text:span text:style-name="T204"> turn</text:span><text:span text:style-name="T217">s</text:span><text:span text:style-name="T204">. </text:span><text:span text:style-name="T217">Deal an extra 2-7 physical damage if the user attacks the target.</text:span></text:p>
        </text:list-item>
        <text:list-item>
          <text:p text:style-name="P101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74">-</text:span><text:span text:style-name="T171">;</text:span></text:p>
        </text:list-item>
      </text:list>
      <text:p text:style-name="P57"/>
      <text:p text:style-name="P67"><text:span text:style-name="Strong_20_Emphasis"><text:span text:style-name="T13">Drill</text:span></text:span><text:span text:style-name="Strong_20_Emphasis"><text:span text:style-name="T75"> Shot (New Skill):</text:span></text:span> </text:p>
      <text:list xml:id="list53839494780094" text:continue-numbering="true" text:style-name="L1">
        <text:list-item>
          <text:p text:style-name="P101"><text:span text:style-name="T142">U</text:span><text:span text:style-name="T143">nleash a piercing arrow that </text:span><text:span text:style-name="T142">penetrates</text:span><text:span text:style-name="T143"> through multiple enemies, </text:span><text:span text:style-name="T142">dealing extra damage for each target hit.</text:span></text:p>
        </text:list-item>
        <text:list-item>
          <text:p text:style-name="P101"><text:span text:style-name="T217">Fire an arrow in a 4 tile line that deals 10-17 Physical Damage. E</text:span><text:span text:style-name="T208">ach hit increases the damage by (</text:span><text:span text:style-name="T217">2</text:span><text:span text:style-name="T208">-</text:span><text:span text:style-name="T217">8</text:span><text:span text:style-name="T208">).</text:span></text:p>
        </text:list-item>
        <text:list-item>
          <text:p text:style-name="P175">Cost: <text:span text:style-name="T208">-</text:span>, Cooldown: <text:span text:style-name="T208">-</text:span>, Range: -, Accuracy: <text:span text:style-name="T208">-</text:span>;</text:p>
        </text:list-item>
      </text:list>
      <text:p text:style-name="P58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kills:</text:p>
      <text:p text:style-name="P2"/>
      <text:p text:style-name="P71"><text:span text:style-name="Strong_20_Emphasis"><text:span text:style-name="T61">Flawless</text:span></text:span><text:span text:style-name="Strong_20_Emphasis"><text:span text:style-name="T75"> Shot (Upgrade of Precise Shot):</text:span></text:span> </text:p>
      <text:list xml:id="list53838759518616" text:continue-numbering="true" text:style-name="L1">
        <text:list-item>
          <text:p text:style-name="P103"><text:span text:style-name="T136">Delivers a </text:span><text:span text:style-name="T155">perfectly</text:span><text:span text:style-name="T136"> aimed shot that inflicts heavy bleeding </text:span><text:span text:style-name="T141">on the target, </text:span><text:span text:style-name="T155">with a chance to ricochet toward another enemy.</text:span></text:p>
        </text:list-item>
        <text:list-item>
          <text:p text:style-name="P103"><text:span text:style-name="T204">Deal </text:span><text:span text:style-name="T238">35</text:span><text:span text:style-name="T207">-</text:span><text:span text:style-name="T238">45</text:span><text:span text:style-name="T205"> </text:span><text:span text:style-name="T204">physical damage, with </text:span><text:span text:style-name="T238">80</text:span><text:span text:style-name="T204">% chance to inflict </text:span><text:span text:style-name="T207">2</text:span><text:span text:style-name="T204">x Bleeding. </text:span><text:span text:style-name="T238">It has a 50% chance to ricochet towards another enemy, dealing 20-30 Physical Damage.</text:span></text:p>
        </text:list-item>
        <text:list-item>
          <text:p text:style-name="P103"><text:span text:style-name="T191">Cost: </text:span><text:span text:style-name="T192">2</text:span><text:span text:style-name="T191">, Cooldown: </text:span><text:span text:style-name="T194">2</text:span><text:span text:style-name="T191">, Range: </text:span><text:span text:style-name="T197">4</text:span><text:span text:style-name="T191">, Accuracy: </text:span><text:span text:style-name="T198">200</text:span></text:p>
        </text:list-item>
      </text:list>
      <text:p text:style-name="P2"/>
      <text:p text:style-name="P69"><text:span text:style-name="Strong_20_Emphasis"><text:span text:style-name="T53">Scatter Shot (</text:span></text:span><text:span text:style-name="Strong_20_Emphasis"><text:span text:style-name="T59">Upgrade of </text:span></text:span><text:span text:style-name="Strong_20_Emphasis"><text:span text:style-name="T4">Blade Boomerang</text:span></text:span><text:span text:style-name="Strong_20_Emphasis"><text:span text:style-name="T53">)</text:span></text:span><text:span text:style-name="Strong_20_Emphasis"><text:span text:style-name="T75">:</text:span></text:span> </text:p>
      <text:list xml:id="list53838302990596" text:continue-numbering="true" text:style-name="L1">
        <text:list-item>
          <text:p text:style-name="P145">Fire a spread of bullets in a cone, hitting all enemies within range <text:span text:style-name="T237">with a chance to slow and/or bleed.</text:span></text:p>
        </text:list-item>
        <text:list-item>
          <text:p text:style-name="P104"><text:span text:style-name="T237">Fire a cone of bullets</text:span><text:span text:style-name="T170">, d</text:span><text:span text:style-name="T169">eal</text:span><text:span text:style-name="T170">ing</text:span><text:span text:style-name="T169"> </text:span><text:span text:style-name="T237">25-50</text:span><text:span text:style-name="T170"> </text:span><text:span text:style-name="T204">physical </text:span><text:span text:style-name="T170">damage </text:span><text:span text:style-name="T204">with a 70% critical hit chance</text:span><text:span text:style-name="T170">. </text:span><text:span text:style-name="T237">Has a 50% chance to inflict 1x Slow and 1x Bleed.</text:span></text:p>
        </text:list-item>
        <text:list-item>
          <text:p text:style-name="P104"><text:span text:style-name="T191">Cost: </text:span><text:span text:style-name="T192">2</text:span><text:span text:style-name="T191">, Cooldown: </text:span><text:span text:style-name="T194">3</text:span><text:span text:style-name="T191">, Range: </text:span><text:span text:style-name="T193">3</text:span><text:span text:style-name="T191">, Accuracy: </text:span><text:span text:style-name="T193">85</text:span><text:span text:style-name="T191">;</text:span></text:p>
        </text:list-item>
      </text:list>
      <text:p text:style-name="P52"/>
      <text:p text:style-name="P70"><text:span text:style-name="Strong_20_Emphasis"><text:span text:style-name="T60">Merciless Barrage</text:span></text:span><text:span text:style-name="Strong_20_Emphasis"><text:span text:style-name="T75"> ( </text:span></text:span><text:span text:style-name="Strong_20_Emphasis"><text:span text:style-name="T59">Upgrade of</text:span></text:span><text:span text:style-name="Strong_20_Emphasis"><text:span text:style-name="T4"> </text:span></text:span><text:span text:style-name="Strong_20_Emphasis"><text:span text:style-name="T92">Merciless Assault</text:span></text:span><text:span text:style-name="Strong_20_Emphasis"><text:span text:style-name="T75">):</text:span></text:span> </text:p>
      <text:list xml:id="list53839026882369" text:continue-numbering="true" text:style-name="L1">
        <text:list-item>
          <text:p text:style-name="P104"><text:span text:style-name="T138">U</text:span><text:span text:style-name="T153">pgrades the skill to become ranged, </text:span><text:span text:style-name="T154">ricocheting shots towards secondary targets.</text:span></text:p>
        </text:list-item>
        <text:list-item>
          <text:p text:style-name="P104"><text:span text:style-name="T235">Shoot</text:span><text:span text:style-name="T208"> the target </text:span><text:span text:style-name="T235">5</text:span><text:span text:style-name="T208"> times. The initial hit deals </text:span><text:span text:style-name="T235">10</text:span><text:span text:style-name="T208">-1</text:span><text:span text:style-name="T235">5</text:span><text:span text:style-name="T208"> damage, and each hit increases the damage by (</text:span><text:span text:style-name="T237">7</text:span><text:span text:style-name="T208">-</text:span><text:span text:style-name="T235">1</text:span><text:span text:style-name="T237">5</text:span><text:span text:style-name="T208">)</text:span><text:span text:style-name="T235"> to the target. </text:span><text:span text:style-name="T237">The shots bounce off the target and attack a random enemy in a 3 tile range for half the damage.</text:span></text:p>
        </text:list-item>
        <text:list-item>
          <text:p text:style-name="P104"><text:span text:style-name="T171">Cost: </text:span><text:span text:style-name="T176">4</text:span><text:span text:style-name="T171">, Cooldown: </text:span><text:span text:style-name="T176">5</text:span><text:span text:style-name="T171">, Range: -, Accuracy: </text:span><text:span text:style-name="T176">75</text:span><text:span text:style-name="T171">;</text:span></text:p>
        </text:list-item>
      </text:list>
      <text:p text:style-name="P52"/>
      <text:p text:style-name="P45"><text:span text:style-name="Strong_20_Emphasis"><text:span text:style-name="T61">Explosive Shell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7944227641" text:continue-numbering="true" text:style-name="L1">
        <text:list-item>
          <text:p text:style-name="P162">Fire an explosive shell, either targeting an enemy and stunning them, or an empty tile and causing an explosion.</text:p>
        </text:list-item>
        <text:list-item>
          <text:p text:style-name="P207">If used on an enemy, deals 10-30 physical damage, 10-30 magical damage, and 3x Stunned. If used on an empty tile, explodes in a 3x3 area, dealing 10-20 magical damage and 1x Bleeding.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2"/>
      <text:p text:style-name="P70"><text:span text:style-name="Strong_20_Emphasis"><text:span text:style-name="T16">Gunner Turre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718409326" text:continue-numbering="true" text:style-name="L1">
        <text:list-item>
          <text:p text:style-name="P145">Deploy a tactical turret that <text:span text:style-name="T237">autonomously </text:span>shoots any enemy <text:span text:style-name="T237">that comes into range. Electrocutes adjacent characters when destroyed.</text:span></text:p>
        </text:list-item>
        <text:list-item>
          <text:p text:style-name="P104">Place a turret on the target tile. It has a 3-tile range and attacks random enemies 3 times per turn, dealing 20-30 physical damage per attack. When destroyed, it electrocutes adjacent enemies, dealing 10-30 magical damage.</text:p>
        </text:list-item>
        <text:list-item>
          <text:p text:style-name="P10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4"/>
      <text:p text:style-name="P3"/>
      <text:p text:style-name="P77"><text:span text:style-name="T86">Jest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26"><text:span text:style-name="T79">Previous </text:span><text:span text:style-name="T76">Skills:</text:span></text:p>
      <text:p text:style-name="P219"><text:span text:style-name="Strong_20_Emphasis"><text:span text:style-name="T75"/></text:span></text:p>
      <text:p text:style-name="P219"><text:span text:style-name="Strong_20_Emphasis"><text:span text:style-name="T75">Stab:</text:span></text:span> </text:p>
      <text:list xml:id="list53839280752585" text:continue-numbering="true" text:style-name="L1">
        <text:list-item>
          <text:p text:style-name="P136">Execute a precise physical attack, aiming to inflict a bleeding wound on the target.</text:p>
        </text:list-item>
        <text:list-item>
          <text:p text:style-name="P111"><text:span text:style-name="T204">Deal </text:span><text:span text:style-name="T205">1</text:span><text:span text:style-name="T206">3</text:span><text:span text:style-name="T205">-20 </text:span><text:span text:style-name="T204">physical damage, with a 50% chance to inflict 1x Bleeding.</text:span></text:p>
        </text:list-item>
        <text:list-item>
          <text:p text:style-name="P111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219"><text:span text:style-name="Strong_20_Emphasis"><text:span text:style-name="T75"/></text:span></text:p>
      <text:p text:style-name="P219"><text:span text:style-name="Strong_20_Emphasis"><text:span text:style-name="T75">Double Slice:</text:span></text:span> </text:p>
      <text:list xml:id="list53838384099912" text:continue-numbering="true" text:style-name="L1">
        <text:list-item>
          <text:p text:style-name="P136">Perform a swift series of slashes, either targeting a single enemy twice or two separate enemies once each.</text:p>
        </text:list-item>
        <text:list-item>
          <text:p text:style-name="P111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111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178"/>
      <text:p text:style-name="P219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284677672" text:continue-numbering="true" text:style-name="L1">
        <text:list-item>
          <text:p text:style-name="P136"><text:span text:style-name="T209">I</text:span>nstantly teleports behind a target enemy, becoming invisible and gaining a damage bonus.</text:p>
        </text:list-item>
        <text:list-item>
          <text:p text:style-name="P111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111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178"/>
      <text:p text:style-name="P219"><text:span text:style-name="Strong_20_Emphasis"><text:span text:style-name="T41">Crossbow Shot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41">Dagger Throw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7857504108" text:continue-numbering="true" text:style-name="L1">
        <text:list-item>
          <text:p text:style-name="P141"><text:span text:style-name="T169">F</text:span>ire a sudden shot at the target, dealing bonus damage to targets without debuffs.</text:p>
        </text:list-item>
        <text:list-item>
          <text:p text:style-name="P111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09">15-2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1-10 damage if the target doesn’t have any debuffs.</text:span></text:p>
        </text:list-item>
        <text:list-item>
          <text:p text:style-name="P111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178"/>
      <text:p text:style-name="P219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174899282" text:continue-numbering="true" text:style-name="L1">
        <text:list-item>
          <text:p text:style-name="P136"><text:span text:style-name="T210">C</text:span>apitalize on the target's vulnerability, de<text:span text:style-name="T210">aling extra damage based on the number of debuff the target has.</text:span></text:p>
        </text:list-item>
        <text:list-item>
          <text:p text:style-name="P111"><text:span text:style-name="T210">Deals 5-8 damage for each debuff the target has.</text:span><text:span text:style-name="T204"> </text:span></text:p>
        </text:list-item>
        <text:list-item>
          <text:p text:style-name="P111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171"/>
      <text:p text:style-name="P219"><text:span text:style-name="Strong_20_Emphasis"><text:span text:style-name="T21">Enthralling </text:span></text:span><text:span text:style-name="Strong_20_Emphasis"><text:span text:style-name="T49">Illusion</text:span></text:span><text:span text:style-name="Strong_20_Emphasis"><text:span text:style-name="T75"> (</text:span></text:span><text:span text:style-name="Strong_20_Emphasis"><text:span text:style-name="T46">Upgrade of Dirty Trickery</text:span></text:span><text:span text:style-name="Strong_20_Emphasis"><text:span text:style-name="T75">):</text:span></text:span> </text:p>
      <text:list xml:id="list53839136750462" text:continue-numbering="true" text:style-name="L1">
        <text:list-item>
          <text:p text:style-name="P111"><text:span text:style-name="T147">Perform</text:span><text:span text:style-name="T136"> a mesmerizing </text:span><text:span text:style-name="T147">spectacle </text:span><text:span text:style-name="T136">that captivates nearby enemies.</text:span></text:p>
        </text:list-item>
        <text:list-item>
          <text:p text:style-name="P111"><text:span text:style-name="T204">Lowers </text:span><text:span text:style-name="T218">the </text:span><text:span text:style-name="T204">physical defense </text:span><text:span text:style-name="T218">of all enemies in a 2 tile range </text:span><text:span text:style-name="T204">by </text:span><text:span text:style-name="T209">50</text:span><text:span text:style-name="T204">% for 1 turn. </text:span><text:span text:style-name="T218">Has a 50% chance to inflict</text:span><text:span text:style-name="T209"> 1x Blindness.</text:span></text:p>
        </text:list-item>
        <text:list-item>
          <text:p text:style-name="P111"><text:span text:style-name="T171">Cost: </text:span><text:span text:style-name="T181">3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178"/>
      <text:p text:style-name="P219"><text:span text:style-name="Strong_20_Emphasis"><text:span text:style-name="T49">Devious Sigil</text:span></text:span><text:span text:style-name="Strong_20_Emphasis"><text:span text:style-name="T75"> (</text:span></text:span><text:span text:style-name="Strong_20_Emphasis"><text:span text:style-name="T46">Upgrade of </text:span></text:span><text:span text:style-name="Strong_20_Emphasis"><text:span text:style-name="T48">Caltrops</text:span></text:span><text:span text:style-name="Strong_20_Emphasis"><text:span text:style-name="T75">):</text:span></text:span> </text:p>
      <text:list xml:id="list53838633112148" text:continue-numbering="true" text:style-name="L1">
        <text:list-item>
          <text:p text:style-name="P150"><text:span text:style-name="T169">P</text:span>lace an enchanted Sigil on the ground, damaging enemies that pass through it. It can be remotely detonated to slow down enemies.</text:p>
        </text:list-item>
        <text:list-item>
          <text:p text:style-name="P111">Place a Sigil at a target tile, dealing 10-15 magical damage and <text:span text:style-name="T223">1x slow to</text:span> enemies that <text:span text:style-name="T232">stand on</text:span> it. Reactivate to detonate the Sigil, dealing 15-20 magical damage in a 3x3 area. Lasts 3 turns.</text:p>
        </text:list-item>
        <text:list-item>
          <text:p text:style-name="P111"><text:span text:style-name="T171">Cost: </text:span><text:span text:style-name="T180">1</text:span><text:span text:style-name="T171">, Cooldown: </text:span><text:span text:style-name="T172">3</text:span><text:span text:style-name="T171">, Range: </text:span><text:span text:style-name="T172">1</text:span><text:span text:style-name="T171">, Accuracy: -;</text:span></text:p>
        </text:list-item>
      </text:list>
      <text:p text:style-name="P178"><text:soft-page-break/></text:p>
      <text:p text:style-name="P219"><text:span text:style-name="T171"/></text:p>
      <text:p text:style-name="P10"/>
      <text:p text:style-name="P10"/>
      <text:p text:style-name="P10"/>
      <text:p text:style-name="P2">Skills:</text:p>
      <text:p text:style-name="P2"/>
      <text:p text:style-name="P219"><text:span text:style-name="Strong_20_Emphasis"><text:span text:style-name="T69">Illusory Reposition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50">Deceitful Reposition</text:span></text:span><text:span text:style-name="Strong_20_Emphasis"><text:span text:style-name="T75">):</text:span></text:span> </text:p>
      <text:list xml:id="list53838651936984" text:continue-numbering="true" text:style-name="L1">
        <text:list-item>
          <text:p text:style-name="P111"><text:span text:style-name="T136">Perform a</text:span><text:span text:style-name="T162">n enigmatic series of movements</text:span><text:span text:style-name="T136">, leaping over a foe while attacking, </text:span><text:span text:style-name="T164">leaving behind a clone that explodes when attacked</text:span><text:span text:style-name="T136">. </text:span><text:span text:style-name="T162">If you land next to an enemy, they become </text:span><text:span text:style-name="T165">blinded</text:span><text:span text:style-name="T162">.</text:span></text:p>
        </text:list-item>
        <text:list-item>
          <text:p text:style-name="P111"><text:span text:style-name="T204">Deal </text:span><text:span text:style-name="T251">20</text:span><text:span text:style-name="T204">-</text:span><text:span text:style-name="T251">3</text:span><text:span text:style-name="T204">0 physical damage to an adjacent enemy, then jump to an empty tile, </text:span><text:span text:style-name="T251">leaving behind a clone</text:span><text:span text:style-name="T204">. </text:span><text:span text:style-name="T223">If you land next to enemies, inflict 1x Blind to one at random. </text:span><text:span text:style-name="T251">When the clone is attacked, it explodes, dealing 20-30 Magical Damage to all adjacent enemies.</text:span></text:p>
        </text:list-item>
        <text:list-item>
          <text:p text:style-name="P111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52"/>
      <text:p text:style-name="P219"><text:span text:style-name="Strong_20_Emphasis"><text:span text:style-name="T70">Shadow Dance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0">Slippery Evasion</text:span></text:span><text:span text:style-name="Strong_20_Emphasis"><text:span text:style-name="T75">):</text:span></text:span> </text:p>
      <text:list xml:id="list53839060862010" text:continue-numbering="true" text:style-name="L1">
        <text:list-item>
          <text:p text:style-name="P112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112">Upon dodging an enemy attack, gain 10% Evasion (up to 30%). Each dodge also has a 30% chance to summon a clone <text:span text:style-name="T256">in a random adjacent tile </text:span>that explodes when attacked, dealing 10-20 Magical Damage to the attacker. Being hit resets the <text:span text:style-name="T252">Evasion boost</text:span>.</text:p>
        </text:list-item>
        <text:list-item>
          <text:p text:style-name="P112"><text:span text:style-name="T176">Cost: </text:span><text:span text:style-name="T174">-</text:span><text:span text:style-name="T176">, Cooldown: </text:span><text:span text:style-name="T172">-</text:span><text:span text:style-name="T176">, Range: </text:span><text:span text:style-name="T172">-</text:span><text:span text:style-name="T176">, Accuracy: -</text:span><text:span text:style-name="T171">;</text:span></text:p>
        </text:list-item>
      </text:list>
      <text:p text:style-name="P52"/>
      <text:p text:style-name="P219"><text:span text:style-name="Strong_20_Emphasis"><text:span text:style-name="T254">E</text:span></text:span><text:span text:style-name="Strong_20_Emphasis"><text:span text:style-name="T71">thereal Phase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1">Phase Out</text:span></text:span><text:span text:style-name="Strong_20_Emphasis"><text:span text:style-name="T75">):</text:span></text:span> </text:p>
      <text:list xml:id="list53838893928450" text:continue-numbering="true" text:style-name="L1">
        <text:list-item>
          <text:p text:style-name="P151">Disappear briefly, reappearing with invisibility on the next turn.</text:p>
        </text:list-item>
        <text:list-item>
          <text:p text:style-name="P200">Disappear for 1 turn, becoming detached from the battlefield. On the next turn, you reappear <text:span text:style-name="T251">at the target location</text:span> with 1x Invisibility. If a<text:span text:style-name="T253">n enemy</text:span> is occupying the tile, it is dealt <text:span text:style-name="T253">30</text:span>-<text:span text:style-name="T253">5</text:span>0 Physical Damage and pushed aside. <text:span text:style-name="T253">If an illusion is occupying the tile, consume it to inflict 1x Stunned to the nearest enemy in a 3 tile radius and restore 20-40 HP.</text:span>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52"/>
      <text:p text:style-name="P224"><text:span text:style-name="Strong_20_Emphasis"><text:span text:style-name="T72">Doppelganger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2">Mirror Self</text:span></text:span><text:span text:style-name="Strong_20_Emphasis"><text:span text:style-name="T75">):</text:span></text:span> </text:p>
      <text:list xml:id="list53839776448527" text:continue-numbering="true" text:style-name="L1">
        <text:list-item>
          <text:p text:style-name="P165">Create an illusory clone of yourself that explodes when attacked, stunning enemies around it.</text:p>
        </text:list-item>
        <text:list-item>
          <text:p text:style-name="P114"><text:span text:style-name="T256">Create an doppelganger in an empty tile that explodes when attacked, dealing 30-50 Magical Damage and inflicting 1x Stunned to all adjacent enemies.</text:span></text:p>
        </text:list-item>
        <text:list-item>
          <text:p text:style-name="P11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19"><text:span text:style-name="T171"/></text:p>
      <text:p text:style-name="P219"><text:span text:style-name="Strong_20_Emphasis"><text:span text:style-name="T70">Swap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173035200" text:continue-numbering="true" text:style-name="L1">
        <text:list-item>
          <text:p text:style-name="P164">Exchange the positions of 2 targets.</text:p>
        </text:list-item>
        <text:list-item>
          <text:p text:style-name="P222">Exchange the position of 2 targets within range.</text:p>
        </text:list-item>
        <text:list-item>
          <text:p text:style-name="P111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19"><text:span text:style-name="T171"/></text:p>
      <text:p text:style-name="P220"><text:span text:style-name="Strong_20_Emphasis"><text:span text:style-name="T19">Illusory</text:span></text:span><text:span text:style-name="Strong_20_Emphasis"><text:span text:style-name="T25"> Clones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007143021" text:continue-numbering="true" text:style-name="L1">
        <text:list-item>
          <text:p text:style-name="P111"><text:span text:style-name="T161">S</text:span><text:span text:style-name="T143">ummons multiple illusory clones that scatter </text:span><text:span text:style-name="T161">around you</text:span><text:span text:style-name="T143">, deal</text:span><text:span text:style-name="T161">ing</text:span><text:span text:style-name="T143"> damage upon being attacked.</text:span></text:p>
        </text:list-item>
        <text:list-item>
          <text:p text:style-name="P221">Scatter illusions that spread out 3 tiles in all cardinal directions, exploding <text:span text:style-name="T253">when attacked </text:span>and dealing 20-40 Magical Damage <text:span text:style-name="T253">to adjacent enemies</text:span>.</text:p>
        </text:list-item>
        <text:list-item>
          <text:p text:style-name="P111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3"/>
      <text:p text:style-name="P78"><text:span text:style-name="T86">Bard</text:span><text:span text:style-name="T81">:</text:span><text:span text:style-name="T87"> </text:span></text:p>
      <text:p text:style-name="P25"/>
      <text:p text:style-name="P76"><text:span text:style-name="Strong_20_Emphasis"><text:span text:style-name="T75">Description:</text:span></text:span> </text:p>
      <text:p text:style-name="P6"><text:span text:style-name="T89">Previous </text:span>Skills:</text:p>
      <text:p text:style-name="P224"><text:span text:style-name="Strong_20_Emphasis"><text:span text:style-name="T75"/></text:span></text:p>
      <text:p text:style-name="P224"><text:span text:style-name="Strong_20_Emphasis"><text:span text:style-name="T75">Stab:</text:span></text:span> </text:p>
      <text:list xml:id="list53838804253192" text:continue-numbering="true" text:style-name="L1">
        <text:list-item>
          <text:p text:style-name="P137">Execute a precise physical attack, aiming to inflict a bleeding wound on the target.</text:p>
        </text:list-item>
        <text:list-item>
          <text:p text:style-name="P114"><text:span text:style-name="T204">Deal </text:span><text:span text:style-name="T205">1</text:span><text:span text:style-name="T206">3</text:span><text:span text:style-name="T205">-20 </text:span><text:span text:style-name="T204">physical damage, with a 50% chance to inflict 1x Bleeding.</text:span></text:p>
        </text:list-item>
        <text:list-item>
          <text:p text:style-name="P114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224"><text:span text:style-name="Strong_20_Emphasis"><text:span text:style-name="T75"/></text:span></text:p>
      <text:p text:style-name="P224"><text:span text:style-name="Strong_20_Emphasis"><text:span text:style-name="T75">Double Slice:</text:span></text:span> </text:p>
      <text:list xml:id="list53839101201780" text:continue-numbering="true" text:style-name="L1">
        <text:list-item>
          <text:p text:style-name="P137">Perform a swift series of slashes, either targeting a single enemy twice or two separate enemies once each.</text:p>
        </text:list-item>
        <text:list-item>
          <text:p text:style-name="P114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114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179"/>
      <text:p text:style-name="P224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031822398" text:continue-numbering="true" text:style-name="L1">
        <text:list-item>
          <text:p text:style-name="P137"><text:span text:style-name="T209">I</text:span>nstantly teleports behind a target enemy, becoming invisible and gaining a damage bonus.</text:p>
        </text:list-item>
        <text:list-item>
          <text:p text:style-name="P114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114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179"/>
      <text:p text:style-name="P224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8986557589" text:continue-numbering="true" text:style-name="L1">
        <text:list-item>
          <text:p text:style-name="P137"><text:span text:style-name="T210">C</text:span>apitalize on the target's vulnerability, de<text:span text:style-name="T210">aling extra damage based on the number of debuff the target has.</text:span></text:p>
        </text:list-item>
        <text:list-item>
          <text:p text:style-name="P114"><text:span text:style-name="T210">Deals 5-8 damage for each debuff the target has.</text:span><text:span text:style-name="T204"> </text:span></text:p>
        </text:list-item>
        <text:list-item>
          <text:p text:style-name="P114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179"/>
      <text:p text:style-name="P224"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887944669" text:continue-numbering="true" text:style-name="L1">
        <text:list-item>
          <text:p text:style-name="P114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114"><text:span text:style-name="T204">Upon dodging an enemy's attack, gain </text:span><text:span text:style-name="T210">10% E</text:span><text:span text:style-name="T204">vasion </text:span><text:span text:style-name="T210">(Max 30%)</text:span><text:span text:style-name="T204">. Being hit resets this skill’s effects.</text:span></text:p>
        </text:list-item>
        <text:list-item>
          <text:p text:style-name="P114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179"/>
      <text:p text:style-name="P224"><text:span text:style-name="Strong_20_Emphasis"><text:span text:style-name="T50">Deceitful Reposition</text:span></text:span><text:span text:style-name="Strong_20_Emphasis"><text:span text:style-name="T49"> </text:span></text:span><text:span text:style-name="Strong_20_Emphasis"><text:span text:style-name="T75">(</text:span></text:span><text:span text:style-name="Strong_20_Emphasis"><text:span text:style-name="T46">Upgrade of </text:span></text:span><text:span text:style-name="Strong_20_Emphasis"><text:span text:style-name="T50">Guileful Reposition</text:span></text:span><text:span text:style-name="Strong_20_Emphasis"><text:span text:style-name="T75">):</text:span></text:span> </text:p>
      <text:list xml:id="list53838884210440" text:continue-numbering="true" text:style-name="L1">
        <text:list-item>
          <text:p text:style-name="P114"><text:span text:style-name="T136">Perform a</text:span><text:span text:style-name="T162">n enigmatic series of movements</text:span><text:span text:style-name="T136">, leaping over a foe while attacking. </text:span><text:span text:style-name="T162">If you land next to an enemy, they become </text:span><text:span text:style-name="T163">blinded</text:span><text:span text:style-name="T162">.</text:span></text:p>
        </text:list-item>
        <text:list-item>
          <text:p text:style-name="P114"><text:span text:style-name="T204">Deal 5-10 physical damage to an adjacent enemy, then jump to an empty tile. </text:span><text:span text:style-name="T223">If you land next to enemies, inflict 1x Blind to one at random.</text:span></text:p>
        </text:list-item>
        <text:list-item>
          <text:p text:style-name="P114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179"/>
      <text:p text:style-name="P224"><text:span text:style-name="Strong_20_Emphasis"><text:span text:style-name="T222">P</text:span></text:span><text:span text:style-name="Strong_20_Emphasis"><text:span text:style-name="T49">hase Out</text:span></text:span><text:span text:style-name="Strong_20_Emphasis"><text:span text:style-name="T75"> (</text:span></text:span><text:span text:style-name="Strong_20_Emphasis"><text:span text:style-name="T49">New Skill</text:span></text:span><text:span text:style-name="Strong_20_Emphasis"><text:span text:style-name="T75">):</text:span></text:span> </text:p>
      <text:list xml:id="list53839413158270" text:continue-numbering="true" text:style-name="L1">
        <text:list-item>
          <text:p text:style-name="P152">Disappear briefly, reappearing with invisibility on the next turn.</text:p>
        </text:list-item>
        <text:list-item>
          <text:p text:style-name="P201">Disappear for 1 turn, becoming detached from the battlefield. On the next turn, you reappear <text:span text:style-name="T251">at the target location</text:span> with 1x Invisibility. If a character is occupying the tile, it is dealt 25-40 Physical Damage and pushed aside.</text:p>
        </text:list-item>
        <text:list-item>
          <text:p text:style-name="P11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24"><text:span text:style-name="T171"/></text:p>
      <text:p text:style-name="P224"><text:soft-page-break/><text:span text:style-name="Strong_20_Emphasis"><text:span text:style-name="T72">Mirror Self </text:span></text:span><text:span text:style-name="Strong_20_Emphasis"><text:span text:style-name="T75">(</text:span></text:span><text:span text:style-name="Strong_20_Emphasis"><text:span text:style-name="T49">New Skill</text:span></text:span><text:span text:style-name="Strong_20_Emphasis"><text:span text:style-name="T75">):</text:span></text:span> </text:p>
      <text:list xml:id="list53837968888089" text:continue-numbering="true" text:style-name="L1">
        <text:list-item>
          <text:p text:style-name="P165">Create an illusory clone of yourself that explodes when attacked.</text:p>
        </text:list-item>
        <text:list-item>
          <text:p text:style-name="P114"><text:span text:style-name="T256">Create an illusion of yourself in an empty tile that explodes when attacked, dealing 20-30 Magical Damage to all adjacent enemies.</text:span></text:p>
        </text:list-item>
        <text:list-item>
          <text:p text:style-name="P114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32"/>
      <text:p text:style-name="P32"/>
      <text:p text:style-name="P32"/>
      <text:p text:style-name="P32"/>
      <text:p text:style-name="P15">Skills:</text:p>
      <text:p text:style-name="P15"/>
      <text:p text:style-name="P225"><text:span text:style-name="Strong_20_Emphasis"><text:span text:style-name="T73">Sonic Blast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3">Crossbow Shot</text:span></text:span><text:span text:style-name="Strong_20_Emphasis"><text:span text:style-name="T75">):</text:span></text:span> </text:p>
      <text:list xml:id="list53839940107500" text:continue-numbering="true" text:style-name="L1">
        <text:list-item>
          <text:p text:style-name="P142"><text:span text:style-name="T169">F</text:span>ire a sudden shot at the target, dealing bonus damage to targets without debuffs.</text:p>
        </text:list-item>
        <text:list-item>
          <text:p text:style-name="P115"><text:span text:style-name="T257">D</text:span><text:span text:style-name="T169">eal </text:span><text:span text:style-name="T257">25</text:span><text:span text:style-name="T209">-</text:span><text:span text:style-name="T257">50</text:span><text:span text:style-name="T170"> </text:span><text:span text:style-name="T204">physical </text:span><text:span text:style-name="T170">damage </text:span><text:span text:style-name="T204">with a </text:span><text:span text:style-name="T257">80</text:span><text:span text:style-name="T204">% critical hit chance </text:span><text:span text:style-name="T257">to the target and knocks them back 3 tiles</text:span><text:span text:style-name="T170">. </text:span><text:span text:style-name="T209">Deals an additional 1-10 damage if the target doesn’t have any debuffs.</text:span></text:p>
        </text:list-item>
        <text:list-item>
          <text:p text:style-name="P115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52"/>
      <text:p text:style-name="P225"><text:span text:style-name="Strong_20_Emphasis"><text:span text:style-name="T73">Enthralling</text:span></text:span><text:span text:style-name="Strong_20_Emphasis"><text:span text:style-name="T44"> </text:span></text:span><text:span text:style-name="Strong_20_Emphasis"><text:span text:style-name="T73">Symphony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3">Enthralling Illusion</text:span></text:span><text:span text:style-name="Strong_20_Emphasis"><text:span text:style-name="T75">):</text:span></text:span> </text:p>
      <text:list xml:id="list53839352008424" text:continue-numbering="true" text:style-name="L1">
        <text:list-item>
          <text:p text:style-name="P115"><text:span text:style-name="T147">Perform</text:span><text:span text:style-name="T136"> a mesmerizing </text:span><text:span text:style-name="T147">spectacle </text:span><text:span text:style-name="T136">that captivates nearby enemies.</text:span></text:p>
        </text:list-item>
        <text:list-item>
          <text:p text:style-name="P115"><text:span text:style-name="T204">Lowers </text:span><text:span text:style-name="T218">the </text:span><text:span text:style-name="T204">physical defense </text:span><text:span text:style-name="T218">of all enemies in a 2 tile range </text:span><text:span text:style-name="T204">by </text:span><text:span text:style-name="T257">6</text:span><text:span text:style-name="T209">0</text:span><text:span text:style-name="T204">% for 1 turn. </text:span><text:span text:style-name="T218">Has a 50% chance to inflict</text:span><text:span text:style-name="T209"> 1x </text:span><text:span text:style-name="T257">Confused</text:span><text:span text:style-name="T209">.</text:span></text:p>
        </text:list-item>
        <text:list-item>
          <text:p text:style-name="P115"><text:span text:style-name="T171">Cost: </text:span><text:span text:style-name="T181">3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225"><text:span text:style-name="T171"/></text:p>
      <text:p text:style-name="P225"><text:span text:style-name="Strong_20_Emphasis"><text:span text:style-name="T74">Captivating Sigil</text:span></text:span><text:span text:style-name="Strong_20_Emphasis"><text:span text:style-name="T75"> (</text:span></text:span><text:span text:style-name="Strong_20_Emphasis"><text:span text:style-name="T46">Upgrade of</text:span></text:span><text:span text:style-name="Strong_20_Emphasis"><text:span text:style-name="T4"> </text:span></text:span><text:span text:style-name="Strong_20_Emphasis"><text:span text:style-name="T74">Devious Sigil</text:span></text:span><text:span text:style-name="Strong_20_Emphasis"><text:span text:style-name="T75">):</text:span></text:span> </text:p>
      <text:list xml:id="list53839307412576" text:continue-numbering="true" text:style-name="L1">
        <text:list-item>
          <text:p text:style-name="P116"><text:span text:style-name="T134">P</text:span><text:span text:style-name="T168">lace an enchanted Sigil on the ground, damaging enemies that pass through it. It can be remotely detonated to </text:span><text:span text:style-name="T167">confuse </text:span><text:span text:style-name="T168">enemies.</text:span></text:p>
        </text:list-item>
        <text:list-item>
          <text:p text:style-name="P116">Place a Sigil at a target tile, dealing <text:span text:style-name="T258">20</text:span>-<text:span text:style-name="T258">40</text:span> magical damage and <text:span text:style-name="T223">1x slow to</text:span> enemies that <text:span text:style-name="T232">stand on</text:span> it. Reactivate to detonate the Sigil, dealing <text:span text:style-name="T258">20</text:span>-<text:span text:style-name="T258">40</text:span> magical damage in a 3x3 area, <text:span text:style-name="T258">with a 30% chance to inflict 1x Stun.</text:span> Lasts 3 turns.</text:p>
        </text:list-item>
        <text:list-item>
          <text:p text:style-name="P116"><text:span text:style-name="T199">Cost: </text:span><text:span text:style-name="T195">1</text:span><text:span text:style-name="T199">, Cooldown: </text:span><text:span text:style-name="T192">3</text:span><text:span text:style-name="T199">, Range: </text:span><text:span text:style-name="T192">1</text:span><text:span text:style-name="T199">, Accuracy: -;</text:span></text:p>
        </text:list-item>
      </text:list>
      <text:p text:style-name="P225"><text:span text:style-name="T171"/></text:p>
      <text:p text:style-name="P225"><text:span text:style-name="Strong_20_Emphasis"><text:span text:style-name="T74">Song of Restoration</text:span></text:span><text:span text:style-name="Strong_20_Emphasis"><text:span text:style-name="T75"> (</text:span></text:span><text:span text:style-name="Strong_20_Emphasis"><text:span text:style-name="T73">New Skill</text:span></text:span><text:span text:style-name="Strong_20_Emphasis"><text:span text:style-name="T75">):</text:span></text:span> </text:p>
      <text:list xml:id="list53839919597231" text:continue-numbering="true" text:style-name="L1">
        <text:list-item>
          <text:p text:style-name="P115"><text:span text:style-name="T167">O</text:span><text:span text:style-name="T166">rchestrate a rejuvenating symphony that envelops all nearby allies, restoring their health with each step they take.</text:span></text:p>
        </text:list-item>
        <text:list-item>
          <text:p text:style-name="P116"><text:span text:style-name="T258">Heal all allies within range for 5-15 HP for each tile they move during their next turn.</text:span></text:p>
        </text:list-item>
        <text:list-item>
          <text:p text:style-name="P115"><text:span text:style-name="T171">Cost: </text:span><text:span text:style-name="T181">3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52"/>
      <text:p text:style-name="P45"><text:span text:style-name="Strong_20_Emphasis"><text:span text:style-name="T73">Tag Along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225340922" text:continue-numbering="true" text:style-name="L1">
        <text:list-item>
          <text:p text:style-name="P115"><text:span text:style-name="T166">If you target an enemy with a skill that has the same cost as the previous skill that enemy was targeted with, deal extra damage.</text:span></text:p>
        </text:list-item>
        <text:list-item>
          <text:p text:style-name="P115"><text:span text:style-name="T166">If you target an enemy with a skill that has the same cost as the previous skill that enemy was targeted with, deal 10-20 Magical Damage per Speed cost.</text:span></text:p>
        </text:list-item>
        <text:list-item>
          <text:p text:style-name="P180">Passive</text:p>
        </text:list-item>
      </text:list>
      <text:p text:style-name="P52"/>
      <text:p text:style-name="P223"><text:span text:style-name="Strong_20_Emphasis"><text:span text:style-name="T48">Encore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739885814" text:continue-numbering="true" text:style-name="L1">
        <text:list-item>
          <text:p text:style-name="P153">Perform an encore, resetting the cooldown of the last skill to defeat an enemy.</text:p>
        </text:list-item>
        <text:list-item>
          <text:p text:style-name="P113"><text:span text:style-name="T255">If the last used skill defeated an enemy, activate Encore to reset its cooldown.</text:span></text:p>
        </text:list-item>
        <text:list-item>
          <text:p text:style-name="P113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5"/>
      <text:p text:style-name="P77"><text:span text:style-name="T83">Slasher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208"><text:span text:style-name="T79">Previous </text:span><text:span text:style-name="T76">Skills:</text:span></text:p>
      <text:p text:style-name="P208"><text:span text:style-name="T76"/></text:p>
      <text:p text:style-name="P209"><text:span text:style-name="Strong_20_Emphasis"><text:span text:style-name="T75">Caltrops:</text:span></text:span> </text:p>
      <text:list xml:id="list53839748124618" text:continue-numbering="true" text:style-name="L1">
        <text:list-item>
          <text:p text:style-name="P105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105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105">Cost: <text:span text:style-name="T206">1</text:span>, Cooldown: <text:span text:style-name="T170">3</text:span>, Range: <text:span text:style-name="T170">1</text:span>, Accuracy: -;</text:p>
        </text:list-item>
      </text:list>
      <text:p text:style-name="P169"/>
      <text:p text:style-name="P209"><text:span text:style-name="Strong_20_Emphasis"><text:span text:style-name="T75">D</text:span></text:span><text:span text:style-name="Strong_20_Emphasis"><text:span text:style-name="T19">irty Trickery</text:span></text:span><text:span text:style-name="Strong_20_Emphasis"><text:span text:style-name="T75"> </text:span></text:span><text:span text:style-name="Strong_20_Emphasis"><text:span text:style-name="T109">(Upgrade of Feint)</text:span></text:span><text:span text:style-name="Strong_20_Emphasis"><text:span text:style-name="T75">:</text:span></text:span> </text:p>
      <text:list xml:id="list53839482167598" text:continue-numbering="true" text:style-name="L1">
        <text:list-item>
          <text:p text:style-name="P132"><text:span text:style-name="T209">E</text:span>mploy underhanded tactics, blinding an adjacent enemy with a flurry of dust and debris.</text:p>
        </text:list-item>
        <text:list-item>
          <text:p text:style-name="P105"><text:span text:style-name="T204">Lowers an enemy’s physical defense by </text:span><text:span text:style-name="T209">50</text:span><text:span text:style-name="T204">% for 1 turn </text:span><text:span text:style-name="T209">and grant 1x Blindness.</text:span></text:p>
        </text:list-item>
        <text:list-item>
          <text:p text:style-name="P105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177"/>
      <text:p text:style-name="P209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657793397" text:continue-numbering="true" text:style-name="L1">
        <text:list-item>
          <text:p text:style-name="P132"><text:span text:style-name="T209">I</text:span>nstantly teleports behind a target enemy, becoming invisible and gaining a damage bonus.</text:p>
        </text:list-item>
        <text:list-item>
          <text:p text:style-name="P105"><text:span text:style-name="T204">Gain 1x </text:span><text:span text:style-name="T205">I</text:span><text:span text:style-name="T204">nvisibility </text:span><text:span text:style-name="T209">and teleport to the nearest tile adjacent to the target. The next attack deals 50% extra damage.</text:span></text:p>
        </text:list-item>
        <text:list-item>
          <text:p text:style-name="P105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177"/>
      <text:p text:style-name="P209"><text:span text:style-name="Strong_20_Emphasis"><text:span text:style-name="T20">Exploit Weakness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596744733" text:continue-numbering="true" text:style-name="L1">
        <text:list-item>
          <text:p text:style-name="P132"><text:span text:style-name="T210">C</text:span>apitalize on the target's vulnerability, de<text:span text:style-name="T210">aling extra damage based on the number of debuff</text:span><text:span text:style-name="T247">s</text:span><text:span text:style-name="T210"> the target has.</text:span></text:p>
        </text:list-item>
        <text:list-item>
          <text:p text:style-name="P105"><text:span text:style-name="T210">Deals 5-8 damage for each debuff the target has.</text:span><text:span text:style-name="T204"> </text:span></text:p>
        </text:list-item>
        <text:list-item>
          <text:p text:style-name="P105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</text:span></text:p>
        </text:list-item>
      </text:list>
      <text:p text:style-name="P177"/>
      <text:p text:style-name="P209"><text:span text:style-name="Strong_20_Emphasis"><text:span text:style-name="T75">Guileful </text:span></text:span><text:span text:style-name="Strong_20_Emphasis"><text:span text:style-name="T31">Disappearance (Upgrade of </text:span></text:span><text:span text:style-name="Strong_20_Emphasis"><text:span text:style-name="T122">Guileful </text:span></text:span><text:span text:style-name="Strong_20_Emphasis"><text:span text:style-name="T2">Reposition</text:span></text:span><text:span text:style-name="Strong_20_Emphasis"><text:span text:style-name="T31">)</text:span></text:span><text:span text:style-name="Strong_20_Emphasis"><text:span text:style-name="T75">:</text:span></text:span> </text:p>
      <text:list xml:id="list53839147897442" text:continue-numbering="true" text:style-name="L1">
        <text:list-item>
          <text:p text:style-name="P105"><text:span text:style-name="T136">Perform a series of </text:span><text:span text:style-name="T145">dazzling</text:span><text:span text:style-name="T136"> maneuvers, leaping over a foe while </text:span><text:span text:style-name="T146">vanishing</text:span><text:span text:style-name="T136">.</text:span></text:p>
        </text:list-item>
        <text:list-item>
          <text:p text:style-name="P188">Deal <text:span text:style-name="T220">10</text:span>-<text:span text:style-name="T220">2</text:span>0 physical damage to an adjacent enemy, then jump to an empty tile <text:span text:style-name="T219">and gain 1x Invisibility.</text:span></text:p>
        </text:list-item>
        <text:list-item>
          <text:p text:style-name="P105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177"/>
      <text:p text:style-name="P209"><text:span text:style-name="Strong_20_Emphasis"><text:span text:style-name="T47">Unseen Shot</text:span></text:span><text:span text:style-name="Strong_20_Emphasis"><text:span text:style-name="T109"> (</text:span></text:span><text:span text:style-name="Strong_20_Emphasis"><text:span text:style-name="T33">Upgrade of </text:span></text:span><text:span text:style-name="Strong_20_Emphasis"><text:span text:style-name="T41">Crossbow Shot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451636142" text:continue-numbering="true" text:style-name="L1">
        <text:list-item>
          <text:p text:style-name="P105"><text:span text:style-name="T134">F</text:span><text:span text:style-name="T144">ire a</text:span><text:span text:style-name="T145">n unpredictable</text:span><text:span text:style-name="T144"> shot at the target, </text:span><text:span text:style-name="T145">stunning</text:span><text:span text:style-name="T144"> targets without debuffs.</text:span></text:p>
        </text:list-item>
        <text:list-item>
          <text:p text:style-name="P105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19">20</text:span><text:span text:style-name="T209">-</text:span><text:span text:style-name="T219">3</text:span><text:span text:style-name="T209">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</text:span><text:span text:style-name="T219">5</text:span><text:span text:style-name="T209">-1</text:span><text:span text:style-name="T219">8</text:span><text:span text:style-name="T209"> damage </text:span><text:span text:style-name="T219">and inflicts 1x Stun </text:span><text:span text:style-name="T209">if the target doesn’t have any debuffs.</text:span></text:p>
        </text:list-item>
        <text:list-item>
          <text:p text:style-name="P105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177"/>
      <text:p text:style-name="P209"><text:span text:style-name="Strong_20_Emphasis"><text:span text:style-name="T47">Ghost</text:span></text:span><text:span text:style-name="Strong_20_Emphasis"><text:span text:style-name="T109"> (</text:span></text:span><text:span text:style-name="Strong_20_Emphasis"><text:span text:style-name="T47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706510759" text:continue-numbering="true" text:style-name="L1">
        <text:list-item>
          <text:p text:style-name="P155">Take advantage of your superior stealth to deal further damage while invisible.</text:p>
        </text:list-item>
        <text:list-item>
          <text:p text:style-name="P105"><text:span text:style-name="T221">Skills</text:span><text:span text:style-name="T218"> deal an extra 3-</text:span><text:span text:style-name="T223">7</text:span><text:span text:style-name="T218"> Physical Damage per stack of Invisibility. </text:span><text:span text:style-name="T223">Defeating an enemy has a 30% chance to grant 1x Invisibility.</text:span></text:p>
        </text:list-item>
        <text:list-item>
          <text:p text:style-name="P176"><text:span text:style-name="T221">Passive</text:span></text:p>
        </text:list-item>
      </text:list>
      <text:p text:style-name="P208"><text:span text:style-name="T76"/></text:p>
      <text:p text:style-name="P208"><text:span text:style-name="T76"/></text:p>
      <text:p text:style-name="P170"><text:soft-page-break/></text:p>
      <text:p text:style-name="P37"><text:span text:style-name="T80">New</text:span><text:span text:style-name="T79"> </text:span><text:span text:style-name="T76">Skills:</text:span></text:p>
      <text:p text:style-name="P17"/>
      <text:p text:style-name="P45"><text:span text:style-name="Strong_20_Emphasis"><text:span text:style-name="T62">Razor Dance</text:span></text:span><text:span text:style-name="Strong_20_Emphasis"><text:span text:style-name="T75"> (</text:span></text:span><text:span text:style-name="Strong_20_Emphasis"><text:span text:style-name="T62">Upgrade of Double Slice</text:span></text:span><text:span text:style-name="Strong_20_Emphasis"><text:span text:style-name="T75">):</text:span></text:span> </text:p>
      <text:list xml:id="list53838578728385" text:continue-numbering="true" text:style-name="L1">
        <text:list-item>
          <text:p text:style-name="P85"><text:span text:style-name="T143">Engage in a deadly dance of blades, targeting up to 2 </text:span><text:span text:style-name="T158">enemies</text:span><text:span text:style-name="T143"> with lightning speed. Reduce this skill’s cooldown for each enemy defeated.</text:span></text:p>
        </text:list-item>
        <text:list-item>
          <text:p text:style-name="P105"><text:span text:style-name="T204">Deal </text:span><text:span text:style-name="T242">25</text:span><text:span text:style-name="T205">-</text:span><text:span text:style-name="T242">35</text:span><text:span text:style-name="T205"> </text:span><text:span text:style-name="T204">physical damage </text:span><text:span text:style-name="T205">twice, targeting up to 2 enemies. Has a </text:span><text:span text:style-name="T242">40</text:span><text:span text:style-name="T205">% Critical Hit Chance. </text:span><text:span text:style-name="T242">Lowers the cooldown of this skill by 1 for each enemy defeated.</text:span></text:p>
        </text:list-item>
        <text:list-item>
          <text:p text:style-name="P105"><text:span text:style-name="T171">Cost: </text:span><text:span text:style-name="T174">3</text:span><text:span text:style-name="T171">, Cooldown: </text:span><text:span text:style-name="T172">3</text:span><text:span text:style-name="T171">, Range: </text:span><text:span text:style-name="T172">1</text:span><text:span text:style-name="T171">, Accuracy: </text:span><text:span text:style-name="T180">85</text:span><text:span text:style-name="T171">;</text:span></text:p>
        </text:list-item>
      </text:list>
      <text:p text:style-name="P52"/>
      <text:p text:style-name="P212"><text:span text:style-name="Strong_20_Emphasis"><text:span text:style-name="T244">M</text:span></text:span><text:span text:style-name="Strong_20_Emphasis"><text:span text:style-name="T63">ortal Stab</text:span></text:span><text:span text:style-name="Strong_20_Emphasis"><text:span text:style-name="T75"> (</text:span></text:span><text:span text:style-name="Strong_20_Emphasis"><text:span text:style-name="T62">Upgrade of</text:span></text:span><text:span text:style-name="Strong_20_Emphasis"><text:span text:style-name="T4"> </text:span></text:span><text:span text:style-name="Strong_20_Emphasis"><text:span text:style-name="T63">Lethal Stab</text:span></text:span><text:span text:style-name="Strong_20_Emphasis"><text:span text:style-name="T75">):</text:span></text:span> </text:p>
      <text:list xml:id="list53839185273077" text:continue-numbering="true" text:style-name="L1">
        <text:list-item>
          <text:p text:style-name="P133"><text:span text:style-name="T219">D</text:span>eliver a lethal strike to a single target, dealing extra damage if it is below a certain health threshold.</text:p>
        </text:list-item>
        <text:list-item>
          <text:p text:style-name="P106">Deal 13-20 physical damage with a 50% chance to inflict <text:span text:style-name="T219">1x </text:span>Bleeding <text:span text:style-name="T243">and a 30% Critical Hit Chance</text:span>. If the target is below 60% HP, deal an extra <text:span text:style-name="T243">10</text:span>-<text:span text:style-name="T243">15</text:span> physical damage and<text:span text:style-name="T219"> </text:span><text:span text:style-name="T243">1x </text:span>Bleeding <text:span text:style-name="T243">and this skill’s damage permanently increases by 5-10 Physical Damage.</text:span></text:p>
        </text:list-item>
        <text:list-item>
          <text:p text:style-name="P106"><text:span text:style-name="T199">Cost: </text:span><text:span text:style-name="T192">2</text:span><text:span text:style-name="T199">, Cooldown: </text:span><text:span text:style-name="T193">1</text:span><text:span text:style-name="T199">, Range: </text:span><text:span text:style-name="T192">1</text:span><text:span text:style-name="T199">, Accuracy: </text:span><text:span text:style-name="T193">90</text:span><text:span text:style-name="T199">;</text:span></text:p>
        </text:list-item>
      </text:list>
      <text:p text:style-name="P52"/>
      <text:p text:style-name="P213"><text:span text:style-name="Strong_20_Emphasis"><text:span text:style-name="T64">Macabre Evasion</text:span></text:span><text:span text:style-name="Strong_20_Emphasis"><text:span text:style-name="T75"> (</text:span></text:span><text:span text:style-name="Strong_20_Emphasis"><text:span text:style-name="T62">Upgrade of</text:span></text:span><text:span text:style-name="Strong_20_Emphasis"><text:span text:style-name="T4"> </text:span></text:span><text:span text:style-name="Strong_20_Emphasis"><text:span text:style-name="T64">Slippery Evasion</text:span></text:span><text:span text:style-name="Strong_20_Emphasis"><text:span text:style-name="T75">):</text:span></text:span> </text:p>
      <text:list xml:id="list53838094851757" text:continue-numbering="true" text:style-name="L1">
        <text:list-item>
          <text:p text:style-name="P107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107"><text:span text:style-name="T204">Upon dodging an enemy's attack, gain </text:span><text:span text:style-name="T245">2</text:span><text:span text:style-name="T210">0% E</text:span><text:span text:style-name="T204">vasion </text:span><text:span text:style-name="T210">(Max </text:span><text:span text:style-name="T245">6</text:span><text:span text:style-name="T210">0%) </text:span><text:span text:style-name="T245">and your next attack will deal 10-20 extra Physical Damage</text:span><text:span text:style-name="T204">. Being hit resets this skill’s </text:span><text:span text:style-name="T245">evasion boost</text:span><text:span text:style-name="T204">.</text:span></text:p>
        </text:list-item>
        <text:list-item>
          <text:p text:style-name="P107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213"><text:span text:style-name="T171"/></text:p>
      <text:p text:style-name="P214"><text:span text:style-name="Strong_20_Emphasis"><text:span text:style-name="T65">Cunning Opportunist </text:span></text:span><text:span text:style-name="Strong_20_Emphasis"><text:span text:style-name="T75">(</text:span></text:span><text:span text:style-name="Strong_20_Emphasis"><text:span text:style-name="T62">Upgrade of</text:span></text:span><text:span text:style-name="Strong_20_Emphasis"><text:span text:style-name="T64"> </text:span></text:span><text:span text:style-name="Strong_20_Emphasis"><text:span text:style-name="T65">Opportunist</text:span></text:span><text:span text:style-name="Strong_20_Emphasis"><text:span text:style-name="T75">):</text:span></text:span> </text:p>
      <text:list xml:id="list53839935094232" text:continue-numbering="true" text:style-name="L1">
        <text:list-item>
          <text:p text:style-name="P159">Take advantage of enemies’ distraction, punishing them for attacking teammates <text:span text:style-name="T246">and supporting your allies’ attacks with your own.</text:span></text:p>
        </text:list-item>
        <text:list-item>
          <text:p text:style-name="P108"><text:span text:style-name="T220">While adjacent to an enemy, deal 1</text:span><text:span text:style-name="T246">5</text:span><text:span text:style-name="T220">-</text:span><text:span text:style-name="T225">2</text:span><text:span text:style-name="T246">5</text:span><text:span text:style-name="T220"> Physical Damage if </text:span><text:span text:style-name="T225">they</text:span><text:span text:style-name="T220"> attack an ally </text:span><text:span text:style-name="T246">and 5-20 Physical Damage if an ally attacks </text:span><text:span text:style-name="T247">the enemy</text:span><text:span text:style-name="T246">.</text:span></text:p>
        </text:list-item>
        <text:list-item>
          <text:p text:style-name="P108"><text:span text:style-name="T199">Cost: </text:span><text:span text:style-name="T200">-</text:span><text:span text:style-name="T199">, Cooldown: </text:span><text:span text:style-name="T200">-</text:span><text:span text:style-name="T199">, Range: -, Accuracy: </text:span><text:span text:style-name="T200">-</text:span><text:span text:style-name="T199">;</text:span><text:span text:style-name="T171"> </text:span></text:p>
        </text:list-item>
      </text:list>
      <text:p text:style-name="P52"/>
      <text:p text:style-name="P213"><text:span text:style-name="Strong_20_Emphasis"><text:span text:style-name="T19">Bloodth</text:span></text:span><text:span text:style-name="Strong_20_Emphasis"><text:span text:style-name="T36">irsty </text:span></text:span><text:span text:style-name="Strong_20_Emphasis"><text:span text:style-name="T64">Dash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468143447" text:continue-numbering="true" text:style-name="L1">
        <text:list-item>
          <text:p text:style-name="P85"><text:span text:style-name="T158">D</text:span><text:span text:style-name="T143">ash between enemies with blinding speed. Each strike inflicts </text:span><text:span text:style-name="T158">Slow and</text:span><text:span text:style-name="T143"> </text:span><text:span text:style-name="T158">i</text:span><text:span text:style-name="T143">ncreas</text:span><text:span text:style-name="T158">es</text:span><text:span text:style-name="T143"> the </text:span><text:span text:style-name="T158">skill’s</text:span><text:span text:style-name="T143"> damag</text:span><text:span text:style-name="T158">e.</text:span></text:p>
        </text:list-item>
        <text:list-item>
          <text:p text:style-name="P107"><text:span text:style-name="T245">Dash up to 3 tiles, attacking all enemies adjacent to your path for 10-20 Physical Damage, </text:span><text:span text:style-name="T247">reducing the Healing they receive by 50%</text:span><text:span text:style-name="T245">. Each enemy hit increases the damage by 5-10 Physical Damage and the </text:span><text:span text:style-name="T247">healing Reduction</text:span><text:span text:style-name="T245"> by 5-10%.</text:span></text:p>
        </text:list-item>
        <text:list-item>
          <text:p text:style-name="P85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37"/>
      <text:p text:style-name="P37"/>
      <text:p text:style-name="P3"/>
      <text:p text:style-name="P77"><text:span text:style-name="T83">Assassin</text:span><text:span text:style-name="T81">:</text:span><text:span text:style-name="T87"> </text:span></text:p>
      <text:p text:style-name="P24"/>
      <text:p text:style-name="P75"><text:span text:style-name="Strong_20_Emphasis"><text:span text:style-name="T75">Description:</text:span></text:span> </text:p>
      <text:p text:style-name="P6"><text:span text:style-name="T89">Previous </text:span>Skills:</text:p>
      <text:p text:style-name="P26"/>
      <text:p text:style-name="P209"><text:span text:style-name="Strong_20_Emphasis"><text:span text:style-name="T75">Caltrops:</text:span></text:span> </text:p>
      <text:list xml:id="list53839395365811" text:continue-numbering="true" text:style-name="L1">
        <text:list-item>
          <text:p text:style-name="P105"><text:span text:style-name="T135">S</text:span><text:span text:style-name="T134">catter caltrops on the ground, creating a hazardous area that damages and slows enemies.</text:span></text:p>
        </text:list-item>
        <text:list-item>
          <text:p text:style-name="P105"><text:span text:style-name="T170">Scatter caltrops at the target tile, d</text:span><text:span text:style-name="T169">eal</text:span><text:span text:style-name="T170">ing</text:span><text:span text:style-name="T169"> </text:span><text:span text:style-name="T170">3-5 </text:span><text:span text:style-name="T204">physical </text:span><text:span text:style-name="T170">damage and 1x Slow to enemies that pass through it. Lasts for 3 turns.</text:span></text:p>
        </text:list-item>
        <text:list-item>
          <text:p text:style-name="P105">Cost: <text:span text:style-name="T206">1</text:span>, Cooldown: <text:span text:style-name="T170">3</text:span>, Range: <text:span text:style-name="T170">1</text:span>, Accuracy: -;</text:p>
        </text:list-item>
      </text:list>
      <text:p text:style-name="P209"><text:span text:style-name="Strong_20_Emphasis"><text:span text:style-name="T75"/></text:span></text:p>
      <text:p text:style-name="P209"><text:span text:style-name="Strong_20_Emphasis"><text:span text:style-name="T75">Double Slice:</text:span></text:span> </text:p>
      <text:list xml:id="list53837949807235" text:continue-numbering="true" text:style-name="L1">
        <text:list-item>
          <text:p text:style-name="P132">Perform a swift series of slashes, either targeting a single enemy twice or two separate enemies once each.</text:p>
        </text:list-item>
        <text:list-item>
          <text:p text:style-name="P105"><text:span text:style-name="T204">Deal </text:span><text:span text:style-name="T205">15-20 </text:span><text:span text:style-name="T204">physical damage </text:span><text:span text:style-name="T205">twice, targeting up to 2 enemies. Has a 20% Critical Hit Chance.</text:span></text:p>
        </text:list-item>
        <text:list-item>
          <text:p text:style-name="P105">Cost: <text:span text:style-name="T174">3</text:span>, Cooldown: <text:span text:style-name="T170">3</text:span>, Range: <text:span text:style-name="T170">1</text:span>, Accuracy: <text:span text:style-name="T206">85</text:span>;</text:p>
        </text:list-item>
      </text:list>
      <text:p text:style-name="P169"/>
      <text:p text:style-name="P209"><text:span text:style-name="Strong_20_Emphasis"><text:span text:style-name="T75">D</text:span></text:span><text:span text:style-name="Strong_20_Emphasis"><text:span text:style-name="T19">irty Trickery</text:span></text:span><text:span text:style-name="Strong_20_Emphasis"><text:span text:style-name="T75"> </text:span></text:span><text:span text:style-name="Strong_20_Emphasis"><text:span text:style-name="T109">(Upgrade of Feint)</text:span></text:span><text:span text:style-name="Strong_20_Emphasis"><text:span text:style-name="T75">:</text:span></text:span> </text:p>
      <text:list xml:id="list53839030507697" text:continue-numbering="true" text:style-name="L1">
        <text:list-item>
          <text:p text:style-name="P132"><text:span text:style-name="T209">E</text:span>mploy underhanded tactics, blinding an adjacent enemy with a flurry of dust and debris.</text:p>
        </text:list-item>
        <text:list-item>
          <text:p text:style-name="P105"><text:span text:style-name="T204">Lowers an enemy’s physical defense by </text:span><text:span text:style-name="T209">50</text:span><text:span text:style-name="T204">% for 1 turn </text:span><text:span text:style-name="T209">and grant 1x Blindness.</text:span></text:p>
        </text:list-item>
        <text:list-item>
          <text:p text:style-name="P105"><text:span text:style-name="T171">Cost: </text:span><text:span text:style-name="T174">1</text:span><text:span text:style-name="T171">, Cooldown: </text:span><text:span text:style-name="T172">3</text:span><text:span text:style-name="T171">, Range: </text:span><text:span text:style-name="T172">1</text:span><text:span text:style-name="T171">, Accuracy: </text:span></text:p>
        </text:list-item>
      </text:list>
      <text:p text:style-name="P177"/>
      <text:p text:style-name="P209"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42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898977831" text:continue-numbering="true" text:style-name="L1">
        <text:list-item>
          <text:p text:style-name="P105"><text:span text:style-name="T139">Your superior </text:span><text:span text:style-name="T136">agility allows </text:span><text:span text:style-name="T139">you</text:span><text:span text:style-name="T136"> to evade attacks effortlessly.</text:span></text:p>
        </text:list-item>
        <text:list-item>
          <text:p text:style-name="P105"><text:span text:style-name="T204">Upon dodging an enemy's attack, gain </text:span><text:span text:style-name="T210">10% E</text:span><text:span text:style-name="T204">vasion </text:span><text:span text:style-name="T210">(Max 30%)</text:span><text:span text:style-name="T204">. Being hit resets this skill’s effects.</text:span></text:p>
        </text:list-item>
        <text:list-item>
          <text:p text:style-name="P105"><text:span text:style-name="T171">Cost: </text:span><text:span text:style-name="T174">-</text:span><text:span text:style-name="T171">, Cooldown: </text:span><text:span text:style-name="T172">-</text:span><text:span text:style-name="T171">, Range: </text:span><text:span text:style-name="T172">-</text:span><text:span text:style-name="T171">, Accuracy: - </text:span></text:p>
        </text:list-item>
      </text:list>
      <text:p text:style-name="P177"/>
      <text:p text:style-name="P209"><text:span text:style-name="Strong_20_Emphasis"><text:span text:style-name="T75">Guileful </text:span></text:span><text:span text:style-name="Strong_20_Emphasis"><text:span text:style-name="T31">Disappearance (Upgrade of </text:span></text:span><text:span text:style-name="Strong_20_Emphasis"><text:span text:style-name="T122">Guileful </text:span></text:span><text:span text:style-name="Strong_20_Emphasis"><text:span text:style-name="T2">Reposition</text:span></text:span><text:span text:style-name="Strong_20_Emphasis"><text:span text:style-name="T31">)</text:span></text:span><text:span text:style-name="Strong_20_Emphasis"><text:span text:style-name="T75">:</text:span></text:span> </text:p>
      <text:list xml:id="list53839999877406" text:continue-numbering="true" text:style-name="L1">
        <text:list-item>
          <text:p text:style-name="P105"><text:span text:style-name="T136">Perform a series of </text:span><text:span text:style-name="T145">dazzling</text:span><text:span text:style-name="T136"> maneuvers, leaping over a foe while </text:span><text:span text:style-name="T146">vanishing</text:span><text:span text:style-name="T136">.</text:span></text:p>
        </text:list-item>
        <text:list-item>
          <text:p text:style-name="P188">Deal <text:span text:style-name="T220">10</text:span>-<text:span text:style-name="T220">2</text:span>0 physical damage to an adjacent enemy, then jump to an empty tile <text:span text:style-name="T219">and gain 1x Invisibility.</text:span></text:p>
        </text:list-item>
        <text:list-item>
          <text:p text:style-name="P105"><text:span text:style-name="T171">Cost: </text:span><text:span text:style-name="T174">3</text:span><text:span text:style-name="T171">, Cooldown: </text:span><text:span text:style-name="T174">4</text:span><text:span text:style-name="T171">, Range: </text:span><text:span text:style-name="T172">1</text:span><text:span text:style-name="T171">, Accuracy: -;</text:span></text:p>
        </text:list-item>
      </text:list>
      <text:p text:style-name="P177"/>
      <text:p text:style-name="P209"><text:span text:style-name="Strong_20_Emphasis"><text:span text:style-name="T47">Unseen Shot</text:span></text:span><text:span text:style-name="Strong_20_Emphasis"><text:span text:style-name="T109"> (</text:span></text:span><text:span text:style-name="Strong_20_Emphasis"><text:span text:style-name="T33">Upgrade of </text:span></text:span><text:span text:style-name="Strong_20_Emphasis"><text:span text:style-name="T41">Crossbow Shot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7913947942" text:continue-numbering="true" text:style-name="L1">
        <text:list-item>
          <text:p text:style-name="P105"><text:span text:style-name="T134">F</text:span><text:span text:style-name="T144">ire a</text:span><text:span text:style-name="T145">n unpredictable</text:span><text:span text:style-name="T144"> shot at the target, </text:span><text:span text:style-name="T145">stunning</text:span><text:span text:style-name="T144"> targets without debuffs.</text:span></text:p>
        </text:list-item>
        <text:list-item>
          <text:p text:style-name="P105"><text:span text:style-name="T209">Shoot a </text:span><text:span text:style-name="T211">crossbow </text:span><text:span text:style-name="T209">bolt at the target,</text:span><text:span text:style-name="T170"> d</text:span><text:span text:style-name="T169">eal</text:span><text:span text:style-name="T170">ing</text:span><text:span text:style-name="T169"> </text:span><text:span text:style-name="T219">20</text:span><text:span text:style-name="T209">-</text:span><text:span text:style-name="T219">3</text:span><text:span text:style-name="T209">0</text:span><text:span text:style-name="T170"> </text:span><text:span text:style-name="T204">physical </text:span><text:span text:style-name="T170">damage </text:span><text:span text:style-name="T204">with a 7</text:span><text:span text:style-name="T209">5</text:span><text:span text:style-name="T204">% critical hit chance</text:span><text:span text:style-name="T170">. </text:span><text:span text:style-name="T209">Deals an additional </text:span><text:span text:style-name="T219">5</text:span><text:span text:style-name="T209">-1</text:span><text:span text:style-name="T219">8</text:span><text:span text:style-name="T209"> damage </text:span><text:span text:style-name="T219">and inflicts 1x Stun </text:span><text:span text:style-name="T209">if the target doesn’t have any debuffs.</text:span></text:p>
        </text:list-item>
        <text:list-item>
          <text:p text:style-name="P105"><text:span text:style-name="T171">Cost: </text:span><text:span text:style-name="T172">2</text:span><text:span text:style-name="T171">, Cooldown: </text:span><text:span text:style-name="T174">2</text:span><text:span text:style-name="T171">, Range: </text:span><text:span text:style-name="T174">3</text:span><text:span text:style-name="T171">, Accuracy: </text:span><text:span text:style-name="T174">85</text:span><text:span text:style-name="T171">;</text:span></text:p>
        </text:list-item>
      </text:list>
      <text:p text:style-name="P177"/>
      <text:p text:style-name="P209"><text:span text:style-name="Strong_20_Emphasis"><text:span text:style-name="T31">Opportuni</text:span></text:span><text:span text:style-name="Strong_20_Emphasis"><text:span text:style-name="T32">st</text:span></text:span><text:span text:style-name="Strong_20_Emphasis"><text:span text:style-name="T109"> (</text:span></text:span><text:span text:style-name="Strong_20_Emphasis"><text:span text:style-name="T47">New Skill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764251748" text:continue-numbering="true" text:style-name="L1">
        <text:list-item>
          <text:p text:style-name="P158">Take advantage of enemies’ distraction, punishing them for attacking teammates.</text:p>
        </text:list-item>
        <text:list-item>
          <text:p text:style-name="P203">While adjacent to an enemy, deal 10-<text:span text:style-name="T225">20</text:span> Physical Damage if <text:span text:style-name="T225">they</text:span> attack an ally.</text:p>
        </text:list-item>
        <text:list-item>
          <text:p text:style-name="P176">Cost: <text:span text:style-name="T208">-</text:span>, Cooldown: <text:span text:style-name="T208">-</text:span>, Range: -, Accuracy: <text:span text:style-name="T208">-</text:span>;</text:p>
        </text:list-item>
      </text:list>
      <text:p text:style-name="P12"/>
      <text:p text:style-name="P36"/>
      <text:p text:style-name="P2"><text:soft-page-break/>Skills:</text:p>
      <text:p text:style-name="P2"/>
      <text:p text:style-name="P212"><text:span text:style-name="Strong_20_Emphasis"><text:span text:style-name="T244">M</text:span></text:span><text:span text:style-name="Strong_20_Emphasis"><text:span text:style-name="T63">ortal Stab</text:span></text:span><text:span text:style-name="Strong_20_Emphasis"><text:span text:style-name="T75"> (</text:span></text:span><text:span text:style-name="Strong_20_Emphasis"><text:span text:style-name="T63">Upgrade of</text:span></text:span><text:span text:style-name="Strong_20_Emphasis"><text:span text:style-name="T4"> </text:span></text:span><text:span text:style-name="Strong_20_Emphasis"><text:span text:style-name="T63">Lethal Stab</text:span></text:span><text:span text:style-name="Strong_20_Emphasis"><text:span text:style-name="T75">):</text:span></text:span> </text:p>
      <text:list xml:id="list53838906602924" text:continue-numbering="true" text:style-name="L1">
        <text:list-item>
          <text:p text:style-name="P106"><text:span text:style-name="T145">D</text:span><text:span text:style-name="T136">eliver a lethal strike to a single target, dealing </text:span><text:span text:style-name="T157">overwhelming</text:span><text:span text:style-name="T136"> damage if it is below a certain health threshold.</text:span></text:p>
        </text:list-item>
        <text:list-item>
          <text:p text:style-name="P106">Deal <text:span text:style-name="T243">20</text:span>-<text:span text:style-name="T243">3</text:span>0 physical damage with a 50% chance to inflict <text:span text:style-name="T219">1x </text:span>Bleeding. If the target is below 60% HP, deal an extra <text:span text:style-name="T243">10</text:span>-<text:span text:style-name="T243">20</text:span> physical damage and<text:span text:style-name="T219"> </text:span>Bleeding <text:span text:style-name="T243">and critical Hit </text:span>is guaranteed.</text:p>
        </text:list-item>
        <text:list-item>
          <text:p text:style-name="P106"><text:span text:style-name="T171">Cost: </text:span><text:span text:style-name="T172">2</text:span><text:span text:style-name="T171">, Cooldown: </text:span><text:span text:style-name="T174">1</text:span><text:span text:style-name="T171">, Range: </text:span><text:span text:style-name="T172">1</text:span><text:span text:style-name="T171">, Accuracy: </text:span><text:span text:style-name="T174">90</text:span><text:span text:style-name="T171">;</text:span></text:p>
        </text:list-item>
      </text:list>
      <text:p text:style-name="P52"/>
      <text:p text:style-name="P215"><text:span text:style-name="Strong_20_Emphasis"><text:span text:style-name="T66">Exploit Fragility</text:span></text:span><text:span text:style-name="Strong_20_Emphasis"><text:span text:style-name="T75"> ( </text:span></text:span><text:span text:style-name="Strong_20_Emphasis"><text:span text:style-name="T63">Upgrade of</text:span></text:span><text:span text:style-name="Strong_20_Emphasis"><text:span text:style-name="T4"> </text:span></text:span><text:span text:style-name="Strong_20_Emphasis"><text:span text:style-name="T66">Exploit Weakness</text:span></text:span><text:span text:style-name="Strong_20_Emphasis"><text:span text:style-name="T75">):</text:span></text:span> </text:p>
      <text:list xml:id="list53839360518183" text:continue-numbering="true" text:style-name="L1">
        <text:list-item>
          <text:p text:style-name="P134"><text:span text:style-name="T210">C</text:span>apitalize on the target's vulnerability, <text:span text:style-name="T248">transferring debuffs to then and then </text:span>de<text:span text:style-name="T210">aling extra damage based on the number of debuff the target has.</text:span></text:p>
        </text:list-item>
        <text:list-item>
          <text:p text:style-name="P109"><text:span text:style-name="T248">Transfer 1-</text:span><text:span text:style-name="T250">3</text:span><text:span text:style-name="T248"> Debuffs to the target, then d</text:span><text:span text:style-name="T210">eals </text:span><text:span text:style-name="T248">10</text:span><text:span text:style-name="T210">-</text:span><text:span text:style-name="T248">20</text:span><text:span text:style-name="T210"> damage for each debuff the target has.</text:span><text:span text:style-name="T204"> </text:span></text:p>
        </text:list-item>
        <text:list-item>
          <text:p text:style-name="P109"><text:span text:style-name="T171">Cost: </text:span><text:span text:style-name="T178">3</text:span><text:span text:style-name="T171">, Cooldown: </text:span><text:span text:style-name="T179">3</text:span><text:span text:style-name="T171">, Range: </text:span><text:span text:style-name="T172">1</text:span><text:span text:style-name="T171">, Accuracy: : </text:span><text:span text:style-name="T176">-</text:span><text:span text:style-name="T171">;</text:span></text:p>
        </text:list-item>
      </text:list>
      <text:p text:style-name="P52"/>
      <text:p text:style-name="P216"><text:span text:style-name="Strong_20_Emphasis"><text:span text:style-name="T19">Shadow </text:span></text:span><text:span text:style-name="Strong_20_Emphasis"><text:span text:style-name="T38">War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38">Shadow Step</text:span></text:span><text:span text:style-name="Strong_20_Emphasis"><text:span text:style-name="T109">)</text:span></text:span><text:span text:style-name="Strong_20_Emphasis"><text:span text:style-name="T75">:</text:span></text:span> </text:p>
      <text:list xml:id="list53839365404847" text:continue-numbering="true" text:style-name="L1">
        <text:list-item>
          <text:p text:style-name="P135"><text:span text:style-name="T209">I</text:span>nstantly teleports behind a target enemy, becoming invisible and gaining a damage bonus. <text:span text:style-name="T249">The next attack will not break invisibility.</text:span></text:p>
        </text:list-item>
        <text:list-item>
          <text:p text:style-name="P110"><text:span text:style-name="T204">Gain 1x </text:span><text:span text:style-name="T205">I</text:span><text:span text:style-name="T204">nvisibility </text:span><text:span text:style-name="T209">and teleport to the nearest tile adjacent to the target. The next attack deals </text:span><text:span text:style-name="T249">10</text:span><text:span text:style-name="T209">0% extra damage </text:span><text:span text:style-name="T249">and will not break invisibility.</text:span></text:p>
        </text:list-item>
        <text:list-item>
          <text:p text:style-name="P110"><text:span text:style-name="T171">Cost: </text:span><text:span text:style-name="T177">2</text:span><text:span text:style-name="T171">, Cooldown: </text:span><text:span text:style-name="T177">4</text:span><text:span text:style-name="T171">, Range: </text:span><text:span text:style-name="T177">2</text:span><text:span text:style-name="T171">, Accuracy: </text:span></text:p>
        </text:list-item>
      </text:list>
      <text:p text:style-name="P52"/>
      <text:p text:style-name="P216"><text:span text:style-name="Strong_20_Emphasis"><text:span text:style-name="T67">Phantom</text:span></text:span><text:span text:style-name="Strong_20_Emphasis"><text:span text:style-name="T75"> (</text:span></text:span><text:span text:style-name="Strong_20_Emphasis"><text:span text:style-name="T109">Upgrade of</text:span></text:span><text:span text:style-name="Strong_20_Emphasis"><text:span text:style-name="T4"> </text:span></text:span><text:span text:style-name="Strong_20_Emphasis"><text:span text:style-name="T67">Ghost</text:span></text:span><text:span text:style-name="Strong_20_Emphasis"><text:span text:style-name="T75">):</text:span></text:span> </text:p>
      <text:list xml:id="list53838557881939" text:continue-numbering="true" text:style-name="L1">
        <text:list-item>
          <text:p text:style-name="P156">Take advantage of your superior stealth to deal further damage <text:span text:style-name="T250">and decrease resistance </text:span>while invisible.</text:p>
        </text:list-item>
        <text:list-item>
          <text:p text:style-name="P110"><text:span text:style-name="T221">Skills</text:span><text:span text:style-name="T218"> deal an extra </text:span><text:span text:style-name="T249">10</text:span><text:span text:style-name="T218">-</text:span><text:span text:style-name="T249">20</text:span><text:span text:style-name="T218"> Physical Damage </text:span><text:span text:style-name="T250">and decrease Debuff Resistance by 10%</text:span><text:span text:style-name="T218"> </text:span><text:span text:style-name="T250">for 2 turns</text:span><text:span text:style-name="T218">. </text:span><text:span text:style-name="T223">Defeating an enemy has a </text:span><text:span text:style-name="T249">10</text:span><text:span text:style-name="T223">0% chance to grant 1x Invisibility.</text:span></text:p>
        </text:list-item>
        <text:list-item>
          <text:p text:style-name="P174"><text:span text:style-name="T171">Passive</text:span></text:p>
        </text:list-item>
      </text:list>
      <text:p text:style-name="P216"><text:span text:style-name="T171"/></text:p>
      <text:p text:style-name="P216"><text:span text:style-name="Strong_20_Emphasis"><text:span text:style-name="T68">Shade Veil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8135537347" text:continue-numbering="true" text:style-name="L1">
        <text:list-item>
          <text:p text:style-name="P163">Create a swirling vortex that blinds all enemies within range.</text:p>
        </text:list-item>
        <text:list-item>
          <text:p text:style-name="P217">Create a 3 radius vortex that deals 10-30 Magical Damage and inflicts 1x Blind to all enemies that enter it. If any affected enemy misses an attack while inside the vortex, they receive an additional 10-20 Magical Damage.</text:p>
        </text:list-item>
        <text:list-item>
          <text:p text:style-name="P110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16"><text:span text:style-name="T171"/></text:p>
      <text:p text:style-name="P216"><text:span text:style-name="Strong_20_Emphasis"><text:span text:style-name="T67">Patience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:</text:span></text:span> </text:p>
      <text:list xml:id="list53839620819230" text:continue-numbering="true" text:style-name="L1">
        <text:list-item>
          <text:p text:style-name="P110"><text:span text:style-name="T159">Deal extra damage for each </text:span><text:span text:style-name="T160">time you became </text:span><text:span text:style-name="T159">invisible </text:span><text:span text:style-name="T160">during the encounter</text:span><text:span text:style-name="T159">.</text:span></text:p>
        </text:list-item>
        <text:list-item>
          <text:p text:style-name="P217">Your attack deal an additional 1-5 Physical Damage for each time you gained Invisibility during the encounter.</text:p>
        </text:list-item>
        <text:list-item>
          <text:p text:style-name="P110"><text:span text:style-name="T171">Cost: </text:span><text:span text:style-name="T176">-</text:span><text:span text:style-name="T171">, Cooldown: </text:span><text:span text:style-name="T176">-</text:span><text:span text:style-name="T171">, Range: -, Accuracy: </text:span><text:span text:style-name="T176">-</text:span><text:span text:style-name="T171">;</text:span></text:p>
        </text:list-item>
      </text:list>
      <text:p text:style-name="P24"/>
      <text:p text:style-name="P3"/>
      <text:p text:style-name="P77"><text:span text:style-name="T83">Veteran</text:span><text:span text:style-name="T81">: </text:span></text:p>
      <text:p text:style-name="P24"/>
      <text:p text:style-name="P75"><text:span text:style-name="Strong_20_Emphasis"><text:span text:style-name="T75">Description:</text:span></text:span> </text:p>
      <text:p text:style-name="P7"><text:span text:style-name="T89">Previous </text:span>Skills:</text:p>
      <text:p text:style-name="P28"/>
      <text:list xml:id="list2995884896" text:style-name="L10">
        <text:list-item>
          <text:p text:style-name="P228"><text:span text:style-name="Strong_20_Emphasis"><text:span text:style-name="T75">Caltrops:</text:span></text:span> The Thief scatters caltrops on the ground, creating a hazardous area that damages and slows enemies who pass through it.</text:p>
        </text:list-item>
        <text:list-item>
          <text:p text:style-name="P228"><text:span text:style-name="Strong_20_Emphasis"><text:span text:style-name="T75">Feint:</text:span></text:span> Deceive the enemy with a feinted attack, causing them to lower their <text:span text:style-name="T88">defense.</text:span></text:p>
        </text:list-item>
        <text:list-item>
          <text:p text:style-name="P228"><text:span text:style-name="Strong_20_Emphasis"><text:span text:style-name="T75">Smoke Bomb (Upgrade of Vanish)</text:span></text:span>: Upon disappearing, the mercenary releases a smoke bomb, obscuring the area and <text:span text:style-name="T90">causing blindness</text:span> <text:span text:style-name="T90">for </text:span>1 turn.</text:p>
        </text:list-item>
        <text:list-item>
          <text:p text:style-name="P228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: Throw a boomerang in a straight line, attacking all adjacent enemies its path. Deals extra damage to the target it hits.</text:p>
        </text:list-item>
        <text:list-item>
          <text:p text:style-name="P228"><text:span text:style-name="Strong_20_Emphasis"><text:span text:style-name="T75">Evasive Maneuver (Upgrade of Guileful Reposition):</text:span></text:span> Mastering the art of evasion, the duelist enhances their repositioning skill to swiftly leap over <text:span text:style-name="T88">the </text:span>foe <text:span text:style-name="T88">while attacking </text:span>and land in a safe position several tiles away. <text:span text:style-name="T95">Grants evasion upon landing.</text:span></text:p>
        </text:list-item>
        <text:list-item>
          <text:p text:style-name="P228"><text:span text:style-name="Strong_20_Emphasis"><text:span text:style-name="T75">Flourish (Upgrade of Dynamic Slice):</text:span></text:span> Enhancing their slashing technique, the duelist executes a dazzling series of strikes, targeting <text:span text:style-name="T93">up to 4 </text:span>enemies <text:span text:style-name="T93">and inflicting a bleed effect for each critical hit.</text:span></text:p>
        </text:list-item>
        <text:list-item>
          <text:p text:style-name="P228"><text:span text:style-name="Strong_20_Emphasis"><text:span text:style-name="T75">Challenge </text:span></text:span><text:span text:style-name="Strong_20_Emphasis"><text:span text:style-name="T94">(New Skill)</text:span></text:span><text:span text:style-name="Strong_20_Emphasis"><text:span text:style-name="T75">:</text:span></text:span> The duelist taunts a single enemy, drawing their attention and forcing them to focus their attacks on the duelist for a short duration. In return, the duelist gains increased critical hit chance <text:span text:style-name="T93">and evasion </text:span>against the challenged enemy.</text:p>
        </text:list-item>
        <text:list-item>
          <text:p text:style-name="P228"><text:span text:style-name="Strong_20_Emphasis"><text:span text:style-name="T75">Swift Riposte </text:span></text:span><text:span text:style-name="Strong_20_Emphasis"><text:span text:style-name="T94">(New Skill)</text:span></text:span><text:span text:style-name="Strong_20_Emphasis"><text:span text:style-name="T75">:</text:span></text:span> Upon successfully evading an enemy's attack, the duelist <text:span text:style-name="T93">passively</text:span> retaliates with a lightning-fast counterstrike <text:span text:style-name="T93">with a high critical hit chance.</text:span></text:p>
        </text:list-item>
        <text:list-item>
          <text:p text:style-name="P228"><text:span text:style-name="Strong_20_Emphasis"><text:span text:style-name="T75">Duelist's Gambit (New Skill):</text:span></text:span> The duelist makes a calculated gamble, sacrificing defense for a chance to deliver a devastating blow. If the next attack lands successfully, it deals significantly increased damage <text:span text:style-name="T95">and the duelist recovers the lost defense.</text:span></text:p>
        </text:list-item>
      </text:list>
      <text:p text:style-name="P24"/>
      <text:p text:style-name="P24"/>
      <text:p text:style-name="P24"><text:span text:style-name="T77">Tier 4 Skills</text:span><text:span text:style-name="T76">:</text:span></text:p>
      <text:p text:style-name="P2"/>
      <text:list xml:id="list3119044384" text:style-name="L11">
        <text:list-item>
          <text:p text:style-name="P229"><text:span text:style-name="Strong_20_Emphasis"><text:span text:style-name="T75">Manhunter's Mark (Upgrade of Challenge):</text:span></text:span> The bounty hunter marks a target, making them the prime focus of their hunt. Marked enemies focus their attacks on the duelist for a short duration. In return, the duelist gains increased critical hit chance <text:span text:style-name="T93">and evasion</text:span> and <text:span text:style-name="T96">restores HP upon defeated the marked target.</text:span></text:p>
        </text:list-item>
        <text:list-item>
          <text:p text:style-name="P229"><text:span text:style-name="Strong_20_Emphasis"><text:span text:style-name="T75">Debilitating Snare (Upgrade of Caltrops):</text:span></text:span> Enhance the caltrops to ensnare enemies, reducing their movement speed even further and causing them to take additional damage over time while trapped.</text:p>
        </text:list-item>
        <text:list-item>
          <text:p text:style-name="P229"><text:soft-page-break/><text:span text:style-name="Strong_20_Emphasis"><text:span text:style-name="T75">Sundering Strike (New Skill):</text:span></text:span> Deliver a powerful blow that not only deals damage but also reduces the target's armor temporarily, making them more vulnerable to subsequent attacks.</text:p>
        </text:list-item>
        <text:list-item>
          <text:p text:style-name="P229"><text:span text:style-name="Strong_20_Emphasis"><text:span text:style-name="T75">Interrogation (New Skill):</text:span></text:span> Subdue a weakened enemy and extract vital information, forcing them to reveal <text:span text:style-name="T97">their secrets</text:span>. <text:span text:style-name="T97">Consequently, nearby enemies lose resistance to status effects for a duration.</text:span></text:p>
        </text:list-item>
        <text:list-item>
          <text:p text:style-name="P229"><text:span text:style-name="Strong_20_Emphasis"><text:span text:style-name="T5">Reel ‘em In </text:span></text:span><text:span text:style-name="Strong_20_Emphasis"><text:span text:style-name="T75">(New Skill):</text:span></text:span> Throw a hook and pull the target enemy to the closest position to you.</text:p>
        </text:list-item>
        <text:list-item>
          <text:p text:style-name="P229"><text:span text:style-name="Strong_20_Emphasis"><text:span text:style-name="T75">Diversionary Tactics (Upgrade of Feint):</text:span></text:span> The vigilante employs diversionary tactics, deceiving <text:span text:style-name="T98">all adjacent </text:span>enemies with a feinted attack that causes them to become disoriented, reducing their accuracy <text:span text:style-name="T98">and defense</text:span> for <text:span text:style-name="T98">2 turns</text:span>.</text:p>
        </text:list-item>
        <text:list-item>
          <text:p text:style-name="P229"><text:span text:style-name="Strong_20_Emphasis"><text:span text:style-name="T6"><text:s/>Disappearing Trickery</text:span></text:span><text:span text:style-name="Strong_20_Emphasis"><text:span text:style-name="T75"> (Upgrade of Smoke Bomb):</text:span></text:span> Utilizing their knowledge of stealth, the vigilante sets up an ambush, disappearing from sight <text:span text:style-name="T98">while reducing accuracy </text:span>and gaining a significant damage bonus on their next attack.</text:p>
        </text:list-item>
        <text:list-item>
          <text:p text:style-name="P229"><text:span text:style-name="Strong_20_Emphasis"><text:span text:style-name="T75"><text:s/>Mob Justice (New Skill):</text:span></text:span> Inspired by the chaos of the streets, the vigilante calls upon nearby allies to join them in a coordinated attack against a single enemy, <text:span text:style-name="T98">passively</text:span> dealing increased damage based on the number of allies <text:span text:style-name="T98">adjacent to the target</text:span>.</text:p>
        </text:list-item>
        <text:list-item>
          <text:p text:style-name="P229"><text:span text:style-name="Strong_20_Emphasis"><text:span text:style-name="T75"><text:s/></text:span></text:span><text:span text:style-name="Strong_20_Emphasis"><text:span text:style-name="T7">Landmine</text:span></text:span><text:span text:style-name="Strong_20_Emphasis"><text:span text:style-name="T75"> (New Skill):</text:span></text:span> Hidden beneath the ground, the vigilante strategically deploys a camouflaged landmine, anticipating enemy movements. Upon activation, the mine detonates with lethal force, inflicting damage upon any unfortunate foes within its <text:span text:style-name="T99">2 tile</text:span> blast radius.</text:p>
        </text:list-item>
        <text:list-item>
          <text:p text:style-name="P229"><text:span text:style-name="Strong_20_Emphasis"><text:span text:style-name="T75"><text:s/></text:span></text:span><text:span text:style-name="Strong_20_Emphasis"><text:span text:style-name="T100">Displacing Evasion </text:span></text:span><text:span text:style-name="Strong_20_Emphasis"><text:span text:style-name="T75">(Upgrade of Evasive Maneuver):</text:span></text:span> Masters of evasion, vigilantes exhibit remarkable agility, leaping gracefully over their target while delivering a swift strike. Upon landing, they gain evasion, ensuring their safety, and unleash an attack on <text:span text:style-name="T99">all</text:span> nearby enemies.</text:p>
        </text:list-item>
      </text:list>
      <text:p text:style-name="P22"/>
      <text:p text:style-name="P2">Skills:</text:p>
      <text:p text:style-name="P24"/>
      <text:list xml:id="list3455256590" text:style-name="L12">
        <text:list-item>
          <text:p text:style-name="P230"><text:span text:style-name="T1">Veteran's Insight (New Skill): </text:span>Utilizing their keen insight into combat tactics, the veteran anticipates the enemy's moves, granting their party increased accuracy and critical hit chance for a limited time. This skill also reveals hidden traps and enemies in the vicinity.</text:p>
        </text:list-item>
        <text:list-item>
          <text:p text:style-name="P230"><text:span text:style-name="T1">Master Tactician (New Skill):</text:span> Drawing from their vast combat experience, the veteran analyzes the battlefield and identifies the <text:span text:style-name="T101">strongest</text:span> enemy. They then coordinate their allies to focus their attacks on that target, increasing the damage dealt <text:span text:style-name="T101">for each unique ally that attacks it.</text:span></text:p>
        </text:list-item>
        <text:list-item>
          <text:p text:style-name="P230"><text:span text:style-name="T1">Seasoned Survivor (New Skill):</text:span> Drawing upon their survival instincts, the veteran taps into their inner resilience, recovering a portion of their health and gaining a temporary boost to all attributes. </text:p>
        </text:list-item>
        <text:list-item>
          <text:p text:style-name="P231"><text:soft-page-break/><text:span text:style-name="T1">Veteran's Blitz (</text:span><text:span text:style-name="T8">Upgrade of Merciless Assault</text:span><text:span text:style-name="T1">):</text:span> Charge into the fray with unmatched ferocity, targeting a single enemy with a relentless barrage of <text:span text:style-name="T101">10 </text:span>strikes. This skill deals increased damage with each consecutive hit, culminating in a powerful finishing blow that knocks the target back.</text:p>
        </text:list-item>
        <text:list-item>
          <text:p text:style-name="P231"><text:span text:style-name="T1">Tactical Strike (</text:span><text:span text:style-name="T8">Upgrade of Nasty Stab</text:span><text:span text:style-name="T1">):</text:span> Execute a precise strike aimed at exploiting the enemy's weaknesses, dealing extra damage <text:span text:style-name="T101">the higher the </text:span>target's current health percentage. This skill is particularly effective against heavily armored or high-health enemies. <text:span text:style-name="T101">Inflicts heavy bleed damage.</text:span></text:p>
        </text:list-item>
        <text:list-item>
          <text:p text:style-name="P231"><text:span text:style-name="T1">Veteran's Vigilance:</text:span> After successfully landing three critical hits <text:span text:style-name="T102">in the same turn</text:span>, the veteran enters a heightened state of awareness, increasing their accuracy and critical hit chance for the next <text:span text:style-name="T102">2</text:span> turns. </text:p>
        </text:list-item>
      </text:list>
      <text:p text:style-name="P4"/>
      <text:p text:style-name="P77"><text:span text:style-name="T83">Sniper</text:span><text:span text:style-name="T81">: </text:span></text:p>
      <text:p text:style-name="P24"/>
      <text:p text:style-name="P75"><text:span text:style-name="Strong_20_Emphasis"><text:span text:style-name="T75">Description:</text:span></text:span> </text:p>
      <text:p text:style-name="P24"/>
      <text:p text:style-name="P9"><text:span text:style-name="T89">Previous </text:span>Skills:</text:p>
      <text:p text:style-name="P31"/>
      <text:list xml:id="list2822202467" text:style-name="L13">
        <text:list-item>
          <text:p text:style-name="P232"><text:span text:style-name="Strong_20_Emphasis"><text:span text:style-name="T75">Feint:</text:span></text:span> Deceive the enemy with a feinted attack, causing them to lower their <text:span text:style-name="T88">defense.</text:span></text:p>
        </text:list-item>
        <text:list-item>
          <text:p text:style-name="P232"><text:span text:style-name="Strong_20_Emphasis"><text:span text:style-name="T75">Guileful </text:span></text:span><text:span text:style-name="Strong_20_Emphasis"><text:span text:style-name="T2">Reposition</text:span></text:span>: When <text:span text:style-name="T88">adjacent to an </text:span>enem<text:span text:style-name="T88">y</text:span>, activate this skill to perform a series of acrobatic maneuvers, leaping over <text:span text:style-name="T88">the </text:span>foe <text:span text:style-name="T88">while attacking </text:span>and landing in a safe position several tiles away.</text:p>
        </text:list-item>
        <text:list-item>
          <text:p text:style-name="P232"><text:span text:style-name="Strong_20_Emphasis"><text:span text:style-name="T4">Blade Boomerang</text:span></text:span><text:span text:style-name="Strong_20_Emphasis"><text:span text:style-name="T75"> </text:span></text:span><text:span text:style-name="Strong_20_Emphasis"><text:span text:style-name="T92">(</text:span></text:span><text:span text:style-name="Strong_20_Emphasis"><text:span text:style-name="T4">Upgrade of Dagger Throw)</text:span></text:span>: Throw a boomerang in a straight line, attacking all adjacent enemies its path. Deals extra damage to the target it hits.</text:p>
        </text:list-item>
        <text:list-item>
          <text:p text:style-name="P232"><text:span text:style-name="Strong_20_Emphasis"><text:span text:style-name="T92">Merciless Assault</text:span></text:span><text:span text:style-name="Strong_20_Emphasis"><text:span text:style-name="T75"> (</text:span></text:span><text:span text:style-name="Strong_20_Emphasis"><text:span text:style-name="T4">New Skill</text:span></text:span><text:span text:style-name="Strong_20_Emphasis"><text:span text:style-name="T75">)</text:span></text:span>: Launch a relentless assault on a single target, striking <text:span text:style-name="T91">4 times </text:span>with increased speed and ferocity. Each successful hit increases the damage of subsequent strikes.</text:p>
        </text:list-item>
        <text:list-item>
          <text:p text:style-name="P232"><text:span text:style-name="Strong_20_Emphasis"><text:span text:style-name="T3">Dynamic</text:span></text:span><text:span text:style-name="Strong_20_Emphasis"><text:span text:style-name="T75"> </text:span></text:span><text:span text:style-name="Strong_20_Emphasis"><text:span text:style-name="T3">Slice</text:span></text:span><text:span text:style-name="Strong_20_Emphasis"><text:span text:style-name="T75"> (Upgrade of Double Slice)</text:span></text:span>: Increases the number of slashes performed and allows targeting up to <text:span text:style-name="T90">3</text:span> enemies with a single activation.</text:p>
        </text:list-item>
        <text:list-item>
          <text:p text:style-name="P232"><text:span text:style-name="Strong_20_Emphasis"><text:span text:style-name="T75">Hunting Trap (Upgrade of Caltrops):</text:span></text:span> The Ranger sets a cunning trap designed to immobilize and damage enemies who wander too close. Upon activation, the trap ensnares and roots nearby foes, leaving them vulnerable to ranged attacks.</text:p>
        </text:list-item>
        <text:list-item>
          <text:p text:style-name="P232"><text:span text:style-name="Strong_20_Emphasis"><text:span text:style-name="T75">Smoke Screen (Upgrade of Smoke Bomb):</text:span></text:span> Using smoke pellets of specialized composition, the Ranger creates a dense cloud of smoke that conceals their movements and disorients enemies. This upgraded skill increases the duration of blindness and grants the Ranger increased evasion <text:span text:style-name="T103">for a few turn, in addition to becoming invisible.</text:span></text:p>
        </text:list-item>
        <text:list-item>
          <text:p text:style-name="P232"><text:span text:style-name="Strong_20_Emphasis"><text:span text:style-name="T13">Drill</text:span></text:span><text:span text:style-name="Strong_20_Emphasis"><text:span text:style-name="T75"> Shot (New Skill):</text:span></text:span> Drawing upon their expertise with ranged weaponry, the Ranger unleashes a piercing arrow or bullet that penetrates through multiple enemies in a straight line. This skill deals increased damage to each successive target hit.</text:p>
        </text:list-item>
      </text:list>
      <text:p text:style-name="P24"/>
      <text:p text:style-name="P24"><text:span text:style-name="T77">Tier 4 Skills</text:span><text:span text:style-name="T76">:</text:span></text:p>
      <text:p text:style-name="P24"/>
      <text:list xml:id="list3203894042" text:style-name="L14">
        <text:list-item>
          <text:p text:style-name="P233"><text:span text:style-name="T1">Bullseye:</text:span> The sharpshooter takes careful aim and fires a shot with pinpoint accuracy at the target's weak point, dealing massive damage and ignoring all enemy resistances <text:span text:style-name="T103">while inflicting bleeding</text:span>.</text:p>
        </text:list-item>
        <text:list-item>
          <text:p text:style-name="P233"><text:span text:style-name="T10">Sharpshooter’s Mark</text:span><text:span text:style-name="T1">:</text:span> The sharpshooter enhances their marksmanship, increasing their critical hit chance and damage against the marked target. Additionally, attacks against the marked enemy have a chance to stun them.</text:p>
        </text:list-item>
        <text:list-item>
          <text:p text:style-name="P233"><text:span text:style-name="T1">Eagle Eye (New Skill): </text:span>By focusing their vision and concentration, the sharpshooter enhances their perception, increasing their critical hit chance <text:span text:style-name="T104">and skill range </text:span>for a limited time.</text:p>
        </text:list-item>
        <text:list-item>
          <text:p text:style-name="P233"><text:soft-page-break/><text:span text:style-name="T1">Deadeye (New Skill):</text:span> Channeling their precision and focus, the sharpshooter enters a state of extreme concentration, allowing them to line up a shot that cannot miss. This skill guarantees a critical hit on the next attack, regardless of enemy defenses.</text:p>
        </text:list-item>
        <text:list-item>
          <text:p text:style-name="P233"><text:span text:style-name="T12">Supressing</text:span><text:span text:style-name="T1"> Strike (New Skill):</text:span> The sharpshooter delivers a devastating shot aimed at immobilizing the target. Upon hit, the target is rooted in place, preventing movement for a short duration. Additionally, this skill deals bonus damage based on the distance between the sharpshooter and the target.</text:p>
        </text:list-item>
        <text:list-item>
          <text:p text:style-name="P233"><text:span text:style-name="T17">Uncanny Accuracy </text:span><text:span text:style-name="T1">(New Skill):</text:span> Set up an ambush from a concealed position, passively granting a significant damage bonus to the first attack made from stealth. Additionally, every time an attack missed, raise your accuracy until you hit.</text:p>
        </text:list-item>
        <text:list-item>
          <text:p text:style-name="P233"><text:span text:style-name="T1">Scatter Shot (New Skill):</text:span> Fire a spread of pellets or bullets in a cone-shaped area, hitting all enemies within range. Each enemy hit takes moderate damage, and the skill has a chance to slow or bleed.</text:p>
        </text:list-item>
        <text:list-item>
          <text:p text:style-name="P233"><text:span text:style-name="T1"><text:s/>Explosive Barrage (New Skill):</text:span> Launch a series of explosive projectiles into a targeted area, dealing area-of-effect damage to all enemies within the blast radius. The explosions also leave behind lingering flames that continue to damage enemies over time.</text:p>
        </text:list-item>
        <text:list-item>
          <text:p text:style-name="P233"><text:span text:style-name="T1"><text:s/></text:span><text:span text:style-name="T15">Gunner Turret </text:span><text:span text:style-name="T1">(New Skill):</text:span> <text:span text:style-name="T105">Deploy a tactical turret that shoots any enemy that wanders too close. Electrocutes its attacker upon being destroyed.</text:span></text:p>
        </text:list-item>
        <text:list-item>
          <text:p text:style-name="P233"><text:span text:style-name="T1">Shrapnel Blast (New Skill):</text:span> Fire a high-velocity projectile that explodes upon impact, releasing shrapnel in all directions. Enemies caught in the blast radius suffer moderate damage and are inflicted with bleeding, causing additional damage over time.</text:p>
        </text:list-item>
        <text:list-item>
          <text:p text:style-name="P233"><text:span text:style-name="T1">Concussion Grenade (</text:span><text:span text:style-name="T17">New Skill</text:span><text:span text:style-name="T1">):</text:span> Launch a specialized grenade that emits a powerful shockwave upon detonation, knocking back all enemies within the blast radius and briefly stunning them.</text:p>
        </text:list-item>
      </text:list>
      <text:p text:style-name="P22"/>
      <text:p text:style-name="P2">Skills:</text:p>
      <text:p text:style-name="P24"/>
      <text:list xml:id="list2196592942" text:style-name="L15">
        <text:list-item>
          <text:p text:style-name="P234"><text:span text:style-name="T18">Sniper’s Perch</text:span><text:span text:style-name="T1"> (</text:span><text:span text:style-name="T17">New Skill</text:span><text:span text:style-name="T1">):</text:span> Establish a concealed sniper's perch at a strategic vantage point, granting the Sniper increased accuracy, <text:span text:style-name="T239">range</text:span> and damage <text:span text:style-name="T106">while they remain there.</text:span></text:p>
        </text:list-item>
        <text:list-item>
          <text:p text:style-name="P234"><text:span text:style-name="T18"><text:s/>Surgical Strike </text:span><text:span text:style-name="T1">(</text:span><text:span text:style-name="T17">New Skill</text:span><text:span text:style-name="T1">):</text:span> Channel precise marksmanship to execute a surgical strike on the marked target, ignoring all enemy resistances and defenses. This skill inflicts massive damage and has a chance to instantly eliminate low-health targets.</text:p>
        </text:list-item>
        <text:list-item>
          <text:p text:style-name="P234"><text:span text:style-name="T18">Point Blank Blast </text:span><text:span text:style-name="T1">(</text:span><text:span text:style-name="T17">New Skill</text:span><text:span text:style-name="T1">):</text:span> <text:span text:style-name="T106">Discharge a devastating shot at an adjacent enemy, dealing massive damage and pushing them back several tiles.</text:span></text:p>
        </text:list-item>
        <text:list-item>
          <text:p text:style-name="P234"><text:span text:style-name="T18">Ricochet </text:span><text:span text:style-name="T1">(</text:span><text:span text:style-name="T17">New Skill</text:span><text:span text:style-name="T1">):</text:span> Channel<text:span text:style-name="T106">s their inner talent to unleash a precisely calculated shot that ricochets off surfaces, hitting enemies in its trajectory multiple times. </text:span></text:p>
        </text:list-item>
        <text:list-item>
          <text:p text:style-name="P234"><text:span text:style-name="T18">Hawk Companion </text:span><text:span text:style-name="T1">(</text:span><text:span text:style-name="T17">New Skill</text:span><text:span text:style-name="T1">):</text:span> <text:span text:style-name="T106">Summons a hawk companion with high evasion. It is controllable, having access to a swoop (charge a few tiles and deal damage) and a peck (deal low damage with a chance to inflict bleed). Additionally, the hawk reveals any invisible enemies in its proximity.</text:span></text:p>
        </text:list-item>
        <text:list-item>
          <text:p text:style-name="P234"><text:soft-page-break/><text:span text:style-name="T1">Opportunistic Ambush:</text:span> When an enemy enters the Sniper's line of sight, <text:span text:style-name="T107">automatically trigger a moderate damage attack against the target.</text:span></text:p>
        </text:list-item>
      </text:list>
      <text:p text:style-name="P3"/>
      <text:p text:style-name="P77"><text:span text:style-name="T83">Grand Performer</text:span><text:span text:style-name="T81">: </text:span></text:p>
      <text:p text:style-name="P24"/>
      <text:p text:style-name="P75"><text:span text:style-name="Strong_20_Emphasis"><text:span text:style-name="T75">Description:</text:span></text:span> </text:p>
      <text:p text:style-name="P33"><text:span text:style-name="T78">Previous</text:span><text:span text:style-name="T77"> Skills</text:span><text:span text:style-name="T76">:</text:span></text:p>
      <text:p text:style-name="P2"/>
      <text:list xml:id="list1140119460" text:style-name="L16">
        <text:list-item>
          <text:p text:style-name="P235"><text:span text:style-name="Strong_20_Emphasis"><text:span text:style-name="T75">Caltrops:</text:span></text:span> The Thief scatters caltrops on the ground, creating a hazardous area that damages and slows enemies who pass through it.</text:p>
        </text:list-item>
        <text:list-item>
          <text:p text:style-name="P235"><text:span text:style-name="Strong_20_Emphasis"><text:span text:style-name="T75">Stab:</text:span></text:span> Execute a precise physical attack, aiming to inflict a bleeding wound on the target.</text:p>
        </text:list-item>
        <text:list-item>
          <text:p text:style-name="P235"><text:span text:style-name="Strong_20_Emphasis"><text:span text:style-name="T75">Double Slice:</text:span></text:span> Perform a swift series of slashes, either targeting a single enemy twice or two separate enemies once each.</text:p>
        </text:list-item>
        <text:list-item>
          <text:p text:style-name="P235"><text:span text:style-name="Strong_20_Emphasis"><text:span text:style-name="T19">Shadow Ste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19">Vanish</text:span></text:span><text:span text:style-name="Strong_20_Emphasis"><text:span text:style-name="T109">)</text:span></text:span><text:span text:style-name="Strong_20_Emphasis"><text:span text:style-name="T75">:</text:span></text:span> Utilizing the shadows to their advantage, the Rogue instantly teleports behind a target enemy, <text:span text:style-name="T108">becoming invisible and</text:span> gaining a damage bonus on their next attack.</text:p>
        </text:list-item>
        <text:list-item>
          <text:p text:style-name="P235"><text:span text:style-name="Strong_20_Emphasis"><text:span text:style-name="T19">Concealed Dagger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The Rogue conceals a small blade on their person, allowing them to make a surprise attack when an enemy least expects it. This attack <text:span text:style-name="T110">has a high critical hit chance and </text:span>deals bonus damage <text:span text:style-name="T110">to targets without any debuffs.</text:span></text:p>
        </text:list-item>
        <text:list-item>
          <text:p text:style-name="P235"><text:span text:style-name="Strong_20_Emphasis"><text:span text:style-name="T20">Exploit Weakness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<text:s/>If the target has been debuffed in any way, this skill becomes available. The Rogue capitalizes on the target's vulnerability, delivering a devastating attack that deals bonus damage based on the number of debuffs affecting the target.</text:p>
        </text:list-item>
        <text:list-item>
          <text:p text:style-name="P235"><text:span text:style-name="Strong_20_Emphasis"><text:span text:style-name="T19">R</text:span></text:span><text:span text:style-name="Strong_20_Emphasis"><text:span text:style-name="T21">hythmic Blades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Striking a chord on their instrument, the Bard imbues nearby allies' weapons with rhythmic energy, causing their attacks to strike with increased precision and speed for a limited time.</text:p>
        </text:list-item>
        <text:list-item>
          <text:p text:style-name="P235"><text:span text:style-name="Strong_20_Emphasis"><text:span text:style-name="T19">Encor</text:span></text:span><text:span text:style-name="Strong_20_Emphasis"><text:span text:style-name="T22">e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After successfully defeating an enemy, the Bard gains the ability to perform an encore, allowing them to immediately <text:span text:style-name="T112">reset the last used skill’s cooldown.</text:span></text:p>
        </text:list-item>
        <text:list-item>
          <text:p text:style-name="P235"><text:span text:style-name="Strong_20_Emphasis"><text:span text:style-name="T19">Harmonic Ec</text:span></text:span><text:span text:style-name="Strong_20_Emphasis"><text:span text:style-name="T23">ho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When an ally's health falls below a certain threshold, the Bard automatically performs a harmonious echo, granting them a temporary boost to evasion and damage reduction.</text:p>
        </text:list-item>
      </text:list>
      <text:p text:style-name="P34"/>
      <text:p text:style-name="P35"><text:span text:style-name="T78">Tier 4</text:span><text:span text:style-name="T77"> Skills</text:span><text:span text:style-name="T76">:</text:span></text:p>
      <text:p text:style-name="P11"/>
      <text:list xml:id="list3019288563" text:style-name="L17">
        <text:list-item>
          <text:p text:style-name="P236"><text:span text:style-name="Strong_20_Emphasis"><text:span text:style-name="T19">Mirror Imag</text:span></text:span><text:span text:style-name="Strong_20_Emphasis"><text:span text:style-name="T28">e</text:span></text:span><text:span text:style-name="Strong_20_Emphasis"><text:span text:style-name="T75">:</text:span></text:span> When <text:span text:style-name="T88">adjacent to an </text:span>enem<text:span text:style-name="T88">y</text:span>, activate this skill to perform a series of acrobatic maneuvers, leaping over <text:span text:style-name="T88">the </text:span>foe <text:span text:style-name="T88">while attacking </text:span>and landing in a safe position several tiles away. The Trickster conjures <text:span text:style-name="T113">a</text:span><text:span text:style-name="T116">n illusion</text:span> of themselves, <text:span text:style-name="T113">leaving it at the tile that they jumped from. </text:span><text:span text:style-name="T116">The illusion deals damage upon being attacked.</text:span></text:p>
        </text:list-item>
        <text:list-item>
          <text:p text:style-name="P236"><text:span text:style-name="Strong_20_Emphasis"><text:span text:style-name="T21">Enthralling Melody</text:span></text:span><text:span text:style-name="Strong_20_Emphasis"><text:span text:style-name="T75">:</text:span></text:span> The Trickster enhances their mesmerizing melody with visual illusions, lowering <text:span text:style-name="T114">enemies’</text:span> accuracy <text:span text:style-name="T111">and defense. </text:span><text:span text:style-name="T114">Additionally,</text:span><text:span text:style-name="T111"> </text:span><text:span text:style-name="T114">enemies </text:span><text:span text:style-name="T111">affected by it </text:span><text:span text:style-name="T114">have a chance to </text:span><text:span text:style-name="T111">become disoriented and randomly target </text:span><text:span text:style-name="T114">other enemies.</text:span></text:p>
        </text:list-item>
        <text:list-item>
          <text:p text:style-name="P236"><text:soft-page-break/><text:span text:style-name="Strong_20_Emphasis"><text:span text:style-name="T19">S</text:span></text:span><text:span text:style-name="Strong_20_Emphasis"><text:span text:style-name="T24">hadow Dance</text:span></text:span><text:span text:style-name="Strong_20_Emphasis"><text:span text:style-name="T75">:</text:span></text:span> <text:s/>Performing a mysterious dance allows <text:span text:style-name="T114">the trickster</text:span> to evade attacks effortlessly. Upon successfully dodging an enemy's attack, the <text:span text:style-name="T114">Trickster</text:span> gains a temporary boost to evasion <text:span text:style-name="T114">and </text:span><text:span text:style-name="T116">gains</text:span><text:span text:style-name="T114"> a chance to summon a</text:span><text:span text:style-name="T116">n illusion</text:span><text:span text:style-name="T114"> that deals damage upon being attacked</text:span>. <text:span text:style-name="T110">Being hit resets this skill’s </text:span><text:span text:style-name="T114">bonus to evasion</text:span><text:span text:style-name="T110">.</text:span></text:p>
        </text:list-item>
        <text:list-item>
          <text:p text:style-name="P236"><text:span text:style-name="Strong_20_Emphasis"><text:span text:style-name="T19">D</text:span></text:span><text:span text:style-name="Strong_20_Emphasis"><text:span text:style-name="T25">oppelganger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25">New Skill</text:span></text:span><text:span text:style-name="Strong_20_Emphasis"><text:span text:style-name="T109">)</text:span></text:span><text:span text:style-name="Strong_20_Emphasis"><text:span text:style-name="T75">:</text:span></text:span> <text:s/>The Trickster summons a <text:span text:style-name="T115">shadowy </text:span>doppelganger of a targeted enemy. The doppelganger mimics the appearance and attacks of the target.</text:p>
        </text:list-item>
        <text:list-item>
          <text:p text:style-name="P237"><text:span text:style-name="Strong_20_Emphasis"><text:span text:style-name="T19">Illusory</text:span></text:span><text:span text:style-name="Strong_20_Emphasis"><text:span text:style-name="T25"> Clones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25">New Skill</text:span></text:span><text:span text:style-name="Strong_20_Emphasis"><text:span text:style-name="T109">)</text:span></text:span><text:span text:style-name="Strong_20_Emphasis"><text:span text:style-name="T75">:</text:span></text:span> <text:s/><text:span text:style-name="T116">T</text:span>he Trickster summons multiple illusory clones that scatter in all directions. <text:span text:style-name="T116">The illusions deal damage upon being attacked.</text:span></text:p>
        </text:list-item>
        <text:list-item>
          <text:p text:style-name="P236"><text:span text:style-name="Strong_20_Emphasis"><text:span text:style-name="T26">Enthralling Symphony</text:span></text:span><text:span text:style-name="Strong_20_Emphasis"><text:span text:style-name="T75">:</text:span></text:span> The <text:span text:style-name="T117">Virtuoso</text:span> conducts a symphony of harmonious notes that captivates nearby enemies, lowering their accuracy <text:span text:style-name="T111">and defense. </text:span><text:span text:style-name="T117">Additionally, allies affected by this performance gain increased damage and status effect resistance.</text:span></text:p>
        </text:list-item>
        <text:list-item>
          <text:p text:style-name="P236"><text:span text:style-name="Strong_20_Emphasis"><text:span text:style-name="T19">Song o</text:span></text:span><text:span text:style-name="Strong_20_Emphasis"><text:span text:style-name="T26">f Restoration</text:span></text:span><text:span text:style-name="Strong_20_Emphasis"><text:span text:style-name="T75">:</text:span></text:span> With a melodious tune, the Virtuoso orchestrates a rejuvenating symphony that envelops all nearby allies, <text:span text:style-name="T118">instantly healing them and </text:span>restoring their health with each step they take during their next turn.</text:p>
        </text:list-item>
        <text:list-item>
          <text:p text:style-name="P236"><text:span text:style-name="Strong_20_Emphasis"><text:span text:style-name="T19">Song o</text:span></text:span><text:span text:style-name="Strong_20_Emphasis"><text:span text:style-name="T26">f Restoration</text:span></text:span><text:span text:style-name="Strong_20_Emphasis"><text:span text:style-name="T75">:</text:span></text:span> Manipulate the harmonic frequencies in the environment to create <text:span text:style-name="T118">a</text:span> pocket of distorted sound waves. Enemies caught within <text:span text:style-name="T118">this</text:span> area experience reduced movement speed and have a chance to miss their attacks.</text:p>
        </text:list-item>
        <text:list-item>
          <text:p text:style-name="P236"><text:span text:style-name="Strong_20_Emphasis"><text:span text:style-name="T27">Sonic Blast</text:span></text:span><text:span text:style-name="Strong_20_Emphasis"><text:span text:style-name="T75">:</text:span></text:span> Unleash a powerful wave of sound energy in a concentrated cone, striking all enemies in its path. This sonic assault deals significant damage and has a high chance of critically hitting targets, causing them to be forcefully knocked back.</text:p>
        </text:list-item>
        <text:list-item>
          <text:p text:style-name="P237"><text:span text:style-name="Strong_20_Emphasis"><text:span text:style-name="T27">Dissonant Discord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Generate a discordant melody that disrupts the enemy's <text:span text:style-name="T118">senses, inflicting a debuff that increases their susceptibility to status effects.</text:span></text:p>
        </text:list-item>
      </text:list>
      <text:p text:style-name="P34"/>
      <text:p text:style-name="P2">Skills:</text:p>
      <text:p text:style-name="P24"/>
      <text:list xml:id="list2908356603" text:style-name="L18">
        <text:list-item>
          <text:p text:style-name="P238"><text:span text:style-name="Strong_20_Emphasis"><text:span text:style-name="T19">Sy</text:span></text:span><text:span text:style-name="Strong_20_Emphasis"><text:span text:style-name="T109">m</text:span></text:span><text:span text:style-name="Strong_20_Emphasis"><text:span text:style-name="T19">phony of Unit</text:span></text:span><text:span text:style-name="Strong_20_Emphasis"><text:span text:style-name="T28">y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Conduct a harmonious symphony that strengthens the bonds between allies. All allies gain a temporary boost to their stats and immunity to <text:span text:style-name="T119">stun e</text:span>ffects.</text:p>
        </text:list-item>
        <text:list-item>
          <text:p text:style-name="P239"><text:span text:style-name="Strong_20_Emphasis"><text:span text:style-name="T29">Grand Finale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Unleash the grand finale of your performance, creating a spectacular display of magic that deals massive damage <text:span text:style-name="T119">depending on the number of turns in combat.</text:span></text:p>
        </text:list-item>
        <text:list-item>
          <text:p text:style-name="P240"><text:span text:style-name="Strong_20_Emphasis"><text:span text:style-name="T30">Harmonic Shield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Surround yourself and nearby allies with a protective shield composed of harmonious energy, absorbing a portion of incoming damage.</text:p>
        </text:list-item>
        <text:list-item>
          <text:p text:style-name="P240"><text:span text:style-name="Strong_20_Emphasis"><text:span text:style-name="T30">Phantom Concerto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Performs an enchanting concerto that not only heals allies but also grants them invisibility and <text:span text:style-name="T120">bonus</text:span> speed.</text:p>
        </text:list-item>
        <text:list-item>
          <text:p text:style-name="P240"><text:span text:style-name="Strong_20_Emphasis"><text:span text:style-name="T30">Rhapsody of Dissonance </text:span></text:span><text:span text:style-name="Strong_20_Emphasis"><text:span text:style-name="T109">(</text:span></text:span><text:span text:style-name="Strong_20_Emphasis"><text:span text:style-name="T27">New Skill</text:span></text:span><text:span text:style-name="Strong_20_Emphasis"><text:span text:style-name="T109">)</text:span></text:span><text:span text:style-name="Strong_20_Emphasis"><text:span text:style-name="T75">:</text:span></text:span> Perform a dissonant rhapsody that disrupts <text:span text:style-name="T120">adjacent </text:span>enem<text:span text:style-name="T120">ies</text:span>, causing them to <text:span text:style-name="T120">teleport to random tiles within range and become slowed.</text:span></text:p>
        </text:list-item>
      </text:list>
      <text:p text:style-name="P3"><text:soft-page-break/></text:p>
      <text:p text:style-name="P77"><text:span text:style-name="T83">Ninja</text:span><text:span text:style-name="T81">: </text:span></text:p>
      <text:p text:style-name="P24"/>
      <text:p text:style-name="P75"><text:span text:style-name="Strong_20_Emphasis"><text:span text:style-name="T75">Description:</text:span></text:span> </text:p>
      <text:p text:style-name="P33"><text:span text:style-name="T78">Previous</text:span><text:span text:style-name="T77"> Skills</text:span><text:span text:style-name="T76">:</text:span></text:p>
      <text:p text:style-name="P24"/>
      <text:list xml:id="list1459053480" text:style-name="L19">
        <text:list-item>
          <text:p text:style-name="P241"><text:span text:style-name="Strong_20_Emphasis"><text:span text:style-name="T75">Caltrops:</text:span></text:span> The Thief scatters caltrops on the ground, creating a hazardous area that damages and slows enemies who pass through it.</text:p>
        </text:list-item>
        <text:list-item>
          <text:p text:style-name="P241"><text:span text:style-name="Strong_20_Emphasis"><text:span text:style-name="T75">D</text:span></text:span><text:span text:style-name="Strong_20_Emphasis"><text:span text:style-name="T19">irty Trickery</text:span></text:span><text:span text:style-name="Strong_20_Emphasis"><text:span text:style-name="T75"> </text:span></text:span><text:span text:style-name="Strong_20_Emphasis"><text:span text:style-name="T109">(Upgrade of Feint)</text:span></text:span><text:span text:style-name="Strong_20_Emphasis"><text:span text:style-name="T75">:</text:span></text:span> The Rogue employs underhanded tactics, blinding <text:span text:style-name="T108">an</text:span> adjacent <text:span text:style-name="T108">enemy</text:span> with a flurry of dust and debris, reducing their accuracy and defense for 2 turns.</text:p>
        </text:list-item>
        <text:list-item>
          <text:p text:style-name="P241"><text:span text:style-name="Strong_20_Emphasis"><text:span text:style-name="T20">Exploit Weakness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19">New Skill</text:span></text:span><text:span text:style-name="Strong_20_Emphasis"><text:span text:style-name="T109">)</text:span></text:span><text:span text:style-name="Strong_20_Emphasis"><text:span text:style-name="T75">:</text:span></text:span> <text:s/>If the target has been debuffed in any way, this skill becomes available. The Rogue capitalizes on the target's vulnerability, delivering a devastating attack that deals bonus damage based on the number of debuffs affecting the target.</text:p>
        </text:list-item>
        <text:list-item>
          <text:p text:style-name="P241"><text:span text:style-name="Strong_20_Emphasis"><text:span text:style-name="T122">Dagger </text:span></text:span><text:span text:style-name="Strong_20_Emphasis"><text:span text:style-name="T31">Sling</text:span></text:span><text:span text:style-name="Strong_20_Emphasis"><text:span text:style-name="T122"> (Upgrade of </text:span></text:span><text:span text:style-name="Strong_20_Emphasis"><text:span text:style-name="T75">Dagger Throw</text:span></text:span><text:span text:style-name="Strong_20_Emphasis"><text:span text:style-name="T122">)</text:span></text:span><text:span text:style-name="Strong_20_Emphasis"><text:span text:style-name="T75">:</text:span></text:span> Hurl a knife at a distant target with <text:span text:style-name="T121">extra </text:span>precision and speed. This ranged attack has an increased chance to critically hit, <text:span text:style-name="T121">and deals bonus damage if used while invisible.</text:span></text:p>
        </text:list-item>
        <text:list-item>
          <text:p text:style-name="P241"><text:span text:style-name="Strong_20_Emphasis"><text:span text:style-name="T75">Guileful </text:span></text:span><text:span text:style-name="Strong_20_Emphasis"><text:span text:style-name="T31">Disappearance (Upgrade of </text:span></text:span><text:span text:style-name="Strong_20_Emphasis"><text:span text:style-name="T122">Guileful </text:span></text:span><text:span text:style-name="Strong_20_Emphasis"><text:span text:style-name="T2">Reposition</text:span></text:span><text:span text:style-name="Strong_20_Emphasis"><text:span text:style-name="T31">)</text:span></text:span>: When <text:span text:style-name="T88">adjacent to an </text:span>enem<text:span text:style-name="T88">y</text:span>, activate this skill to perform a series of acrobatic maneuvers, leaping over <text:span text:style-name="T88">the </text:span>foe <text:span text:style-name="T88">while attacking </text:span>and landing in a safe position several tiles away, <text:span text:style-name="T121">becoming invisible.</text:span></text:p>
        </text:list-item>
        <text:list-item>
          <text:p text:style-name="P241"><text:span text:style-name="Strong_20_Emphasis"><text:span text:style-name="T31">Opportuni</text:span></text:span><text:span text:style-name="Strong_20_Emphasis"><text:span text:style-name="T32">st</text:span></text:span><text:span text:style-name="Strong_20_Emphasis"><text:span text:style-name="T31"> (</text:span></text:span><text:span text:style-name="Strong_20_Emphasis"><text:span text:style-name="T32">New Skill</text:span></text:span><text:span text:style-name="Strong_20_Emphasis"><text:span text:style-name="T31">)</text:span></text:span>: When <text:span text:style-name="T88">adjacent to an </text:span>enem<text:span text:style-name="T88">y, </text:span><text:span text:style-name="T123">automatically trigger an attack if they target one of the cutthroat's allies.</text:span></text:p>
        </text:list-item>
      </text:list>
      <text:p text:style-name="P24"/>
      <text:p text:style-name="P24"><text:span text:style-name="T77">Tier 4 Skills</text:span><text:span text:style-name="T76">:</text:span></text:p>
      <text:p text:style-name="P24"/>
      <text:list xml:id="list3855108726" text:style-name="L20">
        <text:list-item>
          <text:p text:style-name="P242"><text:span text:style-name="Strong_20_Emphasis"><text:span text:style-name="T34">Razor Dance</text:span></text:span><text:span text:style-name="Strong_20_Emphasis"><text:span text:style-name="T109"> (</text:span></text:span><text:span text:style-name="Strong_20_Emphasis"><text:span text:style-name="T33">Upgrade of </text:span></text:span><text:span text:style-name="Strong_20_Emphasis"><text:span text:style-name="T34">Double Slice</text:span></text:span><text:span text:style-name="Strong_20_Emphasis"><text:span text:style-name="T109">)</text:span></text:span><text:span text:style-name="Strong_20_Emphasis"><text:span text:style-name="T75">:</text:span></text:span> Engage in a deadly dance of blades, <text:span text:style-name="T126">up to 2 times with lightning speed</text:span>. <text:span text:style-name="T126">Reduce this skill’s cooldown for each enemy defeated.</text:span></text:p>
        </text:list-item>
        <text:list-item>
          <text:p text:style-name="P242"><text:span text:style-name="Strong_20_Emphasis"><text:span text:style-name="T35">Serrated Edge</text:span></text:span><text:span text:style-name="Strong_20_Emphasis"><text:span text:style-name="T109"> (</text:span></text:span><text:span text:style-name="Strong_20_Emphasis"><text:span text:style-name="T35">New Skill</text:span></text:span><text:span text:style-name="Strong_20_Emphasis"><text:span text:style-name="T109">)</text:span></text:span><text:span text:style-name="Strong_20_Emphasis"><text:span text:style-name="T75">:</text:span></text:span> <text:span text:style-name="T127">Use a special technique that makes</text:span> wounds harder to heal. Attacks with this weapon have a chance to inflict a bleed effect and <text:span text:style-name="T127">reduce</text:span> the effectiveness of healing received by the target.</text:p>
        </text:list-item>
        <text:list-item>
          <text:p text:style-name="P242"><text:span text:style-name="Strong_20_Emphasis"><text:span text:style-name="T35">Blade Whirlwind</text:span></text:span><text:span text:style-name="Strong_20_Emphasis"><text:span text:style-name="T109"> (</text:span></text:span><text:span text:style-name="Strong_20_Emphasis"><text:span text:style-name="T35">New Skill</text:span></text:span><text:span text:style-name="Strong_20_Emphasis"><text:span text:style-name="T109">)</text:span></text:span><text:span text:style-name="Strong_20_Emphasis"><text:span text:style-name="T75">:</text:span></text:span> Unleash a whirlwind of slashing attacks, striking all adjacent enemies with your blades. The damage of this skill increases for each enemy <text:span text:style-name="T127">targeted</text:span> with <text:span text:style-name="T127">s</text:span>tatus effects.</text:p>
        </text:list-item>
        <text:list-item>
          <text:p text:style-name="P242"><text:span text:style-name="Strong_20_Emphasis"><text:span text:style-name="T35">Ambush Assault</text:span></text:span><text:span text:style-name="Strong_20_Emphasis"><text:span text:style-name="T109"> (</text:span></text:span><text:span text:style-name="Strong_20_Emphasis"><text:span text:style-name="T35">Upgrade of Swift Ambush</text:span></text:span><text:span text:style-name="Strong_20_Emphasis"><text:span text:style-name="T109">)</text:span></text:span><text:span text:style-name="Strong_20_Emphasis"><text:span text:style-name="T75">:</text:span></text:span> The <text:span text:style-name="T124">Cutthroat ambushes</text:span> <text:span text:style-name="T124">an </text:span>enemy <text:span text:style-name="T124">when </text:span><text:span text:style-name="T125">they</text:span><text:span text:style-name="T124"> </text:span>least expect it. This attack <text:span text:style-name="T110">has a high critical hit chance and </text:span>deals bonus damage <text:span text:style-name="T110">to targets without any debuffs, </text:span><text:span text:style-name="T124">leaving them stunned and vulnerable afterwards. Additionally, nearby enemies also take damage proportional to the target's missing health.</text:span></text:p>
        </text:list-item>
        <text:list-item>
          <text:p text:style-name="P242"><text:soft-page-break/><text:span text:style-name="Strong_20_Emphasis"><text:span text:style-name="T19">Maca</text:span></text:span><text:span text:style-name="Strong_20_Emphasis"><text:span text:style-name="T35">bre </text:span></text:span><text:span text:style-name="Strong_20_Emphasis"><text:span text:style-name="T19">Fr</text:span></text:span><text:span text:style-name="Strong_20_Emphasis"><text:span text:style-name="T35">enzy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36">Upgrade of </text:span></text:span><text:span text:style-name="Strong_20_Emphasis"><text:span text:style-name="T19">S</text:span></text:span><text:span text:style-name="Strong_20_Emphasis"><text:span text:style-name="T20">lippery Evasion</text:span></text:span><text:span text:style-name="Strong_20_Emphasis"><text:span text:style-name="T109">)</text:span></text:span><text:span text:style-name="Strong_20_Emphasis"><text:span text:style-name="T75">:</text:span></text:span> <text:s/>The <text:span text:style-name="T124">Cutthroat</text:span> agility <text:span text:style-name="T127">frenzy allows</text:span> them to evade attacks effortlessly. Upon successfully dodging an enemy's attack, the Rogue gains a temporary boost to evasion. <text:span text:style-name="T110">Being hit resets this skill’s effects. </text:span><text:span text:style-name="T127">Additionally, landing critical hits increases damage output for a few turns.</text:span></text:p>
        </text:list-item>
        <text:list-item>
          <text:p text:style-name="P242"><text:span text:style-name="Strong_20_Emphasis"><text:span text:style-name="T19">Bloodth</text:span></text:span><text:span text:style-name="Strong_20_Emphasis"><text:span text:style-name="T36">irsty Rampage</text:span></text:span><text:span text:style-name="Strong_20_Emphasis"><text:span text:style-name="T19"> </text:span></text:span><text:span text:style-name="Strong_20_Emphasis"><text:span text:style-name="T109">(</text:span></text:span><text:span text:style-name="Strong_20_Emphasis"><text:span text:style-name="T36">New S</text:span></text:span><text:span text:style-name="Strong_20_Emphasis"><text:span text:style-name="T38">k</text:span></text:span><text:span text:style-name="Strong_20_Emphasis"><text:span text:style-name="T36">ill</text:span></text:span><text:span text:style-name="Strong_20_Emphasis"><text:span text:style-name="T109">)</text:span></text:span><text:span text:style-name="Strong_20_Emphasis"><text:span text:style-name="T75">:</text:span></text:span> <text:s/>Enter a bloodthirsty rampage, dashing between enemies with blinding speed. Each strike inflicts bleed and applies a stack of "Rampage" on the Cutthroat, increasing their damage output for each enemy hit.</text:p>
        </text:list-item>
        <text:list-item>
          <text:p text:style-name="P242"><text:span text:style-name="Strong_20_Emphasis"><text:span text:style-name="T37">Silent Execution</text:span></text:span><text:span text:style-name="Strong_20_Emphasis"><text:span text:style-name="T109"> (</text:span></text:span><text:span text:style-name="Strong_20_Emphasis"><text:span text:style-name="T37">New Skill</text:span></text:span><text:span text:style-name="Strong_20_Emphasis"><text:span text:style-name="T109">)</text:span></text:span><text:span text:style-name="Strong_20_Emphasis"><text:span text:style-name="T75">:</text:span></text:span> The Assassin patiently stalks their prey, waiting for the opportune moment to strike. When activated, this skill guarantees a critical hit on the next attack and <text:span text:style-name="T128">grants invisibility if the enemy is defeated.</text:span></text:p>
        </text:list-item>
        <text:list-item>
          <text:p text:style-name="P242"><text:span text:style-name="Strong_20_Emphasis"><text:span text:style-name="T37">Lethal Swap</text:span></text:span><text:span text:style-name="Strong_20_Emphasis"><text:span text:style-name="T109"> (</text:span></text:span><text:span text:style-name="Strong_20_Emphasis"><text:span text:style-name="T37">Upgrade of Lethal Stab</text:span></text:span><text:span text:style-name="Strong_20_Emphasis"><text:span text:style-name="T109">)</text:span></text:span><text:span text:style-name="Strong_20_Emphasis"><text:span text:style-name="T75">:</text:span></text:span> <text:span text:style-name="T121">Using </text:span>the art of stealthy assassination, the Cutthroat delivers a lethal strike to a single target, <text:span text:style-name="T121">dealing extra damage if it is below a certain health threshold and inflicting bleed. </text:span><text:span text:style-name="T128">Additionally, swap up to 3 debuffs with the target’s buffs.</text:span></text:p>
        </text:list-item>
        <text:list-item>
          <text:p text:style-name="P242"><text:span text:style-name="Strong_20_Emphasis"><text:span text:style-name="T37">Ghostly Retreat</text:span></text:span><text:span text:style-name="Strong_20_Emphasis"><text:span text:style-name="T109"> (</text:span></text:span><text:span text:style-name="Strong_20_Emphasis"><text:span text:style-name="T37">New Skill</text:span></text:span><text:span text:style-name="Strong_20_Emphasis"><text:span text:style-name="T109">)</text:span></text:span><text:span text:style-name="Strong_20_Emphasis"><text:span text:style-name="T75">:</text:span></text:span> After landing a critical hit or defeating an enemy, the Assassin seamlessly fades into the shadows, becoming invisible for a short duration.</text:p>
        </text:list-item>
        <text:list-item>
          <text:p text:style-name="P242"><text:span text:style-name="Strong_20_Emphasis"><text:span text:style-name="T19">Shadow </text:span></text:span><text:span text:style-name="Strong_20_Emphasis"><text:span text:style-name="T38">Warp</text:span></text:span><text:span text:style-name="Strong_20_Emphasis"><text:span text:style-name="T75"> </text:span></text:span><text:span text:style-name="Strong_20_Emphasis"><text:span text:style-name="T109">(Upgrade of </text:span></text:span><text:span text:style-name="Strong_20_Emphasis"><text:span text:style-name="T38">Shadow Step</text:span></text:span><text:span text:style-name="Strong_20_Emphasis"><text:span text:style-name="T109">)</text:span></text:span><text:span text:style-name="Strong_20_Emphasis"><text:span text:style-name="T75">:</text:span></text:span> <text:s/>Enhancing their ability to maneuver through the darkness, the Assassin's Shadow Step now allows them to teleport behind a target enemy, <text:span text:style-name="T129">granting bonus damage on the next attack and allowing the assassin to retain invisibility.</text:span></text:p>
        </text:list-item>
        <text:list-item>
          <text:p text:style-name="P242"><text:span text:style-name="Strong_20_Emphasis"><text:span text:style-name="T39">Phantom Veil</text:span></text:span><text:span text:style-name="Strong_20_Emphasis"><text:span text:style-name="T75"> </text:span></text:span><text:span text:style-name="Strong_20_Emphasis"><text:span text:style-name="T109">(</text:span></text:span><text:span text:style-name="Strong_20_Emphasis"><text:span text:style-name="T131">New Skill</text:span></text:span><text:span text:style-name="Strong_20_Emphasis"><text:span text:style-name="T109">)</text:span></text:span><text:span text:style-name="Strong_20_Emphasis"><text:span text:style-name="T75">:</text:span></text:span> <text:s/>The Assassin harnesses the power of the shadows to create a phantom veil around themselves. While active, the Assassin becomes intangible, allowing them to move through enemies and obstacles unhindered. Additionally, <text:span text:style-name="T130">passing through enemies deals damage.</text:span></text:p>
        </text:list-item>
      </text:list>
      <text:p text:style-name="P79"/>
      <text:p text:style-name="P22"/>
      <text:p text:style-name="P2">Skills:</text:p>
      <text:p text:style-name="P24"/>
      <text:list xml:id="list3254023327" text:style-name="L21">
        <text:list-item>
          <text:p text:style-name="P243"><text:span text:style-name="Strong_20_Emphasis"><text:span text:style-name="T40">Shuriken Slice</text:span></text:span><text:span text:style-name="Strong_20_Emphasis"><text:span text:style-name="T122"> (Upgrade of </text:span></text:span><text:span text:style-name="Strong_20_Emphasis"><text:span text:style-name="T75">Dagger Throw</text:span></text:span><text:span text:style-name="Strong_20_Emphasis"><text:span text:style-name="T122">)</text:span></text:span><text:span text:style-name="Strong_20_Emphasis"><text:span text:style-name="T75">:</text:span></text:span> Hurl <text:span text:style-name="T132">shuriken</text:span> at <text:span text:style-name="T132">all targets in range</text:span> with precision and speed. This ranged attack has an increased chance to critically hit, <text:span text:style-name="T121">and deals bonus damage if used while invisible.</text:span></text:p>
        </text:list-item>
        <text:list-item>
          <text:p text:style-name="P243"><text:span text:style-name="Strong_20_Emphasis"><text:span text:style-name="T40">Shadow Clone</text:span></text:span><text:span text:style-name="Strong_20_Emphasis"><text:span text:style-name="T122"> (</text:span></text:span><text:span text:style-name="Strong_20_Emphasis"><text:span text:style-name="T40">New Skill</text:span></text:span><text:span text:style-name="Strong_20_Emphasis"><text:span text:style-name="T122">)</text:span></text:span><text:span text:style-name="Strong_20_Emphasis"><text:span text:style-name="T75">:</text:span></text:span> Create a shadow clone <text:span text:style-name="T250">at the target tile </text:span>that attacks a random nearby enemy each time you use a skill.</text:p>
        </text:list-item>
        <text:list-item>
          <text:p text:style-name="P243"><text:span text:style-name="Strong_20_Emphasis"><text:span text:style-name="T31">Deadly Shad</text:span></text:span><text:span text:style-name="Strong_20_Emphasis"><text:span text:style-name="T40">e</text:span></text:span><text:span text:style-name="Strong_20_Emphasis"><text:span text:style-name="T31"> (</text:span></text:span><text:span text:style-name="Strong_20_Emphasis"><text:span text:style-name="T51">Upgrade of </text:span></text:span><text:span text:style-name="Strong_20_Emphasis"><text:span text:style-name="T31">)</text:span></text:span>: When <text:span text:style-name="T88">adjacent to an </text:span>enem<text:span text:style-name="T88">y, </text:span><text:span text:style-name="T123">automatically trigger an attack if they target one of the </text:span><text:span text:style-name="T132">ninja’s</text:span><text:span text:style-name="T123"> allies. </text:span><text:span text:style-name="T132">Additionally, automatically attack when you enter a tile adjacent to an enemy while invisible. Neither effect cancels invisibility.</text:span></text:p>
        </text:list-item>
        <text:list-item>
          <text:p text:style-name="P243"><text:span text:style-name="Strong_20_Emphasis"><text:span text:style-name="T40">Veil of Darkness</text:span></text:span><text:span text:style-name="Strong_20_Emphasis"><text:span text:style-name="T31"> (</text:span></text:span><text:span text:style-name="Strong_20_Emphasis"><text:span text:style-name="T32">New Skill</text:span></text:span><text:span text:style-name="Strong_20_Emphasis"><text:span text:style-name="T31">)</text:span></text:span>: Envelop <text:span text:style-name="T132">yourself</text:span> in a shroud of darkness, obscuring vision and reducing enemy accuracy for a duration. While under the veil, the Ninja gains increased critical hit chance and evasion.</text:p>
        </text:list-item>
        <text:list-item>
          <text:p text:style-name="P243"><text:soft-page-break/><text:span text:style-name="Strong_20_Emphasis"><text:span text:style-name="T31">Ninju</text:span></text:span><text:span text:style-name="Strong_20_Emphasis"><text:span text:style-name="T40">tsu: Shadow Assault</text:span></text:span><text:span text:style-name="Strong_20_Emphasis"><text:span text:style-name="T31"> (</text:span></text:span><text:span text:style-name="Strong_20_Emphasis"><text:span text:style-name="T32">New Skill</text:span></text:span><text:span text:style-name="Strong_20_Emphasis"><text:span text:style-name="T31">)</text:span></text:span>: <text:s/>Summon <text:span text:style-name="T225">impassable </text:span>shadows to surround the target enemy, <text:span text:style-name="T132">d</text:span>eal<text:span text:style-name="T132">ing</text:span> damage over time and reduc<text:span text:style-name="T132">ing</text:span> the target's defense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8:06:22.197681382</meta:creation-date>
    <dc:date>2024-06-09T05:38:37.533388111</dc:date>
    <meta:editing-duration>PT16H22M36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41" meta:paragraph-count="818" meta:word-count="11802" meta:character-count="69666" meta:non-whitespace-character-count="59008"/>
  </office:meta>
</office:document-meta>
</file>